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9.5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184.11pt"/>
    </style:style>
    <style:style style:name="co7" style:family="table-column">
      <style:table-column-properties fo:break-before="auto" style:column-width="491.3pt"/>
    </style:style>
    <style:style style:name="co8" style:family="table-column">
      <style:table-column-properties fo:break-before="auto" style:column-width="214.3pt"/>
    </style:style>
    <style:style style:name="co9" style:family="table-column">
      <style:table-column-properties fo:break-before="auto" style:column-width="114.29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165.06pt"/>
    </style:style>
    <style:style style:name="co13" style:family="table-column">
      <style:table-column-properties fo:break-before="auto" style:column-width="197.66pt"/>
    </style:style>
    <style:style style:name="co14" style:family="table-column">
      <style:table-column-properties fo:break-before="auto" style:column-width="300.81pt"/>
    </style:style>
    <style:style style:name="co15" style:family="table-column">
      <style:table-column-properties fo:break-before="auto" style:column-width="118.29pt"/>
    </style:style>
    <style:style style:name="co16" style:family="table-column">
      <style:table-column-properties fo:break-before="auto" style:column-width="46.86pt"/>
    </style:style>
    <style:style style:name="co17" style:family="table-column">
      <style:table-column-properties fo:break-before="auto" style:column-width="72.99pt"/>
    </style:style>
    <style:style style:name="co18" style:family="table-column">
      <style:table-column-properties fo:break-before="auto" style:column-width="106.36pt"/>
    </style:style>
    <style:style style:name="co19" style:family="table-column">
      <style:table-column-properties fo:break-before="auto" style:column-width="72.26pt"/>
    </style:style>
    <style:style style:name="co20" style:family="table-column">
      <style:table-column-properties fo:break-before="auto" style:column-width="89.66pt"/>
    </style:style>
    <style:style style:name="co21" style:family="table-column">
      <style:table-column-properties fo:break-before="auto" style:column-width="95.19pt"/>
    </style:style>
    <style:style style:name="co22" style:family="table-column">
      <style:table-column-properties fo:break-before="auto" style:column-width="117.44pt"/>
    </style:style>
    <style:style style:name="co23" style:family="table-column">
      <style:table-column-properties fo:break-before="auto" style:column-width="544.51pt"/>
    </style:style>
    <style:style style:name="co24" style:family="table-column">
      <style:table-column-properties fo:break-before="auto" style:column-width="65.06pt"/>
    </style:style>
    <style:style style:name="co25" style:family="table-column">
      <style:table-column-properties fo:break-before="auto" style:column-width="55.56pt"/>
    </style:style>
    <style:style style:name="co26" style:family="table-column">
      <style:table-column-properties fo:break-before="auto" style:column-width="42.04pt"/>
    </style:style>
    <style:style style:name="co27" style:family="table-column">
      <style:table-column-properties fo:break-before="auto" style:column-width="54.79pt"/>
    </style:style>
    <style:style style:name="co28" style:family="table-column">
      <style:table-column-properties fo:break-before="auto" style:column-width="40.51pt"/>
    </style:style>
    <style:style style:name="co29" style:family="table-column">
      <style:table-column-properties fo:break-before="auto" style:column-width="69.05pt"/>
    </style:style>
    <style:style style:name="co30" style:family="table-column">
      <style:table-column-properties fo:break-before="auto" style:column-width="75.4pt"/>
    </style:style>
    <style:style style:name="co31" style:family="table-column">
      <style:table-column-properties fo:break-before="auto" style:column-width="56.3pt"/>
    </style:style>
    <style:style style:name="co32" style:family="table-column">
      <style:table-column-properties fo:break-before="auto" style:column-width="144.45pt"/>
    </style:style>
    <style:style style:name="co33" style:family="table-column">
      <style:table-column-properties fo:break-before="auto" style:column-width="76.14pt"/>
    </style:style>
    <style:style style:name="co34" style:family="table-column">
      <style:table-column-properties fo:break-before="auto" style:column-width="81.69pt"/>
    </style:style>
    <style:style style:name="co35" style:family="table-column">
      <style:table-column-properties fo:break-before="auto" style:column-width="67.44pt"/>
    </style:style>
    <style:style style:name="co36" style:family="table-column">
      <style:table-column-properties fo:break-before="auto" style:column-width="80.96pt"/>
    </style:style>
    <style:style style:name="co37" style:family="table-column">
      <style:table-column-properties fo:break-before="auto" style:column-width="123pt"/>
    </style:style>
    <style:style style:name="co38" style:family="table-column">
      <style:table-column-properties fo:break-before="auto" style:column-width="39.66pt"/>
    </style:style>
    <style:style style:name="co39" style:family="table-column">
      <style:table-column-properties fo:break-before="auto" style:column-width="36.51pt"/>
    </style:style>
    <style:style style:name="co40" style:family="table-column">
      <style:table-column-properties fo:break-before="auto" style:column-width="927.04pt"/>
    </style:style>
    <style:style style:name="co41" style:family="table-column">
      <style:table-column-properties fo:break-before="auto" style:column-width="42.86pt"/>
    </style:style>
    <style:style style:name="co42" style:family="table-column">
      <style:table-column-properties fo:break-before="auto" style:column-width="35.69pt"/>
    </style:style>
    <style:style style:name="co43" style:family="table-column">
      <style:table-column-properties fo:break-before="auto" style:column-width="57.94pt"/>
    </style:style>
    <style:style style:name="co44" style:family="table-column">
      <style:table-column-properties fo:break-before="auto" style:column-width="223pt"/>
    </style:style>
    <style:style style:name="co45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17.2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7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3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article_evaluations.A1"/>
    </style:style>
    <style:style style:name="ce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9" style:family="table-cell" style:parent-style-name="Default">
      <style:table-cell-properties fo:background-color="#fcfcf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&quot;Open Sans&quot;" fo:font-size="13pt" fo:font-style="normal" fo:text-shadow="none" style:text-underline-style="none" fo:font-weight="normal" style:font-size-asian="13pt" style:font-style-asian="normal" style:font-weight-asian="normal" style:font-name-complex="&quot;Open Sans&quot;" style:font-size-complex="13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e2e2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c1d1e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0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3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5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Times" style:font-name-complex="Time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0.6pt" svg:height="74.24pt" svg:x="91.39pt" svg:y="23.24pt" draw:caption-point-x="-11.54pt" draw:caption-point-y="-22.96pt">
              <dc:date>2022-02-28T00:00:00</dc:date>
              <text:p text:style-name="P1">changed to page 10</text:p>
              <text:p text:style-name="P1"><text:tab/>-Emerson Del Ponte</text:p>
              <text:p text:style-name="P1">to match the article</text:p>
              <text:p text:style-name="P1"><text:tab/>-Emerson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1" table:number-columns-repeated="983" table:default-cell-style-name="Default"/>
        <table:table-row table:style-name="ro1">
          <table:table-cell table:style-name="ce33" office:value-type="string" calcext:value-type="string">
            <text:p>journal</text:p>
          </table:table-cell>
          <table:table-cell table:style-name="ce33" office:value-type="string" calcext:value-type="string">
            <text:p>abbreviation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contains_page</text:p>
          </table:table-cell>
          <table:table-cell table:style-name="ce33" office:value-type="string" calcext:value-type="string">
            <text:p>assignee</text:p>
          </table:table-cell>
          <table:table-cell table:style-name="ce33" office:value-type="string" calcext:value-type="string">
            <text:p>doi</text:p>
          </table:table-cell>
          <table:table-cell table:style-name="ce33" office:value-type="string" calcext:value-type="string">
            <text:p>doi_url</text:p>
          </table:table-cell>
          <table:table-cell table:style-name="ce33" office:value-type="string" calcext:value-type="string">
            <text:p>comments</text:p>
          </table:table-cell>
          <table:table-cell table:style-name="ce75" office:value-type="string" calcext:value-type="string">
            <text:p>open</text:p>
          </table:table-cell>
          <table:table-cell table:style-name="ce82" office:value-type="string" calcext:value-type="string">
            <text:p>repro_inst</text:p>
          </table:table-cell>
          <table:table-cell table:style-name="ce82" office:value-type="string" calcext:value-type="string">
            <text:p>art_class</text:p>
          </table:table-cell>
          <table:table-cell table:style-name="ce82" office:value-type="string" calcext:value-type="string">
            <text:p>molecular</text:p>
          </table:table-cell>
          <table:table-cell table:style-name="ce82" office:value-type="string" calcext:value-type="string">
            <text:p>software_cite</text:p>
          </table:table-cell>
          <table:table-cell table:style-name="ce82" office:value-type="string" calcext:value-type="string">
            <text:p>software_avail</text:p>
          </table:table-cell>
          <table:table-cell table:style-name="ce82" office:value-type="string" calcext:value-type="string">
            <text:p>comp_mthds_avail</text:p>
          </table:table-cell>
          <table:table-cell table:style-name="ce82" office:value-type="string" calcext:value-type="string">
            <text:p>data_avail</text:p>
          </table:table-cell>
          <table:table-cell table:style-name="ce97" office:value-type="string" calcext:value-type="string">
            <text:p>software_used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bibtexkey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nnote</text:p>
          </table:table-cell>
          <table:table-cell table:style-name="ce82" office:value-type="string" calcext:value-type="string">
            <text:p>author</text:p>
          </table:table-cell>
          <table:table-cell table:style-name="ce33" office:value-type="string" calcext:value-type="string">
            <text:p>booktitle</text:p>
          </table:table-cell>
          <table:table-cell table:style-name="ce33" office:value-type="string" calcext:value-type="string">
            <text:p>chapter</text:p>
          </table:table-cell>
          <table:table-cell table:style-name="ce33" office:value-type="string" calcext:value-type="string">
            <text:p>crossref</text:p>
          </table:table-cell>
          <table:table-cell table:style-name="ce33" office:value-type="string" calcext:value-type="string">
            <text:p>edition</text:p>
          </table:table-cell>
          <table:table-cell table:style-name="ce33" office:value-type="string" calcext:value-type="string">
            <text:p>editor</text:p>
          </table:table-cell>
          <table:table-cell table:style-name="ce33" office:value-type="string" calcext:value-type="string">
            <text:p>howpublished</text:p>
          </table:table-cell>
          <table:table-cell table:style-name="ce33" office:value-type="string" calcext:value-type="string">
            <text:p>institution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month</text:p>
          </table:table-cell>
          <table:table-cell table:style-name="ce33" office:value-type="string" calcext:value-type="string">
            <text:p>note</text:p>
          </table:table-cell>
          <table:table-cell table:style-name="ce33" office:value-type="string" calcext:value-type="string">
            <text:p>number</text:p>
          </table:table-cell>
          <table:table-cell table:style-name="ce33" office:value-type="string" calcext:value-type="string">
            <text:p>organization</text:p>
          </table:table-cell>
          <table:table-cell table:style-name="ce33" office:value-type="string" calcext:value-type="string">
            <text:p>pages</text:p>
          </table:table-cell>
          <table:table-cell table:style-name="ce33" office:value-type="string" calcext:value-type="string">
            <text:p>publisher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series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olume</text:p>
          </table:table-cell>
          <table:table-cell table:style-name="ce33" office:value-type="string" calcext:value-type="string">
            <text:p>url</text:p>
          </table:table-cell>
          <table:table-cell table:style-name="ce33" office:value-type="string" calcext:value-type="string">
            <text:p>issn</text:p>
          </table:table-cell>
          <table:table-cell table:style-name="ce33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65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76" table:formula="of:=LOOKUP([.A2]; [$'Journal Lookup Tables'.$A$2:.$B$22])" office:value-type="string" office:string-value="BOTH" calcext:value-type="string">
            <text:p>BOTH</text:p>
          </table:table-cell>
          <table:table-cell table:style-name="ce83" table:formula="of:=LOOKUP([.A2]; [$'Journal Lookup Tables'.$F$2:.$G$22])" office:value-type="float" office:value="2" calcext:value-type="float">
            <office:annotation draw:style-name="gr2" draw:text-style-name="P2" svg:width="363.46pt" svg:height="43.48pt" svg:x="1347.93pt" svg:y="39pt" draw:caption-point-x="-11.54pt" draw:caption-point-y="-22.99pt">
              <dc:date>2022-02-28T00:00:00</dc:date>
              <text:p text:style-name="P1">Only gene sequences are specifically mentioned, nothing about any other form of data</text:p>
              <text:p text:style-name="P1"><text:tab/>-Adam H. Sparks</text:p>
            </office:annotation>
            <text:p>2</text:p>
          </table:table-cell>
          <table:table-cell table:style-name="ce89" office:value-type="string" calcext:value-type="string">
            <text:p>Applied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MaxEnt</text:p>
          </table:table-cell>
          <table:table-cell table:style-name="ce34" office:value-type="string" calcext:value-type="string">
            <text:p>ARTICLE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89" office:value-type="string" calcext:value-type="string">
            <text:p>J Elith, J Simpson, M Hirsch, M A Burgman</text:p>
          </table:table-cell>
          <table:table-cell table:number-columns-repeated="4" table:style-name="ce34" office:value-type="string" calcext:value-type="string">
            <text:p>NA</text:p>
          </table:table-cell>
          <table:table-cell table:style-name="ce34" office:value-type="string" calcext:value-type="string">
            <text:p>NULL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107" office:value-type="string" calcext:value-type="string">
            <text:p>jan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string" calcext:value-type="string">
            <text:p>43--51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112" office:value-type="string" calcext:value-type="string">
            <text:p>Taxonomic uncertainty and decision making for biosecurity: spatial models for myrtle/guava rust</text:p>
          </table:table-cell>
          <table:table-cell table:style-name="ce34" office:value-type="string" calcext:value-type="string">
            <text:p>NA</text:p>
          </table:table-cell>
          <table:table-cell table:style-name="ce107" office:value-type="float" office:value="42" calcext:value-type="float">
            <text:p>42</text:p>
          </table:table-cell>
          <table:table-cell table:number-columns-repeated="3" table:style-name="ce3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Zach</text:p>
          </table:table-cell>
          <table:table-cell table:style-name="ce58" office:value-type="string" calcext:value-type="string">
            <text:p>10.1007/s13313-012-0157-z</text:p>
          </table:table-cell>
          <table:table-cell table:style-name="ce65" table:formula="of:=concat(&quot;https://dx.doi.org/&quot;; [.F3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3]; [$'Journal Lookup Tables'.$A$2:.$B$22])" office:value-type="string" office:string-value="BOTH" calcext:value-type="string">
            <text:p>BOTH</text:p>
          </table:table-cell>
          <table:table-cell table:style-name="ce83" table:formula="of:=LOOKUP([.A3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1126.2pt" svg:height="43.51pt" svg:x="3718.49pt" svg:y="54.74pt" draw:caption-point-x="-11.54pt" draw:caption-point-y="-22.96pt">
              <dc:date>2022-02-28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2" calcext:value-type="float">
            <text:p>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3313-013-0228-9</text:p>
          </table:table-cell>
          <table:table-cell table:style-name="ce65" table:formula="of:=concat(&quot;https://dx.doi.org/&quot;; [.F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]; [$'Journal Lookup Tables'.$A$2:.$B$22])" office:value-type="string" office:string-value="BOTH" calcext:value-type="string">
            <text:p>BOTH</text:p>
          </table:table-cell>
          <table:table-cell table:style-name="ce83" table:formula="of:=LOOKUP([.A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R. Billones-Baaijens, E. E. Jones, H. J. Ridgway, M. V. Jasper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5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Susceptibility of common rootstock and scion varieties of grapevines to \textit{{Botryosphaeriaceae}} specie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3313-013-0240-0</text:p>
          </table:table-cell>
          <table:table-cell table:style-name="ce65" table:formula="of:=concat(&quot;https://dx.doi.org/&quot;; [.F5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5]; [$'Journal Lookup Tables'.$A$2:.$B$22])" office:value-type="string" office:string-value="BOTH" calcext:value-type="string">
            <text:p>BOTH</text:p>
          </table:table-cell>
          <table:table-cell table:style-name="ce83" table:formula="of:=LOOKUP([.A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3--6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3" calcext:value-type="float">
            <text:p>4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61-0</text:p>
          </table:table-cell>
          <table:table-cell table:style-name="ce65" table:formula="of:=concat(&quot;https://dx.doi.org/&quot;; [.F6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6]; [$'Journal Lookup Tables'.$A$2:.$B$22])" office:value-type="string" office:string-value="BOTH" calcext:value-type="string">
            <text:p>BOTH</text:p>
          </table:table-cell>
          <table:table-cell table:style-name="ce83" table:formula="of:=LOOKUP([.A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iPhyClassifier, BioEdit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5" calcext:value-type="float">
            <text:p>7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465-4</text:p>
          </table:table-cell>
          <table:table-cell table:style-name="ce65" table:formula="of:=concat(&quot;https://dx.doi.org/&quot;; [.F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7]; [$'Journal Lookup Tables'.$A$2:.$B$22])" office:value-type="string" office:string-value="BOTH" calcext:value-type="string">
            <text:p>BOTH</text:p>
          </table:table-cell>
          <table:table-cell table:style-name="ce83" table:formula="of:=LOOKUP([.A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0" calcext:value-type="float">
            <text:p>4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58-8</text:p>
          </table:table-cell>
          <table:table-cell table:style-name="ce65" table:formula="of:=concat(&quot;https://dx.doi.org/&quot;; [.F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]; [$'Journal Lookup Tables'.$A$2:.$B$22])" office:value-type="string" office:string-value="BOTH" calcext:value-type="string">
            <text:p>BOTH</text:p>
          </table:table-cell>
          <table:table-cell table:style-name="ce83" table:formula="of:=LOOKUP([.A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GenAlEx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" calcext:value-type="float">
            <text:p>1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532-x</text:p>
          </table:table-cell>
          <table:table-cell table:style-name="ce65" table:formula="of:=concat(&quot;https://dx.doi.org/&quot;; [.F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9]; [$'Journal Lookup Tables'.$A$2:.$B$22])" office:value-type="string" office:string-value="BOTH" calcext:value-type="string">
            <text:p>BOTH</text:p>
          </table:table-cell>
          <table:table-cell table:style-name="ce83" table:formula="of:=LOOKUP([.A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equence Scanner, MEGA, MAFFT, MrModeltest, MrBayes, PAU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1" office:value-type="string" calcext:value-type="string">
            <text:p>Australas Plant Path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66" table:formula="of:=concat(&quot;https://dx.doi.org/&quot;; [.F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0]; [$'Journal Lookup Tables'.$A$2:.$B$22])" office:value-type="string" office:string-value="BOTH" calcext:value-type="string">
            <text:p>BOTH</text:p>
          </table:table-cell>
          <table:table-cell table:style-name="ce84" table:formula="of:=LOOKUP([.A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STATC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67" table:formula="of:=concat(&quot;https://dx.doi.org/&quot;; [.F11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78" table:formula="of:=LOOKUP([.A11]; [$'Journal Lookup Tables'.$A$2:.$B$22])" office:value-type="string" office:string-value="BOTH" calcext:value-type="string">
            <text:p>BOTH</text:p>
          </table:table-cell>
          <table:table-cell table:style-name="ce85" table:formula="of:=LOOKUP([.A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8" office:value-type="string" calcext:value-type="string">
            <text:p>Geneious, Mega, MAFFT, Figtree, IQ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67" table:formula="of:=concat(&quot;https://dx.doi.org/&quot;; [.F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2]; [$'Journal Lookup Tables'.$A$2:.$B$22])" office:value-type="string" office:string-value="BOTH" calcext:value-type="string">
            <text:p>BOTH</text:p>
          </table:table-cell>
          <table:table-cell table:style-name="ce85" table:formula="of:=LOOKUP([.A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9" office:value-type="string" calcext:value-type="string">
            <text:p>antiSMASH, Geneious,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" calcext:value-type="float">
            <office:annotation draw:style-name="gr4" draw:text-style-name="P2" svg:width="781.8pt" svg:height="42.72pt" svg:x="446.29pt" svg:y="213.76pt" draw:caption-point-x="-11.54pt" draw:caption-point-y="-22.99pt">
              <dc:date>2022-02-28T00:00:00</dc:date>
              <text:p text:style-name="P1">molecular survey</text:p>
              <text:p text:style-name="P1"><text:tab/>-Emerson Del Ponte</text:p>
            </office:annotation>
            <text:p>8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65" table:formula="of:=concat(&quot;https://dx.doi.org/&quot;; [.F1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76" table:formula="of:=LOOKUP([.A13]; [$'Journal Lookup Tables'.$A$2:.$B$22])" office:value-type="string" office:string-value="BOTH" calcext:value-type="string">
            <text:p>BOTH</text:p>
          </table:table-cell>
          <table:table-cell table:style-name="ce83" table:formula="of:=LOOKUP([.A1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office:annotation draw:style-name="gr4" draw:text-style-name="P2" svg:width="374.54pt" svg:height="42.72pt" svg:x="1454.29pt" svg:y="213.76pt" draw:caption-point-x="-11.54pt" draw:caption-point-y="-22.99pt">
              <dc:date>2022-02-28T00:00:00</dc:date>
              <text:p text:style-name="P1">molecular identification</text:p>
              <text:p text:style-name="P1"><text:tab/>-Emerson Del Ponte</text:p>
            </office:annotation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4" draw:text-style-name="P2" svg:width="210.27pt" svg:height="42.72pt" svg:x="2446.33pt" svg:y="213.76pt" draw:caption-point-x="-11.54pt" draw:caption-point-y="-22.99pt">
              <dc:date>2022-02-28T00:00:00</dc:date>
              <text:p text:style-name="P1">If not named in paper, please leave empty or set to NA</text:p>
              <text:p text:style-name="P1"><text:tab/>-Adam H. Sparks</text:p>
            </office:annotation>
            <text:p>SAS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681396</text:p>
          </table:table-cell>
          <table:table-cell table:style-name="ce65" table:formula="of:=concat(&quot;https://dx.doi.org/&quot;; [.F1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</text:p>
          </table:table-cell>
          <table:table-cell table:style-name="ce76" table:formula="of:=LOOKUP([.A14]; [$'Journal Lookup Tables'.$A$2:.$B$22])" office:value-type="string" office:string-value="BOTH" calcext:value-type="string">
            <text:p>BOTH</text:p>
          </table:table-cell>
          <table:table-cell table:style-name="ce83" table:formula="of:=LOOKUP([.A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Clustal W2, MEGA, 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Aouar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65--176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2.659679</text:p>
          </table:table-cell>
          <table:table-cell table:style-name="ce65" table:formula="of:=concat(&quot;https://dx.doi.org/&quot;; [.F15])" office:value-type="string" office:string-value="" calcext:value-type="error">
            <text:p>#NAME?</text:p>
          </table:table-cell>
          <table:table-cell table:style-name="ce35" office:value-type="string" calcext:value-type="string">
            <text:p>DNAMAN costs $789</text:p>
            <text:p/>
          </table:table-cell>
          <table:table-cell table:style-name="ce76" table:formula="of:=LOOKUP([.A15]; [$'Journal Lookup Tables'.$A$2:.$B$22])" office:value-type="string" office:string-value="BOTH" calcext:value-type="string">
            <text:p>BOTH</text:p>
          </table:table-cell>
          <table:table-cell table:style-name="ce83" table:formula="of:=LOOKUP([.A1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5" draw:text-style-name="P2" svg:width="712.69pt" svg:height="42.75pt" svg:x="1901.85pt" svg:y="245.25pt" draw:caption-point-x="-11.54pt" draw:caption-point-y="-22.99pt">
              <dc:date>2022-02-28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LaserGene, BLAST, DNAMAN, MEG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Zheng-Nan Li, Lei Zhang, Yao-Bo Bai, Ping Liu, Yun-Feng W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4--4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Detection and identification of the elm yellows group phytoplasma associated with Puna chicory flat stem in China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34" calcext:value-type="float">
            <text:p>34</text:p>
          </table:table-cell>
          <table:table-cell table:style-name="ce123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702128</text:p>
          </table:table-cell>
          <table:table-cell table:style-name="ce65" table:formula="of:=concat(&quot;https://dx.doi.org/&quot;; [.F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]; [$'Journal Lookup Tables'.$A$2:.$B$22])" office:value-type="string" office:string-value="BOTH" calcext:value-type="string">
            <text:p>BOTH</text:p>
          </table:table-cell>
          <table:table-cell table:style-name="ce83" table:formula="of:=LOOKUP([.A1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90" office:value-type="string" calcext:value-type="string">
            <office:annotation draw:style-name="gr5" draw:text-style-name="P2" svg:width="738.11pt" svg:height="42.75pt" svg:x="1828.83pt" svg:y="260.99pt" draw:caption-point-x="-11.54pt" draw:caption-point-y="-22.96pt">
              <dc:date>2022-02-28T00:00:00</dc:date>
              <text:p text:style-name="P1">No software is mentioned in the article that I can find. There is no analysis performed, just PCR work.</text:p>
              <text:p text:style-name="P1"><text:tab/>-Adam H. Sparks</text:p>
            </office:annotation>
            <text:p>NA</text:p>
          </table:table-cell>
          <table:table-cell table:style-name="ce90" office:value-type="float" office:value="2" calcext:value-type="float">
            <office:annotation draw:style-name="gr5" draw:text-style-name="P2" svg:width="712.69pt" svg:height="42.75pt" svg:x="1901.85pt" svg:y="260.99pt" draw:caption-point-x="-11.54pt" draw:caption-point-y="-22.96pt">
              <dc:date>2022-02-28T00:00:00</dc:date>
              <text:p text:style-name="P1">Best I can tell, the data are reported in the paper itself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El_Bebany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hmed F. El-Bebany, Hassna Alkher, Lorne R. Adam, Fouad Daayf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9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5" calcext:value-type="float">
            <text:p>35</text:p>
          </table:table-cell>
          <table:table-cell table:style-name="ce59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3.868370</text:p>
          </table:table-cell>
          <table:table-cell table:style-name="ce65" table:formula="of:=concat(&quot;https://dx.doi.org/&quot;; [.F1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7]; [$'Journal Lookup Tables'.$A$2:.$B$22])" office:value-type="string" office:string-value="BOTH" calcext:value-type="string">
            <text:p>BOTH</text:p>
          </table:table-cell>
          <table:table-cell table:style-name="ce83" table:formula="of:=LOOKUP([.A1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office:annotation draw:style-name="gr5" draw:text-style-name="P2" svg:width="799.99pt" svg:height="42.75pt" svg:x="1711.39pt" svg:y="276.75pt" draw:caption-point-x="-11.54pt" draw:caption-point-y="-22.99pt">
              <dc:date>2022-02-28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ImageJ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ang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i Wang, Christopher Mogg, Sean Walkowiak, Manisha Joshi, Rajagopal Subramania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--2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Characterization of {NADPH} oxidase genes NoxA and NoxB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36" calcext:value-type="float">
            <text:p>36</text:p>
          </table:table-cell>
          <table:table-cell table:style-name="ce123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4.986526</text:p>
          </table:table-cell>
          <table:table-cell table:style-name="ce65" table:formula="of:=concat(&quot;https://dx.doi.org/&quot;; [.F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]; [$'Journal Lookup Tables'.$A$2:.$B$22])" office:value-type="string" office:string-value="BOTH" calcext:value-type="string">
            <text:p>BOTH</text:p>
          </table:table-cell>
          <table:table-cell table:style-name="ce83" table:formula="of:=LOOKUP([.A1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" calcext:value-type="float">
            <office:annotation draw:style-name="gr5" draw:text-style-name="P2" svg:width="799.99pt" svg:height="42.75pt" svg:x="1711.39pt" svg:y="292.51pt" draw:caption-point-x="-11.54pt" draw:caption-point-y="-22.99pt">
              <dc:date>2022-02-28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. Sparks</text:p>
            </office:annotation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210.27pt" svg:height="61.68pt" svg:x="2446.33pt" svg:y="283.04pt" draw:caption-point-x="-11.54pt" draw:caption-point-y="-13.52pt">
              <dc:date>2022-02-28T00:00:00</dc:date>
              <text:p text:style-name="P1">The formulas are given, one could reproduce the experiment in that fashion, but no indication is given of how they were actually executed.</text:p>
              <text:p text:style-name="P1"><text:tab/>-Adam H. Sparks</text:p>
            </office:annotation>
            <text:p>BLAST, Sequenche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ean A. Bérubé, Guillaume G. Nicol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7--8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Alien fungal species on asymptomatic live woody plant material imported into Canad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7" calcext:value-type="float">
            <text:p>37</text:p>
          </table:table-cell>
          <table:table-cell table:style-name="ce59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2" calcext:value-type="float">
            <office:annotation draw:style-name="gr5" draw:text-style-name="P2" svg:width="781.8pt" svg:height="42.75pt" svg:x="446.29pt" svg:y="308.24pt" draw:caption-point-x="-11.54pt" draw:caption-point-y="-22.96pt">
              <dc:date>2022-02-28T00:00:00</dc:date>
              <text:p text:style-name="P1">experimental</text:p>
              <text:p text:style-name="P1"><text:tab/>-Emerson Del Ponte</text:p>
            </office:annotation>
            <text:p>1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5.1004111</text:p>
          </table:table-cell>
          <table:table-cell table:style-name="ce65" table:formula="of:=concat(&quot;https://dx.doi.org/&quot;; [.F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]; [$'Journal Lookup Tables'.$A$2:.$B$22])" office:value-type="string" office:string-value="BOTH" calcext:value-type="string">
            <text:p>BOTH</text:p>
          </table:table-cell>
          <table:table-cell table:style-name="ce83" table:formula="of:=LOOKUP([.A1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74.54pt" svg:height="42.75pt" svg:x="1454.29pt" svg:y="308.24pt" draw:caption-point-x="-11.54pt" draw:caption-point-y="-22.96pt">
              <dc:date>2022-02-28T00:00:00</dc:date>
              <text:p text:style-name="P1">host resistance, 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99.99pt" svg:height="42.75pt" svg:x="1711.39pt" svg:y="308.24pt" draw:caption-point-x="-11.54pt" draw:caption-point-y="-22.96pt">
              <dc:date>2022-02-28T00:00:00</dc:date>
              <text:p text:style-name="P1">Genstat softwar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dikini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covia Adikini, Settumba B. Mukasa, Robert O.M. Mwanga, Richard W. Gibso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36--147</text:p>
          </table:table-cell>
          <table:table-cell table:style-name="ce37" office:value-type="string" calcext:value-type="string">
            <text:p>Informa {UK} Limited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Sweet potato cultivar degeneration rate under high and low sweet potato virus disease pressure zones in Ugand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37" calcext:value-type="float">
            <text:p>37</text:p>
          </table:table-cell>
          <table:table-cell table:style-name="ce64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61" calcext:value-type="float">
            <text:p>6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04021</text:p>
          </table:table-cell>
          <table:table-cell table:style-name="ce65" table:formula="of:=concat(&quot;https://dx.doi.org/&quot;; [.F2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]; [$'Journal Lookup Tables'.$A$2:.$B$22])" office:value-type="string" office:string-value="BOTH" calcext:value-type="string">
            <text:p>BOTH</text:p>
          </table:table-cell>
          <table:table-cell table:style-name="ce83" table:formula="of:=LOOKUP([.A20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EGA, Clustal 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21044</text:p>
          </table:table-cell>
          <table:table-cell table:style-name="ce65" table:formula="of:=concat(&quot;https://dx.doi.org/&quot;; [.F2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1]; [$'Journal Lookup Tables'.$A$2:.$B$22])" office:value-type="string" office:string-value="BOTH" calcext:value-type="string">
            <text:p>BOTH</text:p>
          </table:table-cell>
          <table:table-cell table:style-name="ce83" table:formula="of:=LOOKUP([.A2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2, 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88" calcext:value-type="float">
            <text:p>8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36488</text:p>
          </table:table-cell>
          <table:table-cell table:style-name="ce65" table:formula="of:=concat(&quot;https://dx.doi.org/&quot;; [.F2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2]; [$'Journal Lookup Tables'.$A$2:.$B$22])" office:value-type="string" office:string-value="BOTH" calcext:value-type="string">
            <text:p>BOTH</text:p>
          </table:table-cell>
          <table:table-cell table:style-name="ce83" table:formula="of:=LOOKUP([.A2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string" calcext:value-type="string">
            <text:p>NA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4881</text:p>
          </table:table-cell>
          <table:table-cell table:style-name="ce65" table:formula="of:=concat(&quot;https://dx.doi.org/&quot;; [.F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]; [$'Journal Lookup Tables'.$A$2:.$B$22])" office:value-type="string" office:string-value="BOTH" calcext:value-type="string">
            <text:p>BOTH</text:p>
          </table:table-cell>
          <table:table-cell table:style-name="ce83" table:formula="of:=LOOKUP([.A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7915</text:p>
          </table:table-cell>
          <table:table-cell table:style-name="ce65" table:formula="of:=concat(&quot;https://dx.doi.org/&quot;; [.F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]; [$'Journal Lookup Tables'.$A$2:.$B$22])" office:value-type="string" office:string-value="BOTH" calcext:value-type="string">
            <text:p>BOTH</text:p>
          </table:table-cell>
          <table:table-cell table:style-name="ce83" table:formula="of:=LOOKUP([.A2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Clustal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8.1442370</text:p>
          </table:table-cell>
          <table:table-cell table:style-name="ce65" table:formula="of:=concat(&quot;https://dx.doi.org/&quot;; [.F25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5]; [$'Journal Lookup Tables'.$A$2:.$B$22])" office:value-type="string" office:string-value="BOTH" calcext:value-type="string">
            <text:p>BOTH</text:p>
          </table:table-cell>
          <table:table-cell table:style-name="ce83" table:formula="of:=LOOKUP([.A2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Canadian Journal of Plant Pathology</text:p>
          </table:table-cell>
          <table:table-cell table:style-name="ce48" office:value-type="string" calcext:value-type="string">
            <text:p>Can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2" calcext:value-type="float">
            <text:p>2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80/07060661.2018.1559224</text:p>
          </table:table-cell>
          <table:table-cell table:style-name="ce68" table:formula="of:=concat(&quot;https://dx.doi.org/&quot;; [.F26])" office:value-type="string" office:string-value="" calcext:value-type="error">
            <text:p>#NAME?</text:p>
          </table:table-cell>
          <table:table-cell table:style-name="ce38" office:value-type="string" calcext:value-type="string">
            <text:p>Original article was review, this is second in issue</text:p>
          </table:table-cell>
          <table:table-cell table:style-name="ce76" table:formula="of:=LOOKUP([.A26]; [$'Journal Lookup Tables'.$A$2:.$B$22])" office:value-type="string" office:string-value="BOTH" calcext:value-type="string">
            <text:p>BOTH</text:p>
          </table:table-cell>
          <table:table-cell table:style-name="ce83" table:formula="of:=LOOKUP([.A2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nstat</text:p>
          </table:table-cell>
          <table:table-cell table:style-name="ce38" table:number-columns-repeated="27"/>
          <table:table-cell table:number-columns-repeated="980"/>
        </table:table-row>
        <table:table-row table:style-name="ro3">
          <table:table-cell table:style-name="ce12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69" table:formula="of:=concat(&quot;https://dx.doi.org/&quot;; [.F27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27]; [$'Journal Lookup Tables'.$A$2:.$B$22])" office:value-type="string" office:string-value="BOTH" calcext:value-type="string">
            <text:p>BOTH</text:p>
          </table:table-cell>
          <table:table-cell table:style-name="ce86" table:formula="of:=LOOKUP([.A2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50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67" table:formula="of:=concat(&quot;https://dx.doi.org/&quot;; [.F28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78" table:formula="of:=LOOKUP([.A28]; [$'Journal Lookup Tables'.$A$2:.$B$22])" office:value-type="string" office:string-value="BOTH" calcext:value-type="string">
            <text:p>BOTH</text:p>
          </table:table-cell>
          <table:table-cell table:style-name="ce85" table:formula="of:=LOOKUP([.A28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0" office:value-type="string" calcext:value-type="string">
            <text:p>Primer Premier 5.0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50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67" table:formula="of:=concat(&quot;https://dx.doi.org/&quot;; [.F2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29]; [$'Journal Lookup Tables'.$A$2:.$B$22])" office:value-type="string" office:string-value="BOTH" calcext:value-type="string">
            <text:p>BOTH</text:p>
          </table:table-cell>
          <table:table-cell table:style-name="ce85" table:formula="of:=LOOKUP([.A29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/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080/07060661.2018.1561518" xlink:type="simple">Zach</text:a>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70" table:formula="of:=concat(&quot;https://dx.doi.org/&quot;; [.F30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30]; [$'Journal Lookup Tables'.$A$2:.$B$22])" office:value-type="string" office:string-value="BOTH" calcext:value-type="string">
            <text:p>BOTH</text:p>
          </table:table-cell>
          <table:table-cell table:style-name="ce87" table:formula="of:=LOOKUP([.A3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53" office:value-type="string" calcext:value-type="string">
            <text:p><text:a xlink:href="https://doi.org/10.1080/07060661.2019.1632934" xlink:type="simple">Zach</text:a>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70" table:formula="of:=concat(&quot;https://dx.doi.org/&quot;; [.F31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31]; [$'Journal Lookup Tables'.$A$2:.$B$22])" office:value-type="string" office:string-value="BOTH" calcext:value-type="string">
            <text:p>BOTH</text:p>
          </table:table-cell>
          <table:table-cell table:style-name="ce87" table:formula="of:=LOOKUP([.A31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5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08.024</text:p>
          </table:table-cell>
          <table:table-cell table:style-name="ce65" table:formula="of:=concat(&quot;https://dx.doi.org/&quot;; [.F3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2]; [$'Journal Lookup Tables'.$A$2:.$B$22])" office:value-type="string" office:string-value="BOTH" calcext:value-type="string">
            <text:p>BOTH</text:p>
          </table:table-cell>
          <table:table-cell table:style-name="ce83" table:formula="of:=LOOKUP([.A3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g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mauri Bogo, Ricardo Trezzi Casa, Leo Rufato, Mayra Juline Gon{\\c{c}}alv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0--44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The effect of hail protection nets on {Glomerella} leaf spot in `royal {Gala}' appl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1" calcext:value-type="float">
            <text:p>31</text:p>
          </table:table-cell>
          <table:table-cell table:style-name="ce59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10.001</text:p>
          </table:table-cell>
          <table:table-cell table:style-name="ce65" table:formula="of:=concat(&quot;https://dx.doi.org/&quot;; [.F3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 (also from second volume of year)</text:p>
          </table:table-cell>
          <table:table-cell table:style-name="ce76" table:formula="of:=LOOKUP([.A33]; [$'Journal Lookup Tables'.$A$2:.$B$22])" office:value-type="string" office:string-value="BOTH" calcext:value-type="string">
            <text:p>BOTH</text:p>
          </table:table-cell>
          <table:table-cell table:style-name="ce83" table:formula="of:=LOOKUP([.A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nanamangai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alasubramanian Mythili Gnanamangai, Ponnusamy Ponmurug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1--11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2" calcext:value-type="float">
            <text:p>32</text:p>
          </table:table-cell>
          <table:table-cell table:style-name="ce59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cropro.2011.09.010</text:p>
          </table:table-cell>
          <table:table-cell table:style-name="ce65" table:formula="of:=concat(&quot;https://dx.doi.org/&quot;; [.F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34]; [$'Journal Lookup Tables'.$A$2:.$B$22])" office:value-type="string" office:string-value="BOTH" calcext:value-type="string">
            <text:p>BOTH</text:p>
          </table:table-cell>
          <table:table-cell table:style-name="ce83" table:formula="of:=LOOKUP([.A34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ouen_Bedimo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.A. Mouen Bedimo, C. Cilas, J.L. Nott{\\'{e}}ghem, D. Bieysse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5--131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31" calcext:value-type="float">
            <text:p>31</text:p>
          </table:table-cell>
          <table:table-cell table:style-name="ce123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2.09.009</text:p>
          </table:table-cell>
          <table:table-cell table:style-name="ce65" table:formula="of:=concat(&quot;https://dx.doi.org/&quot;; [.F3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5]; [$'Journal Lookup Tables'.$A$2:.$B$22])" office:value-type="string" office:string-value="BOTH" calcext:value-type="string">
            <text:p>BOTH</text:p>
          </table:table-cell>
          <table:table-cell table:style-name="ce83" table:formula="of:=LOOKUP([.A3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Qin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hao Qin, Hongzhi He, Shiming Luo, Huashou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9--9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Effects of rice-water chestnut intercropping on rice sheath blight and rice blast disease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2.09.001</text:p>
          </table:table-cell>
          <table:table-cell table:style-name="ce65" table:formula="of:=concat(&quot;https://dx.doi.org/&quot;; [.F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]; [$'Journal Lookup Tables'.$A$2:.$B$22])" office:value-type="string" office:string-value="BOTH" calcext:value-type="string">
            <text:p>BOTH</text:p>
          </table:table-cell>
          <table:table-cell table:style-name="ce83" table:formula="of:=LOOKUP([.A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2" draw:text-style-name="P2" svg:width="374.54pt" svg:height="43.48pt" svg:x="1454.29pt" svg:y="573.76pt" draw:caption-point-x="-11.54pt" draw:caption-point-y="-22.99pt">
              <dc:date>2022-02-28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" calcext:value-type="float">
            <office:annotation draw:style-name="gr2" draw:text-style-name="P2" svg:width="799.99pt" svg:height="43.48pt" svg:x="1711.39pt" svg:y="573.76pt" draw:caption-point-x="-11.54pt" draw:caption-point-y="-22.99pt">
              <dc:date>2022-02-28T00:00:00</dc:date>
              <text:p text:style-name="P1">SAS, OriginPro and Canoco were used. most individuals can afford?</text:p>
              <text:p text:style-name="P1"><text:tab/>-Emerson Del Ponte</text:p>
            </office:annotation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OriginPro, Canoco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Veroman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79--88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43" calcext:value-type="float">
            <text:p>43</text:p>
          </table:table-cell>
          <table:table-cell table:style-name="ce64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3.10.003</text:p>
          </table:table-cell>
          <table:table-cell table:style-name="ce65" table:formula="of:=concat(&quot;https://dx.doi.org/&quot;; [.F3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7]; [$'Journal Lookup Tables'.$A$2:.$B$22])" office:value-type="string" office:string-value="BOTH" calcext:value-type="string">
            <text:p>BOTH</text:p>
          </table:table-cell>
          <table:table-cell table:style-name="ce83" table:formula="of:=LOOKUP([.A3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210.27pt" svg:height="42.75pt" svg:x="2446.33pt" svg:y="590.26pt" draw:caption-point-x="-11.54pt" draw:caption-point-y="-23.73pt">
              <dc:date>2022-02-28T00:00:00</dc:date>
              <text:p text:style-name="P1">R is cited in the text but not properly. The vegan package use is properly cited.</text:p>
              <text:p text:style-name="P1"><text:tab/>-Adam H. Sparks</text:p>
            </office:annotation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imee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enjamin Mimee, Roxane Andersen, Guy B{\\'{e}}lair, Anne Vanasse, Mike Rott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2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55" calcext:value-type="float">
            <text:p>55</text:p>
          </table:table-cell>
          <table:table-cell table:style-name="ce59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3.10.002</text:p>
          </table:table-cell>
          <table:table-cell table:style-name="ce65" table:formula="of:=concat(&quot;https://dx.doi.org/&quot;; [.F3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8]; [$'Journal Lookup Tables'.$A$2:.$B$22])" office:value-type="string" office:string-value="BOTH" calcext:value-type="string">
            <text:p>BOTH</text:p>
          </table:table-cell>
          <table:table-cell table:style-name="ce83" table:formula="of:=LOOKUP([.A3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74.54pt" svg:height="42.75pt" svg:x="1454.29pt" svg:y="605.99pt" draw:caption-point-x="-11.54pt" draw:caption-point-y="-22.96pt">
              <dc:date>2022-02-28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ollange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7--15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55" calcext:value-type="float">
            <text:p>55</text:p>
          </table:table-cell>
          <table:table-cell table:style-name="ce64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4.09.015</text:p>
          </table:table-cell>
          <table:table-cell table:style-name="ce65" table:formula="of:=concat(&quot;https://dx.doi.org/&quot;; [.F3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9]; [$'Journal Lookup Tables'.$A$2:.$B$22])" office:value-type="string" office:string-value="BOTH" calcext:value-type="string">
            <text:p>BOTH</text:p>
          </table:table-cell>
          <table:table-cell table:style-name="ce83" table:formula="of:=LOOKUP([.A3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621.75pt" draw:caption-point-x="-11.54pt" draw:caption-point-y="-22.99pt">
              <dc:date>2022-02-28T00:00:00</dc:date>
              <text:p text:style-name="P1">Proper citation, alas, no version number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Lachenaud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h. Lachenaud, V. Rossi, J.-M. Thevenin, F. Doar{\\'{e}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1--95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67" calcext:value-type="float">
            <text:p>67</text:p>
          </table:table-cell>
          <table:table-cell table:style-name="ce59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5.10.019</text:p>
          </table:table-cell>
          <table:table-cell table:style-name="ce65" table:formula="of:=concat(&quot;https://dx.doi.org/&quot;; [.F4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0]; [$'Journal Lookup Tables'.$A$2:.$B$22])" office:value-type="string" office:string-value="BOTH" calcext:value-type="string">
            <text:p>BOTH</text:p>
          </table:table-cell>
          <table:table-cell table:style-name="ce83" table:formula="of:=LOOKUP([.A4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4" draw:text-style-name="P2" svg:width="799.99pt" svg:height="42.72pt" svg:x="1711.39pt" svg:y="637.51pt" draw:caption-point-x="-11.54pt" draw:caption-point-y="-22.99pt">
              <dc:date>2022-02-28T00:00:00</dc:date>
              <text:p text:style-name="P1">I have no idea how much GENSTAT costs?</text:p>
              <text:p text:style-name="P1"><text:tab/>-Adam H. Sparks</text:p>
            </office:annotation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ugis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7--12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Determinants of groundnut rosette virus disease occurrence in {Uganda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09.012</text:p>
          </table:table-cell>
          <table:table-cell table:style-name="ce71" table:formula="of:=concat(&quot;https://dx.doi.org/&quot;; [.F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]; [$'Journal Lookup Tables'.$A$2:.$B$22])" office:value-type="string" office:string-value="BOTH" calcext:value-type="string">
            <text:p>BOTH</text:p>
          </table:table-cell>
          <table:table-cell table:style-name="ce83" table:formula="of:=LOOKUP([.A4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Oligo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office:annotation draw:style-name="gr6" draw:text-style-name="P2" svg:width="469.13pt" svg:height="278.99pt" svg:x="339.85pt" svg:y="669pt" draw:caption-point-x="-11.54pt" draw:caption-point-y="-22.99pt">
              <dc:date>2022-02-28T00:00:00</dc:date>
              <text:p text:style-name="P1">+delponte@ufv.br, this is not a pathology article?</text:p>
              <text:p text:style-name="P1">_Assigned to Emerson Del Ponte_</text:p>
              <text:p text:style-name="P1"><text:tab/>-Adam H. Sparks</text:p>
              <text:p text:style-name="P1">Something seems wrong with the DOIs. This DOI should not be included in this data set, but I can't tell what's going on yet since there is missing information in this sheet regarding the article title and authors. Will need to look further.</text:p>
              <text:p text:style-name="P1"><text:tab/>-Adam H. Sparks</text:p>
              <text:p text:style-name="P1">OK, the DOI checks out for the article that you evaluated, https://docs.google.com/spreadsheets/d/1z74IV6KqfS6ypQLY2olnkWsbt-LWcuLoUeS-SzP-ipE/edit#gid=1702468125, but there are no notes. </text:p>
              <text:p text:style-name="P1"/>
              <text:p text:style-name="P1">The authors (that I personally know) used SPSS, but I can't find Mega or Clustal in the article?</text:p>
              <text:p text:style-name="P1"><text:tab/>-Adam H. Sparks</text:p>
              <text:p text:style-name="P1">all comments refer to this crop protection paper? first, you are right. It is not a plant pathology paper. I included another DOI and will correct the notes later when I am able to download the paper</text:p>
              <text:p text:style-name="P1"><text:tab/>-Emerson Del Ponte</text:p>
              <text:p text:style-name="P1">Ok, I see now all comments for the same paper. Since this was substituted, I deleted the fields for now</text:p>
              <text:p text:style-name="P1"><text:tab/>-Emerson Del Ponte</text:p>
              <text:p text:style-name="P1">Thanks! Let me know when you've updated this entry.</text:p>
              <text:p text:style-name="P1"><text:tab/>-Adam H. Sparks</text:p>
              <text:p text:style-name="P1">I've updated this entry with the DOI you provided, +delponte@ufv.br</text:p>
              <text:p text:style-name="P1"><text:tab/>-Adam H. Sparks</text:p>
            </office:annotation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538.95pt" svg:height="42.75pt" svg:x="808.98pt" svg:y="669pt" draw:caption-point-x="-11.54pt" draw:caption-point-y="-22.99pt">
              <dc:date>2022-02-28T00:00:00</dc:date>
              <text:p text:style-name="P1">This is new DOI.. the next plant pathology paper. It is weird that crop protection have volumes within the same year and all start again the page numbers. I was using the first issue of the year</text:p>
              <text:p text:style-name="P1"><text:tab/>-Emerson Del Ponte</text:p>
            </office:annotation>
            <text:p>10.1016/j.cropro.2016.10.011</text:p>
          </table:table-cell>
          <table:table-cell table:style-name="ce71" table:formula="of:=concat(&quot;https://dx.doi.org/&quot;; [.F4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per was not plant pathology, next suitable paper chosen</text:p>
            <text:p/>
          </table:table-cell>
          <table:table-cell table:style-name="ce76" table:formula="of:=LOOKUP([.A42]; [$'Journal Lookup Tables'.$A$2:.$B$22])" office:value-type="string" office:string-value="BOTH" calcext:value-type="string">
            <text:p>BOTH</text:p>
          </table:table-cell>
          <table:table-cell table:style-name="ce83" table:formula="of:=LOOKUP([.A4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Sofie Landschoot and Jasper Carrette and Michiel Vandecasteele and Bernard De Baets and Monica Höfte and Kris Audenaert and Geert Haesaert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49--59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Boscalid-resistance in \textit{{Alternaria} alternata} and \textit{{Alternaria} solani} populations: {An} emerging problem in {Europe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2" calcext:value-type="float">
            <text:p>92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11.028</text:p>
          </table:table-cell>
          <table:table-cell table:style-name="ce71" table:formula="of:=concat(&quot;https://dx.doi.org/&quot;; [.F4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]; [$'Journal Lookup Tables'.$A$2:.$B$22])" office:value-type="string" office:string-value="BOTH" calcext:value-type="string">
            <text:p>BOTH</text:p>
          </table:table-cell>
          <table:table-cell table:style-name="ce83" table:formula="of:=LOOKUP([.A4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atl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6.10.012</text:p>
          </table:table-cell>
          <table:table-cell table:style-name="ce72" table:formula="of:=concat(&quot;https://dx.doi.org/&quot;; [.F4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44]; [$'Journal Lookup Tables'.$A$2:.$B$22])" office:value-type="string" office:string-value="BOTH" calcext:value-type="string">
            <text:p>BOTH</text:p>
          </table:table-cell>
          <table:table-cell table:style-name="ce83" table:formula="of:=LOOKUP([.A4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Info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7.10.001</text:p>
          </table:table-cell>
          <table:table-cell table:style-name="ce65" table:formula="of:=concat(&quot;https://dx.doi.org/&quot;; [.F4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5]; [$'Journal Lookup Tables'.$A$2:.$B$22])" office:value-type="string" office:string-value="BOTH" calcext:value-type="string">
            <text:p>BOTH</text:p>
          </table:table-cell>
          <table:table-cell table:style-name="ce83" table:formula="of:=LOOKUP([.A4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L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6" office:value-type="string" calcext:value-type="string">
            <text:p>Crop Prot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54" office:value-type="string" calcext:value-type="string">
            <text:p><text:a xlink:href="https://doi.org/10.1016/j.cropro.2020.105335" xlink:type="simple">Emerson</text:a>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66" table:formula="of:=concat(&quot;https://dx.doi.org/&quot;; [.F46])" office:value-type="string" office:string-value="" calcext:value-type="error">
            <text:p>#NAME?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77" table:formula="of:=LOOKUP([.A46]; [$'Journal Lookup Tables'.$A$2:.$B$22])" office:value-type="string" office:string-value="BOTH" calcext:value-type="string">
            <text:p>BOTH</text:p>
          </table:table-cell>
          <table:table-cell table:style-name="ce84" table:formula="of:=LOOKUP([.A4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2">
          <table:table-cell table:style-name="ce12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69" table:formula="of:=concat(&quot;https://dx.doi.org/&quot;; [.F47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79" table:formula="of:=LOOKUP([.A47]; [$'Journal Lookup Tables'.$A$2:.$B$22])" office:value-type="string" office:string-value="BOTH" calcext:value-type="string">
            <text:p>BOTH</text:p>
          </table:table-cell>
          <table:table-cell table:style-name="ce86" table:formula="of:=LOOKUP([.A4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PyroMark Assay Desig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16/j.cropro.2020.105288" xlink:type="simple">Kaique</text:a>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69" table:formula="of:=concat(&quot;https://dx.doi.org/&quot;; [.F48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79" table:formula="of:=LOOKUP([.A48]; [$'Journal Lookup Tables'.$A$2:.$B$22])" office:value-type="string" office:string-value="BOTH" calcext:value-type="string">
            <text:p>BOTH</text:p>
          </table:table-cell>
          <table:table-cell table:style-name="ce86" table:formula="of:=LOOKUP([.A4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5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67" table:formula="of:=concat(&quot;https://dx.doi.org/&quot;; [.F49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78" table:formula="of:=LOOKUP([.A49]; [$'Journal Lookup Tables'.$A$2:.$B$22])" office:value-type="string" office:string-value="BOTH" calcext:value-type="string">
            <text:p>BOTH</text:p>
          </table:table-cell>
          <table:table-cell table:style-name="ce85" table:formula="of:=LOOKUP([.A49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1" office:value-type="string" calcext:value-type="string">
            <text:p>iPhyClassifier, MEGA7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5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5" draw:text-style-name="P2" svg:width="538.95pt" svg:height="42.75pt" svg:x="808.98pt" svg:y="795pt" draw:caption-point-x="-11.54pt" draw:caption-point-y="-22.99pt">
              <dc:date>2022-02-28T00:00:00</dc:date>
              <text:p text:style-name="P1">New plant pathology applicable article</text:p>
              <text:p text:style-name="P1"><text:tab/>-Adam H. Sparks</text:p>
            </office:annotation>
            <text:p><text:a xlink:href="https://doi.org/10.1016/j.cropro.2020.105365" xlink:type="simple">10.1016/j.cropro.2020.105365</text:a></text:p>
          </table:table-cell>
          <table:table-cell table:style-name="ce67" table:formula="of:=concat(&quot;https://dx.doi.org/&quot;; [.F50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78" table:formula="of:=LOOKUP([.A50]; [$'Journal Lookup Tables'.$A$2:.$B$22])" office:value-type="string" office:string-value="BOTH" calcext:value-type="string">
            <text:p>BOTH</text:p>
          </table:table-cell>
          <table:table-cell table:style-name="ce85" table:formula="of:=LOOKUP([.A50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DNA dragon, MrMODELTEST, MrBayes, FigTree, Coreldraw, Minitab</text:p>
          </table:table-cell>
          <table:table-cell table:style-name="ce93" table:number-columns-repeated="27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67" table:formula="of:=concat(&quot;https://dx.doi.org/&quot;; [.F51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78" table:formula="of:=LOOKUP([.A51]; [$'Journal Lookup Tables'.$A$2:.$B$22])" office:value-type="string" office:string-value="BOTH" calcext:value-type="string">
            <text:p>BOTH</text:p>
          </table:table-cell>
          <table:table-cell table:style-name="ce85" table:formula="of:=LOOKUP([.A5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53" office:value-type="string" calcext:value-type="string">
            <text:p><text:a xlink:href="https://doi.org/10.1016/j.cropro.2018.09.001" xlink:type="simple">Zach</text:a>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70" table:formula="of:=concat(&quot;https://dx.doi.org/&quot;; [.F52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52]; [$'Journal Lookup Tables'.$A$2:.$B$22])" office:value-type="string" office:string-value="BOTH" calcext:value-type="string">
            <text:p>BOTH</text:p>
          </table:table-cell>
          <table:table-cell table:style-name="ce87" table:formula="of:=LOOKUP([.A52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0" calcext:value-type="float">
            <office:annotation draw:style-name="gr5" draw:text-style-name="P2" svg:width="712.69pt" svg:height="42.75pt" svg:x="1901.85pt" svg:y="826.5pt" draw:caption-point-x="-11.54pt" draw:caption-point-y="-22.99pt">
              <dc:date>2022-02-28T00:00:00</dc:date>
              <text:p text:style-name="P1">not sure what to include here given that multiple methods of analysis used</text:p>
              <text:p text:style-name="P1"><text:tab/>-Emerson Del Ponte</text:p>
            </office:annotation>
            <text:p>0</text:p>
          </table:table-cell>
          <table:table-cell table:style-name="ce95" office:value-type="string" calcext:value-type="string">
            <text:p>DP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53" office:value-type="string" calcext:value-type="string">
            <text:p><text:a xlink:href="https://doi.org/10.1016/j.cropro.2019.104947" xlink:type="simple">Zach</text:a>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70" table:formula="of:=concat(&quot;https://dx.doi.org/&quot;; [.F53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80" table:formula="of:=LOOKUP([.A53]; [$'Journal Lookup Tables'.$A$2:.$B$22])" office:value-type="string" office:string-value="BOTH" calcext:value-type="string">
            <text:p>BOTH</text:p>
          </table:table-cell>
          <table:table-cell table:style-name="ce87" table:formula="of:=LOOKUP([.A53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, JM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53" office:value-type="string" calcext:value-type="string">
            <text:p><text:a xlink:href="https://doi.org/10.1016/j.cropro.2020.105317" xlink:type="simple">Zach</text:a>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70" table:formula="of:=concat(&quot;https://dx.doi.org/&quot;; [.F54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80" table:formula="of:=LOOKUP([.A54]; [$'Journal Lookup Tables'.$A$2:.$B$22])" office:value-type="string" office:string-value="BOTH" calcext:value-type="string">
            <text:p>BOTH</text:p>
          </table:table-cell>
          <table:table-cell table:style-name="ce87" table:formula="of:=LOOKUP([.A5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office:annotation draw:style-name="gr5" draw:text-style-name="P2" svg:width="374.54pt" svg:height="42.75pt" svg:x="1454.29pt" svg:y="857.99pt" draw:caption-point-x="-11.54pt" draw:caption-point-y="-22.96pt">
              <dc:date>2022-02-28T00:00:00</dc:date>
              <text:p text:style-name="P1">could not find this info. Volumes are regarded as monthly issues in the journal.</text:p>
              <text:p text:style-name="P1"><text:tab/>-Emerson Del Ponte</text:p>
            </office:annotation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1-9847-6</text:p>
          </table:table-cell>
          <table:table-cell table:style-name="ce65" table:formula="of:=concat(&quot;https://dx.doi.org/&quot;; [.F5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5]; [$'Journal Lookup Tables'.$A$2:.$B$22])" office:value-type="string" office:string-value="BOTH" calcext:value-type="string">
            <text:p>BOTH</text:p>
          </table:table-cell>
          <table:table-cell table:style-name="ce83" table:formula="of:=LOOKUP([.A5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1" draw:text-style-name="P2" svg:width="210.27pt" svg:height="74.24pt" svg:x="2446.33pt" svg:y="873.75pt" draw:caption-point-x="-11.54pt" draw:caption-point-y="-22.99pt">
              <dc:date>2022-02-28T00:00:00</dc:date>
              <text:p text:style-name="P1">Website refers to it as "Statgraphics Centurion XVI"</text:p>
              <text:p text:style-name="P1"><text:tab/>-Adam H. Sparks</text:p>
              <text:p text:style-name="P1">It also costs &gt;1400USD</text:p>
              <text:p text:style-name="P1"><text:tab/>-Adam H. Sparks</text:p>
            </office:annotation>
            <text:p>Statgraphics XV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Effect of \textit{{Meloidogyne ethiopica}} parasitism on water management and physiological stress in tomato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32" calcext:value-type="float">
            <text:p>1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2-0064-8</text:p>
          </table:table-cell>
          <table:table-cell table:style-name="ce65" table:formula="of:=concat(&quot;https://dx.doi.org/&quot;; [.F5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6]; [$'Journal Lookup Tables'.$A$2:.$B$22])" office:value-type="string" office:string-value="BOTH" calcext:value-type="string">
            <text:p>BOTH</text:p>
          </table:table-cell>
          <table:table-cell table:style-name="ce83" table:formula="of:=LOOKUP([.A5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office:annotation draw:style-name="gr4" draw:text-style-name="P2" svg:width="799.99pt" svg:height="42.72pt" svg:x="1711.39pt" svg:y="889.51pt" draw:caption-point-x="-11.54pt" draw:caption-point-y="-22.99pt">
              <dc:date>2022-02-28T00:00:00</dc:date>
              <text:p text:style-name="P1">No price is available for Lasergene, you must ask for a quote.</text:p>
              <text:p text:style-name="P1"><text:tab/>-Adam H. Sparks</text:p>
            </office:annotation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4" draw:text-style-name="P2" svg:width="712.69pt" svg:height="50.49pt" svg:x="1901.85pt" svg:y="885.63pt" draw:caption-point-x="-11.54pt" draw:caption-point-y="-19.11pt">
              <dc:date>2022-02-28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BLAST, LaserGene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hunwen Lu, Michael C. Edwards, Timothy L. Fries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6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35" calcext:value-type="float">
            <text:p>13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65-7</text:p>
          </table:table-cell>
          <table:table-cell table:style-name="ce65" table:formula="of:=concat(&quot;https://dx.doi.org/&quot;; [.F5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57]; [$'Journal Lookup Tables'.$A$2:.$B$22])" office:value-type="string" office:string-value="BOTH" calcext:value-type="string">
            <text:p>BOTH</text:p>
          </table:table-cell>
          <table:table-cell table:style-name="ce83" table:formula="of:=LOOKUP([.A5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AST, 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orrez-Calzada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Claudia Torres-Calzada, Raul Tapia-Tussell, Inocencio Higuera-Ciapara, Daisy Perez-Brit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67-79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34-1</text:p>
          </table:table-cell>
          <table:table-cell table:style-name="ce65" table:formula="of:=concat(&quot;https://dx.doi.org/&quot;; [.F5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58]; [$'Journal Lookup Tables'.$A$2:.$B$22])" office:value-type="string" office:string-value="BOTH" calcext:value-type="string">
            <text:p>BOTH</text:p>
          </table:table-cell>
          <table:table-cell table:style-name="ce83" table:formula="of:=LOOKUP([.A5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74.54pt" svg:height="42.75pt" svg:x="1454.29pt" svg:y="921pt" draw:caption-point-x="-11.54pt" draw:caption-point-y="-22.99pt">
              <dc:date>2022-02-28T00:00:00</dc:date>
              <text:p text:style-name="P1">phylogenetic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RNAviz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ao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ngji Cao, Huanan Su, Sagheer Atta, Xuefeng Wang, Qiong Wu, Zhongan Li, Changyong Zhou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1--21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Molecular characterization and phylogenetic analysis of Citrus viroid V isolates from Pakistan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2-0069-3</text:p>
          </table:table-cell>
          <table:table-cell table:style-name="ce65" table:formula="of:=concat(&quot;https://dx.doi.org/&quot;; [.F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59]; [$'Journal Lookup Tables'.$A$2:.$B$22])" office:value-type="string" office:string-value="BOTH" calcext:value-type="string">
            <text:p>BOTH</text:p>
          </table:table-cell>
          <table:table-cell table:style-name="ce83" table:formula="of:=LOOKUP([.A59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IDA® SOFT Win software, Infostat 2007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35" calcext:value-type="float">
            <text:p>13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3-0315-3</text:p>
          </table:table-cell>
          <table:table-cell table:style-name="ce65" table:formula="of:=concat(&quot;https://dx.doi.org/&quot;; [.F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60]; [$'Journal Lookup Tables'.$A$2:.$B$22])" office:value-type="string" office:string-value="BOTH" calcext:value-type="string">
            <text:p>BOTH</text:p>
          </table:table-cell>
          <table:table-cell table:style-name="ce83" table:formula="of:=LOOKUP([.A6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0" calcext:value-type="float">
            <text:p>10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543--155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31" calcext:value-type="float">
            <text:p>3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4-0525-3</text:p>
          </table:table-cell>
          <table:table-cell table:style-name="ce65" table:formula="of:=concat(&quot;https://dx.doi.org/&quot;; [.F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1]; [$'Journal Lookup Tables'.$A$2:.$B$22])" office:value-type="string" office:string-value="BOTH" calcext:value-type="string">
            <text:p>BOTH</text:p>
          </table:table-cell>
          <table:table-cell table:style-name="ce83" table:formula="of:=LOOKUP([.A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office:annotation draw:style-name="gr5" draw:text-style-name="P2" svg:width="799.99pt" svg:height="42.75pt" svg:x="1711.39pt" svg:y="968.26pt" draw:caption-point-x="-11.54pt" draw:caption-point-y="-22.99pt">
              <dc:date>2022-02-28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Papaioannou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Ioannis A. Papaioannou, Milton A.Typ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71-82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Barrage formation is independent from heterokaryon incompatibility in \textit{{Verticillium dahliae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5-0740-6</text:p>
          </table:table-cell>
          <table:table-cell table:style-name="ce65" table:formula="of:=concat(&quot;https://dx.doi.org/&quot;; [.F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62]; [$'Journal Lookup Tables'.$A$2:.$B$22])" office:value-type="string" office:string-value="BOTH" calcext:value-type="string">
            <text:p>BOTH</text:p>
          </table:table-cell>
          <table:table-cell table:style-name="ce83" table:formula="of:=LOOKUP([.A6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12.69pt" svg:height="42.75pt" svg:x="1901.85pt" svg:y="983.99pt" draw:caption-point-x="-11.54pt" draw:caption-point-y="-22.96pt">
              <dc:date>2022-02-28T00:00:00</dc:date>
              <text:p text:style-name="P1">Deposited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pDRAW32, SPSS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asić, N. Duduk, I. Vico, D. rančić, V. Pajić, D. Backhous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44" calcext:value-type="float">
            <text:p>1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79-6</text:p>
          </table:table-cell>
          <table:table-cell table:style-name="ce72" table:formula="of:=concat(&quot;https://dx.doi.org/&quot;; [.F6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3]; [$'Journal Lookup Tables'.$A$2:.$B$22])" office:value-type="string" office:string-value="BOTH" calcext:value-type="string">
            <text:p>BOTH</text:p>
          </table:table-cell>
          <table:table-cell table:style-name="ce83" table:formula="of:=LOOKUP([.A63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2" calcext:value-type="float">
            <text:p>10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83-x</text:p>
          </table:table-cell>
          <table:table-cell table:style-name="ce72" table:formula="of:=concat(&quot;https://dx.doi.org/&quot;; [.F6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4]; [$'Journal Lookup Tables'.$A$2:.$B$22])" office:value-type="string" office:string-value="BOTH" calcext:value-type="string">
            <text:p>BOTH</text:p>
          </table:table-cell>
          <table:table-cell table:style-name="ce83" table:formula="of:=LOOKUP([.A6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DPS Data Processing System, PeptideMass, SMART, SignalP, PSIPRED, Swiss-model, Clustal X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8-1458-z</text:p>
          </table:table-cell>
          <table:table-cell table:style-name="ce65" table:formula="of:=concat(&quot;https://dx.doi.org/&quot;; [.F6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5]; [$'Journal Lookup Tables'.$A$2:.$B$22])" office:value-type="string" office:string-value="BOTH" calcext:value-type="string">
            <text:p>BOTH</text:p>
          </table:table-cell>
          <table:table-cell table:style-name="ce83" table:formula="of:=LOOKUP([.A65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European Journal of Plant Pathology</text:p>
          </table:table-cell>
          <table:table-cell table:style-name="ce48" office:value-type="string" calcext:value-type="string">
            <text:p>Eur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3" calcext:value-type="float">
            <office:annotation draw:style-name="gr5" draw:text-style-name="P2" svg:width="781.8pt" svg:height="42.75pt" svg:x="446.29pt" svg:y="1047pt" draw:caption-point-x="-11.54pt" draw:caption-point-y="-22.99pt">
              <dc:date>2022-02-28T00:00:00</dc:date>
              <text:p text:style-name="P1">changed to 173 to fit plant virology section</text:p>
              <text:p text:style-name="P1"><text:tab/>-Emerson Del Ponte</text:p>
            </office:annotation>
            <text:p>12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office:annotation draw:style-name="gr1" draw:text-style-name="P2" svg:width="538.95pt" svg:height="74.24pt" svg:x="808.98pt" svg:y="1047pt" draw:caption-point-x="-11.54pt" draw:caption-point-y="-22.99pt">
              <dc:date>2022-02-28T00:00:00</dc:date>
              <text:p text:style-name="P1">Systemic distribution of different low pathogenic avian influenza (LPAI) viruses in chicken</text:p>
              <text:p text:style-name="P1"><text:tab/>-Emerson Del Ponte</text:p>
              <text:p text:style-name="P1">This is a replicate of above.. suggest to elminate</text:p>
              <text:p text:style-name="P1"><text:tab/>-Emerson Del Ponte</text:p>
            </office:annotation>
            <text:p>10.1007/s10658-018-1547-z</text:p>
          </table:table-cell>
          <table:table-cell table:style-name="ce68" table:formula="of:=concat(&quot;https://dx.doi.org/&quot;; [.F6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66]; [$'Journal Lookup Tables'.$A$2:.$B$22])" office:value-type="string" office:string-value="BOTH" calcext:value-type="string">
            <text:p>BOTH</text:p>
          </table:table-cell>
          <table:table-cell table:style-name="ce83" table:formula="of:=LOOKUP([.A6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66" table:formula="of:=concat(&quot;https://dx.doi.org/&quot;; [.F6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67]; [$'Journal Lookup Tables'.$A$2:.$B$22])" office:value-type="string" office:string-value="BOTH" calcext:value-type="string">
            <text:p>BOTH</text:p>
          </table:table-cell>
          <table:table-cell table:style-name="ce84" table:formula="of:=LOOKUP([.A6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66" table:formula="of:=concat(&quot;https://dx.doi.org/&quot;; [.F6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68]; [$'Journal Lookup Tables'.$A$2:.$B$22])" office:value-type="string" office:string-value="BOTH" calcext:value-type="string">
            <text:p>BOTH</text:p>
          </table:table-cell>
          <table:table-cell table:style-name="ce84" table:formula="of:=LOOKUP([.A6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69" table:formula="of:=concat(&quot;https://dx.doi.org/&quot;; [.F69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69]; [$'Journal Lookup Tables'.$A$2:.$B$22])" office:value-type="string" office:string-value="BOTH" calcext:value-type="string">
            <text:p>BOTH</text:p>
          </table:table-cell>
          <table:table-cell table:style-name="ce86" table:formula="of:=LOOKUP([.A6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XLSTA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67" table:formula="of:=concat(&quot;https://dx.doi.org/&quot;; [.F70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0]; [$'Journal Lookup Tables'.$A$2:.$B$22])" office:value-type="string" office:string-value="BOTH" calcext:value-type="string">
            <text:p>BOTH</text:p>
          </table:table-cell>
          <table:table-cell table:style-name="ce85" table:formula="of:=LOOKUP([.A70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Excel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67" table:formula="of:=concat(&quot;https://dx.doi.org/&quot;; [.F7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1]; [$'Journal Lookup Tables'.$A$2:.$B$22])" office:value-type="string" office:string-value="BOTH" calcext:value-type="string">
            <text:p>BOTH</text:p>
          </table:table-cell>
          <table:table-cell table:style-name="ce85" table:formula="of:=LOOKUP([.A7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9" office:value-type="string" calcext:value-type="string">
            <text:p>Chromas Pro, Genetyx</text:p>
          </table:table-cell>
          <table:table-cell table:style-name="ce13" office:value-type="string" calcext:value-type="string">
            <text:p>,</text:p>
          </table:table-cell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67" table:formula="of:=concat(&quot;https://dx.doi.org/&quot;; [.F7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2]; [$'Journal Lookup Tables'.$A$2:.$B$22])" office:value-type="string" office:string-value="BOTH" calcext:value-type="string">
            <text:p>BOTH</text:p>
          </table:table-cell>
          <table:table-cell table:style-name="ce85" table:formula="of:=LOOKUP([.A7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9" office:value-type="string" calcext:value-type="string">
            <text:p>BioEdit 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70" table:formula="of:=concat(&quot;https://dx.doi.org/&quot;; [.F73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73]; [$'Journal Lookup Tables'.$A$2:.$B$22])" office:value-type="string" office:string-value="BOTH" calcext:value-type="string">
            <text:p>BOTH</text:p>
          </table:table-cell>
          <table:table-cell table:style-name="ce87" table:formula="of:=LOOKUP([.A73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eMapper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4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439-0329.2011.00729.x</text:p>
          </table:table-cell>
          <table:table-cell table:style-name="ce65" table:formula="of:=concat(&quot;https://dx.doi.org/&quot;; [.F7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4]; [$'Journal Lookup Tables'.$A$2:.$B$22])" office:value-type="string" office:string-value="BOTH" calcext:value-type="string">
            <text:p>BOTH</text:p>
          </table:table-cell>
          <table:table-cell table:style-name="ce83" table:formula="of:=LOOKUP([.A7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99.99pt" svg:height="42.75pt" svg:x="1711.39pt" svg:y="1172.24pt" draw:caption-point-x="-11.54pt" draw:caption-point-y="-22.22pt">
              <dc:date>2022-02-28T00:00:00</dc:date>
              <text:p text:style-name="P1">Only says that the sequences were "analysed"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210.27pt" svg:height="61.68pt" svg:x="2446.33pt" svg:y="1162.77pt" draw:caption-point-x="-11.54pt" draw:caption-point-y="-12.76pt">
              <dc:date>2022-02-28T00:00:00</dc:date>
              <text:p text:style-name="P1">The level of detail in the materials and methods is meticulous and to be commended. Not just computational, but all information contained</text:p>
              <text:p text:style-name="P1"><text:tab/>-Adam H. Sparks</text:p>
            </office:annotation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6--1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Isolation of {\textit{Phytophthora lateralis}} from {\textit{Chamaecyparis}} foliage in Taiwan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2" calcext:value-type="float">
            <text:p>4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0.00710.x</text:p>
          </table:table-cell>
          <table:table-cell table:style-name="ce65" table:formula="of:=concat(&quot;https://dx.doi.org/&quot;; [.F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5]; [$'Journal Lookup Tables'.$A$2:.$B$22])" office:value-type="string" office:string-value="BOTH" calcext:value-type="string">
            <text:p>BOTH</text:p>
          </table:table-cell>
          <table:table-cell table:style-name="ce83" table:formula="of:=LOOKUP([.A75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99.99pt" svg:height="42.75pt" svg:x="1711.39pt" svg:y="1188pt" draw:caption-point-x="-11.54pt" draw:caption-point-y="-22.99pt">
              <dc:date>2022-02-28T00:00:00</dc:date>
              <text:p text:style-name="P1">genstat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1.00712.x</text:p>
          </table:table-cell>
          <table:table-cell table:style-name="ce65" table:formula="of:=concat(&quot;https://dx.doi.org/&quot;; [.F7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76]; [$'Journal Lookup Tables'.$A$2:.$B$22])" office:value-type="string" office:string-value="BOTH" calcext:value-type="string">
            <text:p>BOTH</text:p>
          </table:table-cell>
          <table:table-cell table:style-name="ce83" table:formula="of:=LOOKUP([.A7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4" draw:text-style-name="P2" svg:width="799.99pt" svg:height="42.72pt" svg:x="1711.39pt" svg:y="1203.76pt" draw:caption-point-x="-11.54pt" draw:caption-point-y="-22.99pt">
              <dc:date>2022-02-28T00:00:00</dc:date>
              <text:p text:style-name="P1">Quantity One version 4.6.3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Quantity On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11</text:p>
          </table:table-cell>
          <table:table-cell table:style-name="ce65" table:formula="of:=concat(&quot;https://dx.doi.org/&quot;; [.F7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7]; [$'Journal Lookup Tables'.$A$2:.$B$22])" office:value-type="string" office:string-value="BOTH" calcext:value-type="string">
            <text:p>BOTH</text:p>
          </table:table-cell>
          <table:table-cell table:style-name="ce83" table:formula="of:=LOOKUP([.A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99.99pt" svg:height="42.75pt" svg:x="1711.39pt" svg:y="1219.49pt" draw:caption-point-x="-11.54pt" draw:caption-point-y="-22.96pt">
              <dc:date>2022-02-28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1" draw:text-style-name="P2" svg:width="712.69pt" svg:height="74.24pt" svg:x="1901.85pt" svg:y="1219.49pt" draw:caption-point-x="-11.54pt" draw:caption-point-y="-22.96pt">
              <dc:date>2022-02-28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office:annotation draw:style-name="gr5" draw:text-style-name="P2" svg:width="210.27pt" svg:height="42.75pt" svg:x="2446.33pt" svg:y="1219.49pt" draw:caption-point-x="-11.54pt" draw:caption-point-y="-22.96pt">
              <dc:date>2022-02-28T00:00:00</dc:date>
              <text:p text:style-name="P1">Any analysis software is not discussed</text:p>
              <text:p text:style-name="P1"><text:tab/>-Adam H. Sparks</text:p>
            </office:annotation>
            <text:p>NSITE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D.-D. Wang, X.-Y. Cheng, Y.-S. Wang, H.-Y. Pan, B.-Y. Xi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4--15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76</text:p>
          </table:table-cell>
          <table:table-cell table:style-name="ce65" table:formula="of:=concat(&quot;https://dx.doi.org/&quot;; [.F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8]; [$'Journal Lookup Tables'.$A$2:.$B$22])" office:value-type="string" office:string-value="BOTH" calcext:value-type="string">
            <text:p>BOTH</text:p>
          </table:table-cell>
          <table:table-cell table:style-name="ce83" table:formula="of:=LOOKUP([.A78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210.27pt" svg:height="42.75pt" svg:x="2446.33pt" svg:y="1235.25pt" draw:caption-point-x="-11.54pt" draw:caption-point-y="-22.99pt">
              <dc:date>2022-02-28T00:00:00</dc:date>
              <text:p text:style-name="P1">No mention of how graphs were made</text:p>
              <text:p text:style-name="P1"><text:tab/>-Adam H. Sparks</text:p>
            </office:annotation>
            <text:p>MAFFT, MEGA, PAUP, 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Roux, H. Solheim, G. Kamgan Nkuekam, M. J. Wingfield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4--1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\textit{{Sporendocladia bactrospora}} associated with wounds on native broadleaved trees in {Norway} and {Sweden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4" calcext:value-type="float">
            <text:p>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078</text:p>
          </table:table-cell>
          <table:table-cell table:style-name="ce65" table:formula="of:=concat(&quot;https://dx.doi.org/&quot;; [.F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9]; [$'Journal Lookup Tables'.$A$2:.$B$22])" office:value-type="string" office:string-value="BOTH" calcext:value-type="string">
            <text:p>BOTH</text:p>
          </table:table-cell>
          <table:table-cell table:style-name="ce83" table:formula="of:=LOOKUP([.A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99.99pt" svg:height="42.75pt" svg:x="1711.39pt" svg:y="1250.99pt" draw:caption-point-x="-11.54pt" draw:caption-point-y="-22.96pt">
              <dc:date>2022-02-28T00:00:00</dc:date>
              <text:p text:style-name="P1">several.. CODONCODE ALIGNER 4.0.2 program, WEBSAT, PRIMER3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DONCODE ALIGNER, WEBSAT, PRIMER3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134</text:p>
          </table:table-cell>
          <table:table-cell table:style-name="ce65" table:formula="of:=concat(&quot;https://dx.doi.org/&quot;; [.F8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80]; [$'Journal Lookup Tables'.$A$2:.$B$22])" office:value-type="string" office:string-value="BOTH" calcext:value-type="string">
            <text:p>BOTH</text:p>
          </table:table-cell>
          <table:table-cell table:style-name="ce83" table:formula="of:=LOOKUP([.A8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39</text:p>
          </table:table-cell>
          <table:table-cell table:style-name="ce65" table:formula="of:=concat(&quot;https://dx.doi.org/&quot;; [.F8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1]; [$'Journal Lookup Tables'.$A$2:.$B$22])" office:value-type="string" office:string-value="BOTH" calcext:value-type="string">
            <text:p>BOTH</text:p>
          </table:table-cell>
          <table:table-cell table:style-name="ce83" table:formula="of:=LOOKUP([.A81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office:annotation draw:style-name="gr5" draw:text-style-name="P2" svg:width="799.99pt" svg:height="42.75pt" svg:x="1711.39pt" svg:y="1282.51pt" draw:caption-point-x="-11.54pt" draw:caption-point-y="-22.99pt">
              <dc:date>2022-02-28T00:00:00</dc:date>
              <text:p text:style-name="P1">Gen- Bank and PhytophthoraDB</text:p>
              <text:p text:style-name="P1"><text:tab/>-Emerson Del Ponte</text:p>
            </office:annotation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GenBank, PhytophthoraD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efp.12263</text:p>
          </table:table-cell>
          <table:table-cell table:style-name="ce65" table:formula="of:=concat(&quot;https://dx.doi.org/&quot;; [.F82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82]; [$'Journal Lookup Tables'.$A$2:.$B$22])" office:value-type="string" office:string-value="BOTH" calcext:value-type="string">
            <text:p>BOTH</text:p>
          </table:table-cell>
          <table:table-cell table:style-name="ce83" table:formula="of:=LOOKUP([.A82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owtie, samtools, GenAlEx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im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-S. Kim, P. A. Hohenlohe, K.-H. Kim, S.-T. Seo, N. B. Klopfenstei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M. Hale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64--167</text:p>
          </table:table-cell>
          <table:table-cell table:style-name="ce35" office:value-type="string" calcext:value-type="string">
            <text:p>Wiley-Blackwell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6" calcext:value-type="float">
            <text:p>46</text:p>
          </table:table-cell>
          <table:table-cell table:style-name="ce123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88</text:p>
          </table:table-cell>
          <table:table-cell table:style-name="ce71" table:formula="of:=concat(&quot;https://dx.doi.org/&quot;; [.F8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3]; [$'Journal Lookup Tables'.$A$2:.$B$22])" office:value-type="string" office:string-value="BOTH" calcext:value-type="string">
            <text:p>BOTH</text:p>
          </table:table-cell>
          <table:table-cell table:style-name="ce83" table:formula="of:=LOOKUP([.A83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4" calcext:value-type="float">
            <text:p>74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01</text:p>
          </table:table-cell>
          <table:table-cell table:style-name="ce72" table:formula="of:=concat(&quot;https://dx.doi.org/&quot;; [.F8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4]; [$'Journal Lookup Tables'.$A$2:.$B$22])" office:value-type="string" office:string-value="BOTH" calcext:value-type="string">
            <text:p>BOTH</text:p>
          </table:table-cell>
          <table:table-cell table:style-name="ce83" table:formula="of:=LOOKUP([.A84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0" calcext:value-type="float">
            <text:p>1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13</text:p>
          </table:table-cell>
          <table:table-cell table:style-name="ce72" table:formula="of:=concat(&quot;https://dx.doi.org/&quot;; [.F8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5]; [$'Journal Lookup Tables'.$A$2:.$B$22])" office:value-type="string" office:string-value="BOTH" calcext:value-type="string">
            <text:p>BOTH</text:p>
          </table:table-cell>
          <table:table-cell table:style-name="ce83" table:formula="of:=LOOKUP([.A85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5</text:p>
          </table:table-cell>
          <table:table-cell table:style-name="ce65" table:formula="of:=concat(&quot;https://dx.doi.org/&quot;; [.F8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6]; [$'Journal Lookup Tables'.$A$2:.$B$22])" office:value-type="string" office:string-value="BOTH" calcext:value-type="string">
            <text:p>BOTH</text:p>
          </table:table-cell>
          <table:table-cell table:style-name="ce83" table:formula="of:=LOOKUP([.A8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6</text:p>
          </table:table-cell>
          <table:table-cell table:style-name="ce65" table:formula="of:=concat(&quot;https://dx.doi.org/&quot;; [.F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7]; [$'Journal Lookup Tables'.$A$2:.$B$22])" office:value-type="string" office:string-value="BOTH" calcext:value-type="string">
            <text:p>BOTH</text:p>
          </table:table-cell>
          <table:table-cell table:style-name="ce83" table:formula="of:=LOOKUP([.A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Forest Pathology</text:p>
          </table:table-cell>
          <table:table-cell table:style-name="ce48" office:value-type="string" calcext:value-type="string">
            <text:p>Fores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doi-org.ezproxy.usq.edu.au/10.1111/efp.12647" xlink:type="simple">Adam</text:a></text:p>
          </table:table-cell>
          <table:table-cell table:style-name="ce60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68" table:formula="of:=concat(&quot;https://dx.doi.org/&quot;; [.F88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 in this journal, so selected first article that was research in 2021</text:p>
          </table:table-cell>
          <table:table-cell table:style-name="ce76" table:formula="of:=LOOKUP([.A88]; [$'Journal Lookup Tables'.$A$2:.$B$22])" office:value-type="string" office:string-value="BOTH" calcext:value-type="string">
            <text:p>BOTH</text:p>
          </table:table-cell>
          <table:table-cell table:style-name="ce83" table:formula="of:=LOOKUP([.A88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PSS, Primer Premier 5, geNorm, RefFinder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49" office:value-type="string" calcext:value-type="string">
            <text:p>Fores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55" office:value-type="string" calcext:value-type="string">
            <text:p><text:a xlink:href="https://doi.org/10.1111/efp.12468" xlink:type="simple">Kaique</text:a>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69" table:formula="of:=concat(&quot;https://dx.doi.org/&quot;; [.F89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79" table:formula="of:=LOOKUP([.A89]; [$'Journal Lookup Tables'.$A$2:.$B$22])" office:value-type="string" office:string-value="BOTH" calcext:value-type="string">
            <text:p>BOTH</text:p>
          </table:table-cell>
          <table:table-cell table:style-name="ce86" table:formula="of:=LOOKUP([.A8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MEGA, BioEdit, ClustalW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50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5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67" table:formula="of:=concat(&quot;https://dx.doi.org/&quot;; [.F90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78" table:formula="of:=LOOKUP([.A90]; [$'Journal Lookup Tables'.$A$2:.$B$22])" office:value-type="string" office:string-value="BOTH" calcext:value-type="string">
            <text:p>BOTH</text:p>
          </table:table-cell>
          <table:table-cell table:style-name="ce85" table:formula="of:=LOOKUP([.A90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2" office:value-type="string" calcext:value-type="string">
            <text:p>Sequencher, MAFFT, Bioedit, MrBayes, MrBayes, Fig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53" office:value-type="string" calcext:value-type="string">
            <text:p><text:a xlink:href="https://doi.org/10.1111/efp.12574" xlink:type="simple">Zach</text:a>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70" table:formula="of:=concat(&quot;https://dx.doi.org/&quot;; [.F91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80" table:formula="of:=LOOKUP([.A91]; [$'Journal Lookup Tables'.$A$2:.$B$22])" office:value-type="string" office:string-value="BOTH" calcext:value-type="string">
            <text:p>BOTH</text:p>
          </table:table-cell>
          <table:table-cell table:style-name="ce87" table:formula="of:=LOOKUP([.A91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/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7-9</text:p>
          </table:table-cell>
          <table:table-cell table:style-name="ce65" table:formula="of:=concat(&quot;https://dx.doi.org/&quot;; [.F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2]; [$'Journal Lookup Tables'.$A$2:.$B$22])" office:value-type="string" office:string-value="BOTH" calcext:value-type="string">
            <text:p>BOTH</text:p>
          </table:table-cell>
          <table:table-cell table:style-name="ce83" table:formula="of:=LOOKUP([.A9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99.99pt" svg:height="42.75pt" svg:x="1711.39pt" svg:y="1454.26pt" draw:caption-point-x="-11.54pt" draw:caption-point-y="-22.99pt">
              <dc:date>2022-02-28T00:00:00</dc:date>
              <text:p text:style-name="P1">Phylogenetic analysis was performed, no mention of what was used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mamot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 Yamamoto, Kazuaki Tanaka, Nobuaki Ohtaka, Toyozo Sato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9--105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0-3</text:p>
          </table:table-cell>
          <table:table-cell table:style-name="ce65" table:formula="of:=concat(&quot;https://dx.doi.org/&quot;; [.F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3]; [$'Journal Lookup Tables'.$A$2:.$B$22])" office:value-type="string" office:string-value="BOTH" calcext:value-type="string">
            <text:p>BOTH</text:p>
          </table:table-cell>
          <table:table-cell table:style-name="ce83" table:formula="of:=LOOKUP([.A9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" draw:text-style-name="P2" svg:width="738.11pt" svg:height="74.24pt" svg:x="1828.83pt" svg:y="1469.99pt" draw:caption-point-x="-11.54pt" draw:caption-point-y="-22.96pt">
              <dc:date>2022-02-28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. Sparks</text:p>
              <text:p text:style-name="P1">They do mention the phrase "no statistical significance" so I can assume that statistical analysis was indeed performed and this should be 0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Id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ukari Ido, Kenji S. Nakahara, Ichiro Uye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7--132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White clover mosaic virus-induced gene silencing in pe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2-0363-0</text:p>
          </table:table-cell>
          <table:table-cell table:style-name="ce65" table:formula="of:=concat(&quot;https://dx.doi.org/&quot;; [.F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94]; [$'Journal Lookup Tables'.$A$2:.$B$22])" office:value-type="string" office:string-value="BOTH" calcext:value-type="string">
            <text:p>BOTH</text:p>
          </table:table-cell>
          <table:table-cell table:style-name="ce83" table:formula="of:=LOOKUP([.A9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74.54pt" svg:height="42.75pt" svg:x="1454.29pt" svg:y="1485.75pt" draw:caption-point-x="-11.54pt" draw:caption-point-y="-22.99pt">
              <dc:date>2022-02-28T00:00:00</dc:date>
              <text:p text:style-name="P1">First report of a pathogen</text:p>
              <text:p text:style-name="P1"><text:tab/>-Emerson Del Ponte</text:p>
            </office:annotation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office:annotation draw:style-name="gr5" draw:text-style-name="P2" svg:width="799.99pt" svg:height="42.75pt" svg:x="1711.39pt" svg:y="1485.75pt" draw:caption-point-x="-11.54pt" draw:caption-point-y="-22.99pt">
              <dc:date>2022-02-28T00:00:00</dc:date>
              <text:p text:style-name="P1">MEGA 5.05 software</text:p>
              <text:p text:style-name="P1"><text:tab/>-Emerson Del Ponte</text:p>
            </office:annotation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ashiro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obuya Tashiro, Kayo Manabe, Youichi Id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40--144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78" calcext:value-type="float">
            <text:p>78</text:p>
          </table:table-cell>
          <table:table-cell table:style-name="ce64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364-z</text:p>
          </table:table-cell>
          <table:table-cell table:style-name="ce65" table:formula="of:=concat(&quot;https://dx.doi.org/&quot;; [.F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5]; [$'Journal Lookup Tables'.$A$2:.$B$22])" office:value-type="string" office:string-value="BOTH" calcext:value-type="string">
            <text:p>BOTH</text:p>
          </table:table-cell>
          <table:table-cell table:style-name="ce83" table:formula="of:=LOOKUP([.A9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Primer3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Yakabe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26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78" calcext:value-type="float">
            <text:p>78</text:p>
          </table:table-cell>
          <table:table-cell table:style-name="ce123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416-4</text:p>
          </table:table-cell>
          <table:table-cell table:style-name="ce65" table:formula="of:=concat(&quot;https://dx.doi.org/&quot;; [.F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6]; [$'Journal Lookup Tables'.$A$2:.$B$22])" office:value-type="string" office:string-value="BOTH" calcext:value-type="string">
            <text:p>BOTH</text:p>
          </table:table-cell>
          <table:table-cell table:style-name="ce83" table:formula="of:=LOOKUP([.A9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3-0428-8</text:p>
          </table:table-cell>
          <table:table-cell table:style-name="ce65" table:formula="of:=concat(&quot;https://dx.doi.org/&quot;; [.F9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7]; [$'Journal Lookup Tables'.$A$2:.$B$22])" office:value-type="string" office:string-value="BOTH" calcext:value-type="string">
            <text:p>BOTH</text:p>
          </table:table-cell>
          <table:table-cell table:style-name="ce83" table:formula="of:=LOOKUP([.A9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office:annotation draw:style-name="gr5" draw:text-style-name="P2" svg:width="830.13pt" svg:height="42.75pt" svg:x="1616.2pt" svg:y="1533pt" draw:caption-point-x="-11.54pt" draw:caption-point-y="-22.99pt">
              <dc:date>2022-02-28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. Sparks</text:p>
            </office:annotation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7" draw:text-style-name="P2" svg:width="712.69pt" svg:height="74.98pt" svg:x="1901.85pt" svg:y="1533pt" draw:caption-point-x="-11.54pt" draw:caption-point-y="-22.99pt">
              <dc:date>2022-02-28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Fgenesh, SignalP, Protcomp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Zhang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6--104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405-7</text:p>
          </table:table-cell>
          <table:table-cell table:style-name="ce65" table:formula="of:=concat(&quot;https://dx.doi.org/&quot;; [.F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8]; [$'Journal Lookup Tables'.$A$2:.$B$22])" office:value-type="string" office:string-value="BOTH" calcext:value-type="string">
            <text:p>BOTH</text:p>
          </table:table-cell>
          <table:table-cell table:style-name="ce83" table:formula="of:=LOOKUP([.A9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sep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79" calcext:value-type="float">
            <text:p>79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80-4</text:p>
          </table:table-cell>
          <table:table-cell table:style-name="ce65" table:formula="of:=concat(&quot;https://dx.doi.org/&quot;; [.F9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9]; [$'Journal Lookup Tables'.$A$2:.$B$22])" office:value-type="string" office:string-value="BOTH" calcext:value-type="string">
            <text:p>BOTH</text:p>
          </table:table-cell>
          <table:table-cell table:style-name="ce83" table:formula="of:=LOOKUP([.A9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2" draw:text-style-name="P2" svg:width="712.69pt" svg:height="43.48pt" svg:x="1901.85pt" svg:y="1564.5pt" draw:caption-point-x="-11.54pt" draw:caption-point-y="-22.99pt">
              <dc:date>2022-02-28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9--10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Brown root rot of Russell prairie gentian caused by \textitit{{Subplenodomus drobnjacensis}}. 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91-1</text:p>
          </table:table-cell>
          <table:table-cell table:style-name="ce65" table:formula="of:=concat(&quot;https://dx.doi.org/&quot;; [.F100])" office:value-type="string" office:string-value="" calcext:value-type="error">
            <text:p>#NAME?</text:p>
          </table:table-cell>
          <table:table-cell table:style-name="ce35" office:value-type="string" calcext:value-type="string">
            <text:p>Random page number exact duplicate of last, next sequential article selected</text:p>
          </table:table-cell>
          <table:table-cell table:style-name="ce76" table:formula="of:=LOOKUP([.A100]; [$'Journal Lookup Tables'.$A$2:.$B$22])" office:value-type="string" office:string-value="BOTH" calcext:value-type="string">
            <text:p>BOTH</text:p>
          </table:table-cell>
          <table:table-cell table:style-name="ce83" table:formula="of:=LOOKUP([.A10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2" draw:text-style-name="P2" svg:width="799.99pt" svg:height="43.48pt" svg:x="1711.39pt" svg:y="1580.26pt" draw:caption-point-x="-11.54pt" draw:caption-point-y="-22.99pt">
              <dc:date>2022-02-28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, 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2" draw:text-style-name="P2" svg:width="1126.2pt" svg:height="43.48pt" svg:x="3718.49pt" svg:y="1580.26pt" draw:caption-point-x="-11.54pt" draw:caption-point-y="-22.99pt">
              <dc:date>2022-02-28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4-0557-8</text:p>
          </table:table-cell>
          <table:table-cell table:style-name="ce65" table:formula="of:=concat(&quot;https://dx.doi.org/&quot;; [.F10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1]; [$'Journal Lookup Tables'.$A$2:.$B$22])" office:value-type="string" office:string-value="BOTH" calcext:value-type="string">
            <text:p>BOTH</text:p>
          </table:table-cell>
          <table:table-cell table:style-name="ce83" table:formula="of:=LOOKUP([.A10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74.54pt" svg:height="42.75pt" svg:x="1454.29pt" svg:y="1596.76pt" draw:caption-point-x="-11.54pt" draw:caption-point-y="-23.73pt">
              <dc:date>2022-02-28T00:00:00</dc:date>
              <text:p text:style-name="P1">germplasm evaluation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8" draw:text-style-name="P2" svg:width="799.99pt" svg:height="105.73pt" svg:x="1711.39pt" svg:y="1596.76pt" draw:caption-point-x="-11.54pt" draw:caption-point-y="-23.73pt">
              <dc:date>2022-02-28T00:00:00</dc:date>
              <text:p text:style-name="P1">uses SAS</text:p>
              <text:p text:style-name="P1"><text:tab/>-Emerson Del Ponte</text:p>
              <text:p text:style-name="P1">I thought we were ranking SAS as a 2 since there is a free version?</text:p>
              <text:p text:style-name="P1"><text:tab/>-Adam H. Sparks</text:p>
              <text:p text:style-name="P1">If so, I will need to change everything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5-0633-8</text:p>
          </table:table-cell>
          <table:table-cell table:style-name="ce65" table:formula="of:=concat(&quot;https://dx.doi.org/&quot;; [.F1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02]; [$'Journal Lookup Tables'.$A$2:.$B$22])" office:value-type="string" office:string-value="BOTH" calcext:value-type="string">
            <text:p>BOTH</text:p>
          </table:table-cell>
          <table:table-cell table:style-name="ce83" table:formula="of:=LOOKUP([.A10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office:annotation draw:style-name="gr5" draw:text-style-name="P2" svg:width="738.11pt" svg:height="42.75pt" svg:x="1828.83pt" svg:y="1612.49pt" draw:caption-point-x="-11.54pt" draw:caption-point-y="-22.96pt">
              <dc:date>2022-02-28T00:00:00</dc:date>
              <text:p text:style-name="P1">Some of the data are available as supplementary materials, but scripts, etc. used to calculate correlation coefficient are not mentioned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office:annotation draw:style-name="gr5" draw:text-style-name="P2" svg:width="712.69pt" svg:height="42.75pt" svg:x="1901.85pt" svg:y="1612.49pt" draw:caption-point-x="-11.54pt" draw:caption-point-y="-22.96pt">
              <dc:date>2022-02-28T00:00:00</dc:date>
              <text:p text:style-name="P1">Article supplementary materials are provided, but any scripts or data used for analysis are not available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1--5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Field method to monitor the mycoparasitic fungus \textit{{Coniothyrium minitans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82" calcext:value-type="float">
            <text:p>8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6-0656-9</text:p>
          </table:table-cell>
          <table:table-cell table:style-name="ce65" table:formula="of:=concat(&quot;https://dx.doi.org/&quot;; [.F10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03]; [$'Journal Lookup Tables'.$A$2:.$B$22])" office:value-type="string" office:string-value="BOTH" calcext:value-type="string">
            <text:p>BOTH</text:p>
          </table:table-cell>
          <table:table-cell table:style-name="ce83" table:formula="of:=LOOKUP([.A10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830.13pt" svg:height="42.75pt" svg:x="1616.2pt" svg:y="1628.25pt" draw:caption-point-x="-11.54pt" draw:caption-point-y="-22.99pt">
              <dc:date>2022-02-28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Clustal W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Takao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ma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3" calcext:value-type="float">
            <text:p>3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31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82" calcext:value-type="float">
            <text:p>82</text:p>
          </table:table-cell>
          <table:table-cell table:style-name="ce123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6-0690-7</text:p>
          </table:table-cell>
          <table:table-cell table:style-name="ce65" table:formula="of:=concat(&quot;https://dx.doi.org/&quot;; [.F1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4]; [$'Journal Lookup Tables'.$A$2:.$B$22])" office:value-type="string" office:string-value="BOTH" calcext:value-type="string">
            <text:p>BOTH</text:p>
          </table:table-cell>
          <table:table-cell table:style-name="ce83" table:formula="of:=LOOKUP([.A10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698-7</text:p>
          </table:table-cell>
          <table:table-cell table:style-name="ce65" table:formula="of:=concat(&quot;https://dx.doi.org/&quot;; [.F10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5]; [$'Journal Lookup Tables'.$A$2:.$B$22])" office:value-type="string" office:string-value="BOTH" calcext:value-type="string">
            <text:p>BOTH</text:p>
          </table:table-cell>
          <table:table-cell table:style-name="ce83" table:formula="of:=LOOKUP([.A10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9" calcext:value-type="float">
            <text:p>9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700-4</text:p>
          </table:table-cell>
          <table:table-cell table:style-name="ce65" table:formula="of:=concat(&quot;https://dx.doi.org/&quot;; [.F10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6]; [$'Journal Lookup Tables'.$A$2:.$B$22])" office:value-type="string" office:string-value="BOTH" calcext:value-type="string">
            <text:p>BOTH</text:p>
          </table:table-cell>
          <table:table-cell table:style-name="ce83" table:formula="of:=LOOKUP([.A10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%2Fs10327-017-0756-1</text:p>
          </table:table-cell>
          <table:table-cell table:style-name="ce65" table:formula="of:=concat(&quot;https://dx.doi.org/&quot;; [.F1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7]; [$'Journal Lookup Tables'.$A$2:.$B$22])" office:value-type="string" office:string-value="BOTH" calcext:value-type="string">
            <text:p>BOTH</text:p>
          </table:table-cell>
          <table:table-cell table:style-name="ce83" table:formula="of:=LOOKUP([.A10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8" calcext:value-type="float">
            <text:p>10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8-0765-8</text:p>
          </table:table-cell>
          <table:table-cell table:style-name="ce65" table:formula="of:=concat(&quot;https://dx.doi.org/&quot;; [.F10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8]; [$'Journal Lookup Tables'.$A$2:.$B$22])" office:value-type="string" office:string-value="BOTH" calcext:value-type="string">
            <text:p>BOTH</text:p>
          </table:table-cell>
          <table:table-cell table:style-name="ce83" table:formula="of:=LOOKUP([.A10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General Plant Pathology</text:p>
          </table:table-cell>
          <table:table-cell table:style-name="ce48" office:value-type="string" calcext:value-type="string">
            <text:p>J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34" calcext:value-type="float">
            <text:p>3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10327-020-00965-9</text:p>
          </table:table-cell>
          <table:table-cell table:style-name="ce68" table:formula="of:=concat(&quot;https://dx.doi.org/&quot;; [.F109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09]; [$'Journal Lookup Tables'.$A$2:.$B$22])" office:value-type="string" office:string-value="BOTH" calcext:value-type="string">
            <text:p>BOTH</text:p>
          </table:table-cell>
          <table:table-cell table:style-name="ce83" table:formula="of:=LOOKUP([.A109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/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6" office:value-type="string" calcext:value-type="string">
            <text:p>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66" table:formula="of:=concat(&quot;https://dx.doi.org/&quot;; [.F1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10]; [$'Journal Lookup Tables'.$A$2:.$B$22])" office:value-type="string" office:string-value="BOTH" calcext:value-type="string">
            <text:p>BOTH</text:p>
          </table:table-cell>
          <table:table-cell table:style-name="ce84" table:formula="of:=LOOKUP([.A1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AUP, Mr Baye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69" table:formula="of:=concat(&quot;https://dx.doi.org/&quot;; [.F111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111]; [$'Journal Lookup Tables'.$A$2:.$B$22])" office:value-type="string" office:string-value="BOTH" calcext:value-type="string">
            <text:p>BOTH</text:p>
          </table:table-cell>
          <table:table-cell table:style-name="ce86" table:formula="of:=LOOKUP([.A11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50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67" table:formula="of:=concat(&quot;https://dx.doi.org/&quot;; [.F1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2]; [$'Journal Lookup Tables'.$A$2:.$B$22])" office:value-type="string" office:string-value="BOTH" calcext:value-type="string">
            <text:p>BOTH</text:p>
          </table:table-cell>
          <table:table-cell table:style-name="ce85" table:formula="of:=LOOKUP([.A1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/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50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67" table:formula="of:=concat(&quot;https://dx.doi.org/&quot;; [.F11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3]; [$'Journal Lookup Tables'.$A$2:.$B$22])" office:value-type="string" office:string-value="BOTH" calcext:value-type="string">
            <text:p>BOTH</text:p>
          </table:table-cell>
          <table:table-cell table:style-name="ce85" table:formula="of:=LOOKUP([.A11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9" office:value-type="string" calcext:value-type="string">
            <text:p>Statistix, MEGA, MrBayes, PartitionFinder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70" table:formula="of:=concat(&quot;https://dx.doi.org/&quot;; [.F114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114]; [$'Journal Lookup Tables'.$A$2:.$B$22])" office:value-type="string" office:string-value="BOTH" calcext:value-type="string">
            <text:p>BOTH</text:p>
          </table:table-cell>
          <table:table-cell table:style-name="ce87" table:formula="of:=LOOKUP([.A11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SCEL, 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70" table:formula="of:=concat(&quot;https://dx.doi.org/&quot;; [.F115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115]; [$'Journal Lookup Tables'.$A$2:.$B$22])" office:value-type="string" office:string-value="BOTH" calcext:value-type="string">
            <text:p>BOTH</text:p>
          </table:table-cell>
          <table:table-cell table:style-name="ce87" table:formula="of:=LOOKUP([.A115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lustalW, MEGA, RDP4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29</text:p>
          </table:table-cell>
          <table:table-cell table:style-name="ce65" table:formula="of:=concat(&quot;https://dx.doi.org/&quot;; [.F1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6]; [$'Journal Lookup Tables'.$A$2:.$B$22])" office:value-type="string" office:string-value="BOTH" calcext:value-type="string">
            <text:p>BOTH</text:p>
          </table:table-cell>
          <table:table-cell table:style-name="ce83" table:formula="of:=LOOKUP([.A11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3" calcext:value-type="float">
            <office:annotation draw:style-name="gr9" draw:text-style-name="P2" svg:width="799.99pt" svg:height="42.01pt" svg:x="1711.39pt" svg:y="1833pt" draw:caption-point-x="-11.54pt" draw:caption-point-y="-22.99pt">
              <dc:date>2022-02-28T00:00:00</dc:date>
              <text:p text:style-name="P1">Blast and MEGA are both free as in beer, but not free as in speech</text:p>
              <text:p text:style-name="P1"><text:tab/>-Adam H. Sparks</text:p>
            </office:annotation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oct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6--9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61" calcext:value-type="float">
            <text:p>161</text:p>
          </table:table-cell>
          <table:table-cell table:style-name="ce59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38</text:p>
          </table:table-cell>
          <table:table-cell table:style-name="ce65" table:formula="of:=concat(&quot;https://dx.doi.org/&quot;; [.F1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7]; [$'Journal Lookup Tables'.$A$2:.$B$22])" office:value-type="string" office:string-value="BOTH" calcext:value-type="string">
            <text:p>BOTH</text:p>
          </table:table-cell>
          <table:table-cell table:style-name="ce83" table:formula="of:=LOOKUP([.A117]; [$'Journal Lookup Tables'.$F$2:.$G$22])" office:value-type="float" office:value="1" calcext:value-type="float">
            <office:annotation draw:style-name="gr10" draw:text-style-name="P2" svg:width="363.46pt" svg:height="41.98pt" svg:x="1347.93pt" svg:y="1848.76pt" draw:caption-point-x="-11.54pt" draw:caption-point-y="-22.99pt">
              <dc:date>2022-02-28T00:00:00</dc:date>
              <text:p text:style-name="P1">Supporting information and data instructions only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gmaPlot, AlphaEase F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027</text:p>
          </table:table-cell>
          <table:table-cell table:style-name="ce65" table:formula="of:=concat(&quot;https://dx.doi.org/&quot;; [.F1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18]; [$'Journal Lookup Tables'.$A$2:.$B$22])" office:value-type="string" office:string-value="BOTH" calcext:value-type="string">
            <text:p>BOTH</text:p>
          </table:table-cell>
          <table:table-cell table:style-name="ce83" table:formula="of:=LOOKUP([.A11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99.99pt" svg:height="42.75pt" svg:x="1711.39pt" svg:y="1863.75pt" draw:caption-point-x="-11.54pt" draw:caption-point-y="-22.22pt">
              <dc:date>2022-02-28T00:00:00</dc:date>
              <text:p text:style-name="P1">SPSS 16.0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ph.12031</text:p>
          </table:table-cell>
          <table:table-cell table:style-name="ce65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19]; [$'Journal Lookup Tables'.$A$2:.$B$22])" office:value-type="string" office:string-value="BOTH" calcext:value-type="string">
            <text:p>BOTH</text:p>
          </table:table-cell>
          <table:table-cell table:style-name="ce83" table:formula="of:=LOOKUP([.A119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4" draw:text-style-name="P2" svg:width="799.99pt" svg:height="42.72pt" svg:x="1711.39pt" svg:y="1879.51pt" draw:caption-point-x="-11.54pt" draw:caption-point-y="-22.99pt">
              <dc:date>2022-02-28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4" draw:text-style-name="P2" svg:width="712.69pt" svg:height="42.72pt" svg:x="1901.85pt" svg:y="1879.51pt" draw:caption-point-x="-11.54pt" draw:caption-point-y="-22.99pt">
              <dc:date>2022-02-28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GeneMapper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61" calcext:value-type="float">
            <text:p>16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158</text:p>
          </table:table-cell>
          <table:table-cell table:style-name="ce65" table:formula="of:=concat(&quot;https://dx.doi.org/&quot;; [.F12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0]; [$'Journal Lookup Tables'.$A$2:.$B$22])" office:value-type="string" office:string-value="BOTH" calcext:value-type="string">
            <text:p>BOTH</text:p>
          </table:table-cell>
          <table:table-cell table:style-name="ce83" table:formula="of:=LOOKUP([.A120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onghong Ge, David I. Guest, Yang B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aug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8--5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62" calcext:value-type="float">
            <text:p>162</text:p>
          </table:table-cell>
          <table:table-cell table:style-name="ce59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59</text:p>
          </table:table-cell>
          <table:table-cell table:style-name="ce65" table:formula="of:=concat(&quot;https://dx.doi.org/&quot;; [.F1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1]; [$'Journal Lookup Tables'.$A$2:.$B$22])" office:value-type="string" office:string-value="BOTH" calcext:value-type="string">
            <text:p>BOTH</text:p>
          </table:table-cell>
          <table:table-cell table:style-name="ce83" table:formula="of:=LOOKUP([.A12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IMER EXPLOR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74</text:p>
          </table:table-cell>
          <table:table-cell table:style-name="ce65" table:formula="of:=concat(&quot;https://dx.doi.org/&quot;; [.F1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2]; [$'Journal Lookup Tables'.$A$2:.$B$22])" office:value-type="string" office:string-value="BOTH" calcext:value-type="string">
            <text:p>BOTH</text:p>
          </table:table-cell>
          <table:table-cell table:style-name="ce83" table:formula="of:=LOOKUP([.A12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Sensitivity of Venturia inaequalis to Trifloxystrobin and Difenoconazole in {Uruguay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63" calcext:value-type="float">
            <text:p>1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33</text:p>
          </table:table-cell>
          <table:table-cell table:style-name="ce65" table:formula="of:=concat(&quot;https://dx.doi.org/&quot;; [.F1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3]; [$'Journal Lookup Tables'.$A$2:.$B$22])" office:value-type="string" office:string-value="BOTH" calcext:value-type="string">
            <text:p>BOTH</text:p>
          </table:table-cell>
          <table:table-cell table:style-name="ce83" table:formula="of:=LOOKUP([.A12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SAASTAT (Excel macro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43</text:p>
          </table:table-cell>
          <table:table-cell table:style-name="ce65" table:formula="of:=concat(&quot;https://dx.doi.org/&quot;; [.F1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4]; [$'Journal Lookup Tables'.$A$2:.$B$22])" office:value-type="string" office:string-value="BOTH" calcext:value-type="string">
            <text:p>BOTH</text:p>
          </table:table-cell>
          <table:table-cell table:style-name="ce83" table:formula="of:=LOOKUP([.A12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67</text:p>
          </table:table-cell>
          <table:table-cell table:style-name="ce65" table:formula="of:=concat(&quot;https://dx.doi.org/&quot;; [.F12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5]; [$'Journal Lookup Tables'.$A$2:.$B$22])" office:value-type="string" office:string-value="BOTH" calcext:value-type="string">
            <text:p>BOTH</text:p>
          </table:table-cell>
          <table:table-cell table:style-name="ce83" table:formula="of:=LOOKUP([.A12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m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70</text:p>
          </table:table-cell>
          <table:table-cell table:style-name="ce65" table:formula="of:=concat(&quot;https://dx.doi.org/&quot;; [.F1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6]; [$'Journal Lookup Tables'.$A$2:.$B$22])" office:value-type="string" office:string-value="BOTH" calcext:value-type="string">
            <text:p>BOTH</text:p>
          </table:table-cell>
          <table:table-cell table:style-name="ce83" table:formula="of:=LOOKUP([.A12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66</text:p>
          </table:table-cell>
          <table:table-cell table:style-name="ce65" table:formula="of:=concat(&quot;https://dx.doi.org/&quot;; [.F12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7]; [$'Journal Lookup Tables'.$A$2:.$B$22])" office:value-type="string" office:string-value="BOTH" calcext:value-type="string">
            <text:p>BOTH</text:p>
          </table:table-cell>
          <table:table-cell table:style-name="ce83" table:formula="of:=LOOKUP([.A12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" calcext:value-type="float">
            <text:p>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3</text:p>
          </table:table-cell>
          <table:table-cell table:style-name="ce65" table:formula="of:=concat(&quot;https://dx.doi.org/&quot;; [.F12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8]; [$'Journal Lookup Tables'.$A$2:.$B$22])" office:value-type="string" office:string-value="BOTH" calcext:value-type="string">
            <text:p>BOTH</text:p>
          </table:table-cell>
          <table:table-cell table:style-name="ce83" table:formula="of:=LOOKUP([.A12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Gen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" calcext:value-type="float">
            <text:p>2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5</text:p>
          </table:table-cell>
          <table:table-cell table:style-name="ce65" table:formula="of:=concat(&quot;https://dx.doi.org/&quot;; [.F1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9]; [$'Journal Lookup Tables'.$A$2:.$B$22])" office:value-type="string" office:string-value="BOTH" calcext:value-type="string">
            <text:p>BOTH</text:p>
          </table:table-cell>
          <table:table-cell table:style-name="ce83" table:formula="of:=LOOKUP([.A12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66" table:formula="of:=concat(&quot;https://dx.doi.org/&quot;; [.F13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0]; [$'Journal Lookup Tables'.$A$2:.$B$22])" office:value-type="string" office:string-value="BOTH" calcext:value-type="string">
            <text:p>BOTH</text:p>
          </table:table-cell>
          <table:table-cell table:style-name="ce84" table:formula="of:=LOOKUP([.A13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66" table:formula="of:=concat(&quot;https://dx.doi.org/&quot;; [.F13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1]; [$'Journal Lookup Tables'.$A$2:.$B$22])" office:value-type="string" office:string-value="BOTH" calcext:value-type="string">
            <text:p>BOTH</text:p>
          </table:table-cell>
          <table:table-cell table:style-name="ce84" table:formula="of:=LOOKUP([.A13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66" table:formula="of:=concat(&quot;https://dx.doi.org/&quot;; [.F132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2]; [$'Journal Lookup Tables'.$A$2:.$B$22])" office:value-type="string" office:string-value="BOTH" calcext:value-type="string">
            <text:p>BOTH</text:p>
          </table:table-cell>
          <table:table-cell table:style-name="ce84" table:formula="of:=LOOKUP([.A132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50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5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67" table:formula="of:=concat(&quot;https://dx.doi.org/&quot;; [.F13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33]; [$'Journal Lookup Tables'.$A$2:.$B$22])" office:value-type="string" office:string-value="BOTH" calcext:value-type="string">
            <text:p>BOTH</text:p>
          </table:table-cell>
          <table:table-cell table:style-name="ce85" table:formula="of:=LOOKUP([.A133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2" office:value-type="string" calcext:value-type="string">
            <text:p>mvsp, ntsyspc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53" office:value-type="string" calcext:value-type="string">
            <text:p><text:a xlink:href="https://doi.org/10.1111/jph.12774" xlink:type="simple">Zach</text:a>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70" table:formula="of:=concat(&quot;https://dx.doi.org/&quot;; [.F134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134]; [$'Journal Lookup Tables'.$A$2:.$B$22])" office:value-type="string" office:string-value="BOTH" calcext:value-type="string">
            <text:p>BOTH</text:p>
          </table:table-cell>
          <table:table-cell table:style-name="ce87" table:formula="of:=LOOKUP([.A134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02</text:p>
          </table:table-cell>
          <table:table-cell table:style-name="ce65" table:formula="of:=concat(&quot;https://dx.doi.org/&quot;; [.F1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5]; [$'Journal Lookup Tables'.$A$2:.$B$22])" office:value-type="string" office:string-value="BOTH" calcext:value-type="string">
            <text:p>BOTH</text:p>
          </table:table-cell>
          <table:table-cell table:style-name="ce83" table:formula="of:=LOOKUP([.A1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Suarez-Estrella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IN VITRO CONTROL OF FUSARIUM WILT USING AGROINDUSTRIAL SUBPRODUCT-BASED COMPOST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19</text:p>
          </table:table-cell>
          <table:table-cell table:style-name="ce65" table:formula="of:=concat(&quot;https://dx.doi.org/&quot;; [.F1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6]; [$'Journal Lookup Tables'.$A$2:.$B$22])" office:value-type="string" office:string-value="BOTH" calcext:value-type="string">
            <text:p>BOTH</text:p>
          </table:table-cell>
          <table:table-cell table:style-name="ce83" table:formula="of:=LOOKUP([.A1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" draw:text-style-name="P2" svg:width="799.99pt" svg:height="74.24pt" svg:x="1711.39pt" svg:y="2148.01pt" draw:caption-point-x="-11.54pt" draw:caption-point-y="-22.99pt">
              <dc:date>2022-02-28T00:00:00</dc:date>
              <text:p text:style-name="P1">Gene Marker v 1.5 software</text:p>
              <text:p text:style-name="P1"><text:tab/>-Emerson Del Ponte</text:p>
              <text:p text:style-name="P1">XLSTAT-2011 software, Structure software 2.23, MULTILOCUS v1.32, v, Inskscap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Make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li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. Ali, S.S. Alam, R.N. Attanayake, M. Rahman, W.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fa.2012.003</text:p>
          </table:table-cell>
          <table:table-cell table:style-name="ce65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137]; [$'Journal Lookup Tables'.$A$2:.$B$22])" office:value-type="string" office:string-value="BOTH" calcext:value-type="string">
            <text:p>BOTH</text:p>
          </table:table-cell>
          <table:table-cell table:style-name="ce83" table:formula="of:=LOOKUP([.A137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830.13pt" svg:height="42.75pt" svg:x="1616.2pt" svg:y="2163.74pt" draw:caption-point-x="-11.54pt" draw:caption-point-y="-22.96pt">
              <dc:date>2022-02-28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Clustal X, Primer Express, LinRegPCR software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Shegani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71--7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Citrus tristeza virus on the island of {Crete}: a survey and detection protocol applications 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94" calcext:value-type="float">
            <text:p>94</text:p>
          </table:table-cell>
          <table:table-cell table:style-name="ce123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35" office:value-type="string" calcext:value-type="string">
            <text:p>1125-4653</text:p>
          </table:table-cell>
          <table:table-cell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5i1.004</text:p>
          </table:table-cell>
          <table:table-cell table:style-name="ce65" table:formula="of:=concat(&quot;https://dx.doi.org/&quot;; [.F1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38]; [$'Journal Lookup Tables'.$A$2:.$B$22])" office:value-type="string" office:string-value="BOTH" calcext:value-type="string">
            <text:p>BOTH</text:p>
          </table:table-cell>
          <table:table-cell table:style-name="ce83" table:formula="of:=LOOKUP([.A13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2179.5pt" draw:caption-point-x="-11.54pt" draw:caption-point-y="-22.99pt">
              <dc:date>2022-02-28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hoto-Cap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. Baghaee Ravari, K. Moslemkhani, P. Khodayg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95" calcext:value-type="float">
            <text:p>9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03</text:p>
          </table:table-cell>
          <table:table-cell table:style-name="ce65" table:formula="of:=concat(&quot;https://dx.doi.org/&quot;; [.F1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9]; [$'Journal Lookup Tables'.$A$2:.$B$22])" office:value-type="string" office:string-value="BOTH" calcext:value-type="string">
            <text:p>BOTH</text:p>
          </table:table-cell>
          <table:table-cell table:style-name="ce83" table:formula="of:=LOOKUP([.A1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74.54pt" svg:height="42.75pt" svg:x="1454.29pt" svg:y="2195.23pt" draw:caption-point-x="-11.54pt" draw:caption-point-y="-22.96pt">
              <dc:date>2022-02-28T00:00:00</dc:date>
              <text:p text:style-name="P1">describes new formae speciali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99.99pt" svg:height="42.75pt" svg:x="1711.39pt" svg:y="2195.23pt" draw:caption-point-x="-11.54pt" draw:caption-point-y="-22.96pt">
              <dc:date>2022-02-28T00:00:00</dc:date>
              <text:p text:style-name="P1">Mega5, SplitsTree4, ClustalW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plitsTree4, Clustal W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5i1.028</text:p>
          </table:table-cell>
          <table:table-cell table:style-name="ce65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0]; [$'Journal Lookup Tables'.$A$2:.$B$22])" office:value-type="string" office:string-value="BOTH" calcext:value-type="string">
            <text:p>BOTH</text:p>
          </table:table-cell>
          <table:table-cell table:style-name="ce83" table:formula="of:=LOOKUP([.A14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830.13pt" svg:height="42.75pt" svg:x="1616.2pt" svg:y="2211pt" draw:caption-point-x="-11.54pt" draw:caption-point-y="-22.99pt">
              <dc:date>2022-02-28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Excel, PHYLIP, BLAST, SeaView4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5--1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95" calcext:value-type="float">
            <text:p>9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13</text:p>
          </table:table-cell>
          <table:table-cell table:style-name="ce65" table:formula="of:=concat(&quot;https://dx.doi.org/&quot;; [.F1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1]; [$'Journal Lookup Tables'.$A$2:.$B$22])" office:value-type="string" office:string-value="BOTH" calcext:value-type="string">
            <text:p>BOTH</text:p>
          </table:table-cell>
          <table:table-cell table:style-name="ce83" table:formula="of:=LOOKUP([.A1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99.99pt" svg:height="42.75pt" svg:x="1711.39pt" svg:y="2226.76pt" draw:caption-point-x="-11.54pt" draw:caption-point-y="-22.99pt">
              <dc:date>2022-02-28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ustal 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7i1.013</text:p>
          </table:table-cell>
          <table:table-cell table:style-name="ce65" table:formula="of:=concat(&quot;https://dx.doi.org/&quot;; [.F14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42]; [$'Journal Lookup Tables'.$A$2:.$B$22])" office:value-type="string" office:string-value="BOTH" calcext:value-type="string">
            <text:p>BOTH</text:p>
          </table:table-cell>
          <table:table-cell table:style-name="ce83" table:formula="of:=LOOKUP([.A14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8i1.028</text:p>
          </table:table-cell>
          <table:table-cell table:style-name="ce65" table:formula="of:=concat(&quot;https://dx.doi.org/&quot;; [.F14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143]; [$'Journal Lookup Tables'.$A$2:.$B$22])" office:value-type="string" office:string-value="BOTH" calcext:value-type="string">
            <text:p>BOTH</text:p>
          </table:table-cell>
          <table:table-cell table:style-name="ce83" table:formula="of:=LOOKUP([.A14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12.69pt" svg:height="42.75pt" svg:x="1901.85pt" svg:y="2258.25pt" draw:caption-point-x="-11.54pt" draw:caption-point-y="-22.99pt">
              <dc:date>2022-02-28T00:00:00</dc:date>
              <text:p text:style-name="P1">Nucleotide sequences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DNAM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H.F. El-Kammar, O.M. El-Banna, A.H. Hamed, M.S. Abbas, A.K. El-Atta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SEROLOGICAL, MOLECULAR AND ULTRASTRUCTURAL STUDIES ON TOBACCO RATTLE VIRUS-INFECTED POTATO PLANTS IN EGYPT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98" calcext:value-type="float">
            <text:p>98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8i1.071</text:p>
          </table:table-cell>
          <table:table-cell table:style-name="ce65" table:formula="of:=concat(&quot;https://dx.doi.org/&quot;; [.F14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4]; [$'Journal Lookup Tables'.$A$2:.$B$22])" office:value-type="string" office:string-value="BOTH" calcext:value-type="string">
            <text:p>BOTH</text:p>
          </table:table-cell>
          <table:table-cell table:style-name="ce83" table:formula="of:=LOOKUP([.A1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4" draw:text-style-name="P2" svg:width="374.54pt" svg:height="42.72pt" svg:x="1454.29pt" svg:y="2274.01pt" draw:caption-point-x="-11.54pt" draw:caption-point-y="-22.99pt">
              <dc:date>2022-02-28T00:00:00</dc:date>
              <text:p text:style-name="P1">virus IDentification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8" draw:text-style-name="P2" svg:width="799.99pt" svg:height="105.73pt" svg:x="1711.39pt" svg:y="2274.01pt" draw:caption-point-x="-11.54pt" draw:caption-point-y="-22.99pt">
              <dc:date>2022-02-28T00:00:00</dc:date>
              <text:p text:style-name="P1">ClustalX</text:p>
              <text:p text:style-name="P1"><text:tab/>-Emerson Del Ponte</text:p>
              <text:p text:style-name="P1">Mega5</text:p>
              <text:p text:style-name="P1"><text:tab/>-Emerson Del Ponte</text:p>
              <text:p text:style-name="P1">RDP4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8i1.030</text:p>
          </table:table-cell>
          <table:table-cell table:style-name="ce65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5]; [$'Journal Lookup Tables'.$A$2:.$B$22])" office:value-type="string" office:string-value="BOTH" calcext:value-type="string">
            <text:p>BOTH</text:p>
          </table:table-cell>
          <table:table-cell table:style-name="ce83" table:formula="of:=LOOKUP([.A14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5" draw:text-style-name="P2" svg:width="799.99pt" svg:height="42.75pt" svg:x="1711.39pt" svg:y="2289.74pt" draw:caption-point-x="-11.54pt" draw:caption-point-y="-22.96pt">
              <dc:date>2022-02-28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Clustal X, BioEdit, MEGA, RD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98" calcext:value-type="float">
            <text:p>98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9i1.3771</text:p>
          </table:table-cell>
          <table:table-cell table:style-name="ce65" table:formula="of:=concat(&quot;https://dx.doi.org/&quot;; [.F146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from page 13 (review) to 17</text:p>
          </table:table-cell>
          <table:table-cell table:style-name="ce76" table:formula="of:=LOOKUP([.A146]; [$'Journal Lookup Tables'.$A$2:.$B$22])" office:value-type="string" office:string-value="BOTH" calcext:value-type="string">
            <text:p>BOTH</text:p>
          </table:table-cell>
          <table:table-cell table:style-name="ce83" table:formula="of:=LOOKUP([.A14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2161-018-0054-6</text:p>
          </table:table-cell>
          <table:table-cell table:style-name="ce65" table:formula="of:=concat(&quot;https://dx.doi.org/&quot;; [.F14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7]; [$'Journal Lookup Tables'.$A$2:.$B$22])" office:value-type="string" office:string-value="BOTH" calcext:value-type="string">
            <text:p>BOTH</text:p>
          </table:table-cell>
          <table:table-cell table:style-name="ce83" table:formula="of:=LOOKUP([.A14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MAN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2" calcext:value-type="float">
            <text:p>6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8-8</text:p>
          </table:table-cell>
          <table:table-cell table:style-name="ce65" table:formula="of:=concat(&quot;https://dx.doi.org/&quot;; [.F14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8]; [$'Journal Lookup Tables'.$A$2:.$B$22])" office:value-type="string" office:string-value="BOTH" calcext:value-type="string">
            <text:p>BOTH</text:p>
          </table:table-cell>
          <table:table-cell table:style-name="ce83" table:formula="of:=LOOKUP([.A14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, MEGA, RDP3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9-7</text:p>
          </table:table-cell>
          <table:table-cell table:style-name="ce65" table:formula="of:=concat(&quot;https://dx.doi.org/&quot;; [.F14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9]; [$'Journal Lookup Tables'.$A$2:.$B$22])" office:value-type="string" office:string-value="BOTH" calcext:value-type="string">
            <text:p>BOTH</text:p>
          </table:table-cell>
          <table:table-cell table:style-name="ce83" table:formula="of:=LOOKUP([.A14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omega, MEGA,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36" calcext:value-type="float">
            <text:p>3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5-6</text:p>
          </table:table-cell>
          <table:table-cell table:style-name="ce68" table:formula="of:=concat(&quot;https://dx.doi.org/&quot;; [.F15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0]; [$'Journal Lookup Tables'.$A$2:.$B$22])" office:value-type="string" office:string-value="BOTH" calcext:value-type="string">
            <text:p>BOTH</text:p>
          </table:table-cell>
          <table:table-cell table:style-name="ce83" table:formula="of:=LOOKUP([.A150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EGA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77" calcext:value-type="float">
            <text:p>77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8-3</text:p>
          </table:table-cell>
          <table:table-cell table:style-name="ce68" table:formula="of:=concat(&quot;https://dx.doi.org/&quot;; [.F15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1]; [$'Journal Lookup Tables'.$A$2:.$B$22])" office:value-type="string" office:string-value="BOTH" calcext:value-type="string">
            <text:p>BOTH</text:p>
          </table:table-cell>
          <table:table-cell table:style-name="ce83" table:formula="of:=LOOKUP([.A151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ARwin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72" calcext:value-type="float">
            <text:p>7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9-00373-9</text:p>
          </table:table-cell>
          <table:table-cell table:style-name="ce68" table:formula="of:=concat(&quot;https://dx.doi.org/&quot;; [.F15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2]; [$'Journal Lookup Tables'.$A$2:.$B$22])" office:value-type="string" office:string-value="BOTH" calcext:value-type="string">
            <text:p>BOTH</text:p>
          </table:table-cell>
          <table:table-cell table:style-name="ce83" table:formula="of:=LOOKUP([.A152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, POPGENE, SPS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6">
          <table:table-cell table:style-name="ce12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69" table:formula="of:=concat(&quot;https://dx.doi.org/&quot;; [.F153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79" table:formula="of:=LOOKUP([.A153]; [$'Journal Lookup Tables'.$A$2:.$B$22])" office:value-type="string" office:string-value="BOTH" calcext:value-type="string">
            <text:p>BOTH</text:p>
          </table:table-cell>
          <table:table-cell table:style-name="ce86" table:formula="of:=LOOKUP([.A15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67" table:formula="of:=concat(&quot;https://dx.doi.org/&quot;; [.F154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78" table:formula="of:=LOOKUP([.A154]; [$'Journal Lookup Tables'.$A$2:.$B$22])" office:value-type="string" office:string-value="BOTH" calcext:value-type="string">
            <text:p>BOTH</text:p>
          </table:table-cell>
          <table:table-cell table:style-name="ce85" table:formula="of:=LOOKUP([.A154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tsyspc, Genepop, MULTILOCUS, STRUCTURE, ARLEQUIN, Meg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67" table:formula="of:=concat(&quot;https://dx.doi.org/&quot;; [.F155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5]; [$'Journal Lookup Tables'.$A$2:.$B$22])" office:value-type="string" office:string-value="BOTH" calcext:value-type="string">
            <text:p>BOTH</text:p>
          </table:table-cell>
          <table:table-cell table:style-name="ce85" table:formula="of:=LOOKUP([.A155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2" office:value-type="string" calcext:value-type="string">
            <text:p>CLUSTALW, Mega, Bioedit, 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67" table:formula="of:=concat(&quot;https://dx.doi.org/&quot;; [.F1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78" table:formula="of:=LOOKUP([.A156]; [$'Journal Lookup Tables'.$A$2:.$B$22])" office:value-type="string" office:string-value="BOTH" calcext:value-type="string">
            <text:p>BOTH</text:p>
          </table:table-cell>
          <table:table-cell table:style-name="ce85" table:formula="of:=LOOKUP([.A15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2" office:value-type="string" calcext:value-type="string">
            <text:p>RaxML, BEAST , Figtree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5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67" table:formula="of:=concat(&quot;https://dx.doi.org/&quot;; [.F157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7]; [$'Journal Lookup Tables'.$A$2:.$B$22])" office:value-type="string" office:string-value="BOTH" calcext:value-type="string">
            <text:p>BOTH</text:p>
          </table:table-cell>
          <table:table-cell table:style-name="ce85" table:formula="of:=LOOKUP([.A157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2" office:value-type="string" calcext:value-type="string">
            <text:p>PowerMarker, Darwin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23.x</text:p>
          </table:table-cell>
          <table:table-cell table:style-name="ce65" table:formula="of:=concat(&quot;https://dx.doi.org/&quot;; [.F1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8]; [$'Journal Lookup Tables'.$A$2:.$B$22])" office:value-type="string" office:string-value="BOTH" calcext:value-type="string">
            <text:p>BOTH</text:p>
          </table:table-cell>
          <table:table-cell table:style-name="ce83" table:formula="of:=LOOKUP([.A15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X, MycorWeb, ESTate, TBLASTX, BLASTP, SignalP, TargetP, TMHMM, Clustal W2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36.x</text:p>
          </table:table-cell>
          <table:table-cell table:style-name="ce65" table:formula="of:=concat(&quot;https://dx.doi.org/&quot;; [.F15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9]; [$'Journal Lookup Tables'.$A$2:.$B$22])" office:value-type="string" office:string-value="BOTH" calcext:value-type="string">
            <text:p>BOTH</text:p>
          </table:table-cell>
          <table:table-cell table:style-name="ce83" table:formula="of:=LOOKUP([.A15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REST, NJPLO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1" draw:text-style-name="P2" svg:width="538.95pt" svg:height="84.08pt" svg:x="808.98pt" svg:y="2515.83pt" draw:caption-point-x="-11.54pt" draw:caption-point-y="-18.06pt">
              <dc:date>2022-02-28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.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. Sparks</text:p>
            </office:annotation>
            <text:p>10.1111/j.1364-3703.2011.00737.x</text:p>
          </table:table-cell>
          <table:table-cell table:style-name="ce65" table:formula="of:=concat(&quot;https://dx.doi.org/&quot;; [.F16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in previous article, selected next article</text:p>
          </table:table-cell>
          <table:table-cell table:style-name="ce76" table:formula="of:=LOOKUP([.A160]; [$'Journal Lookup Tables'.$A$2:.$B$22])" office:value-type="string" office:string-value="BOTH" calcext:value-type="string">
            <text:p>BOTH</text:p>
          </table:table-cell>
          <table:table-cell table:style-name="ce83" table:formula="of:=LOOKUP([.A16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26.x</text:p>
          </table:table-cell>
          <table:table-cell table:style-name="ce65" table:formula="of:=concat(&quot;https://dx.doi.org/&quot;; [.F1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1]; [$'Journal Lookup Tables'.$A$2:.$B$22])" office:value-type="string" office:string-value="BOTH" calcext:value-type="string">
            <text:p>BOTH</text:p>
          </table:table-cell>
          <table:table-cell table:style-name="ce83" table:formula="of:=LOOKUP([.A1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99.99pt" svg:height="42.75pt" svg:x="1711.39pt" svg:y="2536.5pt" draw:caption-point-x="-11.54pt" draw:caption-point-y="-22.99pt">
              <dc:date>2022-02-28T00:00:00</dc:date>
              <text:p text:style-name="P1">Genstat</text:p>
              <text:p text:style-name="P1"><text:tab/>-Emerson Del Ponte</text:p>
            </office:annotation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31.x</text:p>
          </table:table-cell>
          <table:table-cell table:style-name="ce65" table:formula="of:=concat(&quot;https://dx.doi.org/&quot;; [.F16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2]; [$'Journal Lookup Tables'.$A$2:.$B$22])" office:value-type="string" office:string-value="BOTH" calcext:value-type="string">
            <text:p>BOTH</text:p>
          </table:table-cell>
          <table:table-cell table:style-name="ce83" table:formula="of:=LOOKUP([.A16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2" draw:text-style-name="P2" svg:width="538.95pt" svg:height="329.24pt" svg:x="808.98pt" svg:y="2567.99pt" draw:caption-point-x="-11.54pt" draw:caption-point-y="-22.96pt">
              <dc:date>2022-02-28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. Sparks</text:p>
              <text:p text:style-name="P1">+zacharyfoster1989@gmail.com, will you be completing these evaluations or do +edelponte@gmail.com and I need to do them for you?</text:p>
              <text:p text:style-name="P1"><text:tab/>-Adam H.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.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Del Ponte</text:p>
              <text:p text:style-name="P1">Hmm, sorry, I know I looked up new articles for the two that were reviews here. I'll fix that now.</text:p>
              <text:p text:style-name="P1"><text:tab/>-Adam H. Sparks</text:p>
              <text:p text:style-name="P1">The new DOI is not a review.</text:p>
              <text:p text:style-name="P1"><text:tab/>-Adam H.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65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63]; [$'Journal Lookup Tables'.$A$2:.$B$22])" office:value-type="string" office:string-value="BOTH" calcext:value-type="string">
            <text:p>BOTH</text:p>
          </table:table-cell>
          <table:table-cell table:style-name="ce83" table:formula="of:=LOOKUP([.A16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830.13pt" svg:height="42.75pt" svg:x="1616.2pt" svg:y="2567.99pt" draw:caption-point-x="-11.54pt" draw:caption-point-y="-22.96pt">
              <dc:date>2022-02-28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92" office:value-type="float" office:value="1" calcext:value-type="float">
            <office:annotation draw:style-name="gr13" draw:text-style-name="P2" svg:width="799.99pt" svg:height="90.74pt" svg:x="1711.39pt" svg:y="2567.99pt" draw:caption-point-x="-11.54pt" draw:caption-point-y="-22.96pt">
              <dc:date>2022-02-28T00:00:00</dc:date>
              <text:p text:style-name="P1">one was part of qPCR equipment. one open srouce. software for graphing not mentioned</text:p>
              <text:p text:style-name="P1"><text:tab/>-Zachary Foster</text:p>
              <text:p text:style-name="P1">----</text:p>
              <text:p text:style-name="P1">Sorry, I clicked the "resolve" button by accident. This score looks right to me in that case</text:p>
              <text:p text:style-name="P1"><text:tab/>-Adam H. Sparks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712.69pt" svg:height="42.75pt" svg:x="1901.85pt" svg:y="2567.99pt" draw:caption-point-x="-11.54pt" draw:caption-point-y="-22.96pt">
              <dc:date>2022-02-28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PAML v4.3, 7300 System Sequence Detection Software</text:p>
            <text:p/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CUI, L., YIN, W., DONG, S., WANG, Y.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4--12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3" calcext:value-type="float">
            <text:p>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2.00826.x</text:p>
          </table:table-cell>
          <table:table-cell table:style-name="ce65" table:formula="of:=concat(&quot;https://dx.doi.org/&quot;; [.F16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4]; [$'Journal Lookup Tables'.$A$2:.$B$22])" office:value-type="string" office:string-value="BOTH" calcext:value-type="string">
            <text:p>BOTH</text:p>
          </table:table-cell>
          <table:table-cell table:style-name="ce83" table:formula="of:=LOOKUP([.A16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4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4" calcext:value-type="float">
            <text:p>1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4" draw:text-style-name="P2" svg:width="538.95pt" svg:height="106.47pt" svg:x="808.98pt" svg:y="2599.51pt" draw:caption-point-x="-11.54pt" draw:caption-point-y="-22.99pt">
              <dc:date>2022-02-28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.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Del Ponte</text:p>
            </office:annotation>
            <text:p>10.1111/j.1364-3703.2012.00825.x</text:p>
          </table:table-cell>
          <table:table-cell table:style-name="ce65" table:formula="of:=concat(&quot;https://dx.doi.org/&quot;; [.F16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pathogen profile, next sequential article selected</text:p>
          </table:table-cell>
          <table:table-cell table:style-name="ce76" table:formula="of:=LOOKUP([.A165]; [$'Journal Lookup Tables'.$A$2:.$B$22])" office:value-type="string" office:string-value="BOTH" calcext:value-type="string">
            <text:p>BOTH</text:p>
          </table:table-cell>
          <table:table-cell table:style-name="ce83" table:formula="of:=LOOKUP([.A16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7300 System Sequence Detection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2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.1364-3703.2012.00836.x</text:p>
          </table:table-cell>
          <table:table-cell table:style-name="ce65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6]; [$'Journal Lookup Tables'.$A$2:.$B$22])" office:value-type="string" office:string-value="BOTH" calcext:value-type="string">
            <text:p>BOTH</text:p>
          </table:table-cell>
          <table:table-cell table:style-name="ce83" table:formula="of:=LOOKUP([.A16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2" draw:text-style-name="P2" svg:width="799.99pt" svg:height="43.48pt" svg:x="1711.39pt" svg:y="2615.24pt" draw:caption-point-x="-11.54pt" draw:caption-point-y="-22.96pt">
              <dc:date>2022-02-28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1-1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2" draw:text-style-name="P2" svg:width="538.95pt" svg:height="43.48pt" svg:x="808.98pt" svg:y="2631pt" draw:caption-point-x="-11.54pt" draw:caption-point-y="-22.99pt">
              <dc:date>2022-02-28T00:00:00</dc:date>
              <text:p text:style-name="P1">Two data files are made available in the supplementary materials</text:p>
              <text:p text:style-name="P1"><text:tab/>-Adam H. Sparks</text:p>
            </office:annotation>
            <text:p>10.1111/mpp.12072</text:p>
          </table:table-cell>
          <table:table-cell table:style-name="ce65" table:formula="of:=concat(&quot;https://dx.doi.org/&quot;; [.F16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7]; [$'Journal Lookup Tables'.$A$2:.$B$22])" office:value-type="string" office:string-value="BOTH" calcext:value-type="string">
            <text:p>BOTH</text:p>
          </table:table-cell>
          <table:table-cell table:style-name="ce83" table:formula="of:=LOOKUP([.A16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SignalP, InterproScan, GenomeThrea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064</text:p>
          </table:table-cell>
          <table:table-cell table:style-name="ce65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8]; [$'Journal Lookup Tables'.$A$2:.$B$22])" office:value-type="string" office:string-value="BOTH" calcext:value-type="string">
            <text:p>BOTH</text:p>
          </table:table-cell>
          <table:table-cell table:style-name="ce83" table:formula="of:=LOOKUP([.A16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99.99pt" svg:height="42.75pt" svg:x="1711.39pt" svg:y="2647.5pt" draw:caption-point-x="-11.54pt" draw:caption-point-y="-23.73pt">
              <dc:date>2022-02-28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SAS, R, GenePix Pro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aug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4--5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5" calcext:value-type="float">
            <text:p>1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167</text:p>
          </table:table-cell>
          <table:table-cell table:style-name="ce65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9]; [$'Journal Lookup Tables'.$A$2:.$B$22])" office:value-type="string" office:string-value="BOTH" calcext:value-type="string">
            <text:p>BOTH</text:p>
          </table:table-cell>
          <table:table-cell table:style-name="ce83" table:formula="of:=LOOKUP([.A16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5" draw:text-style-name="P2" svg:width="799.99pt" svg:height="42.75pt" svg:x="1711.39pt" svg:y="2663.23pt" draw:caption-point-x="-11.54pt" draw:caption-point-y="-22.96pt">
              <dc:date>2022-02-28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712.69pt" svg:height="42.75pt" svg:x="1901.85pt" svg:y="2663.23pt" draw:caption-point-x="-11.54pt" draw:caption-point-y="-22.96pt">
              <dc:date>2022-02-28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OrthoMCL, DAMBE, MrBayes, PHYLIP, GraphPad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7--14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6" calcext:value-type="float">
            <text:p>16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" draw:text-style-name="P2" svg:width="538.95pt" svg:height="74.24pt" svg:x="808.98pt" svg:y="2679pt" draw:caption-point-x="-11.54pt" draw:caption-point-y="-22.99pt">
              <dc:date>2022-02-28T00:00:00</dc:date>
              <text:p text:style-name="P1">Statistical analysis was performed, but no mention of software or the methods used at all.</text:p>
              <text:p text:style-name="P1"><text:tab/>-Adam H. Sparks</text:p>
              <text:p text:style-name="P1">Other methods used in the lab, etc. appear to be quite detailed.</text:p>
              <text:p text:style-name="P1"><text:tab/>-Adam H. Sparks</text:p>
            </office:annotation>
            <text:p>10.1111/mpp.12257</text:p>
          </table:table-cell>
          <table:table-cell table:style-name="ce65" table:formula="of:=concat(&quot;https://dx.doi.org/&quot;; [.F1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70]; [$'Journal Lookup Tables'.$A$2:.$B$22])" office:value-type="string" office:string-value="BOTH" calcext:value-type="string">
            <text:p>BOTH</text:p>
          </table:table-cell>
          <table:table-cell table:style-name="ce83" table:formula="of:=LOOKUP([.A17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12.69pt" svg:height="42.75pt" svg:x="1901.85pt" svg:y="2679pt" draw:caption-point-x="-11.54pt" draw:caption-point-y="-22.99pt">
              <dc:date>2022-02-28T00:00:00</dc:date>
              <text:p text:style-name="P1">Data were deposited in Gene Expression Omnibus (GEO)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318</text:p>
          </table:table-cell>
          <table:table-cell table:style-name="ce65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1]; [$'Journal Lookup Tables'.$A$2:.$B$22])" office:value-type="string" office:string-value="BOTH" calcext:value-type="string">
            <text:p>BOTH</text:p>
          </table:table-cell>
          <table:table-cell table:style-name="ce83" table:formula="of:=LOOKUP([.A1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830.13pt" svg:height="42.75pt" svg:x="1616.2pt" svg:y="2694.76pt" draw:caption-point-x="-11.54pt" draw:caption-point-y="-22.99pt">
              <dc:date>2022-02-28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office:annotation draw:style-name="gr5" draw:text-style-name="P2" svg:width="799.99pt" svg:height="42.75pt" svg:x="1711.39pt" svg:y="2694.76pt" draw:caption-point-x="-11.54pt" draw:caption-point-y="-22.99pt">
              <dc:date>2022-02-28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712.69pt" svg:height="42.75pt" svg:x="1901.85pt" svg:y="2694.76pt" draw:caption-point-x="-11.54pt" draw:caption-point-y="-22.99pt">
              <dc:date>2022-02-28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sgRNA Designer, BLAST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7--13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267</text:p>
          </table:table-cell>
          <table:table-cell table:style-name="ce65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2]; [$'Journal Lookup Tables'.$A$2:.$B$22])" office:value-type="string" office:string-value="BOTH" calcext:value-type="string">
            <text:p>BOTH</text:p>
          </table:table-cell>
          <table:table-cell table:style-name="ce83" table:formula="of:=LOOKUP([.A17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830.13pt" svg:height="42.75pt" svg:x="1616.2pt" svg:y="2710.49pt" draw:caption-point-x="-11.54pt" draw:caption-point-y="-22.96pt">
              <dc:date>2022-02-28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92" office:value-type="float" office:value="1" calcext:value-type="float">
            <office:annotation draw:style-name="gr5" draw:text-style-name="P2" svg:width="799.99pt" svg:height="42.75pt" svg:x="1711.39pt" svg:y="2710.49pt" draw:caption-point-x="-11.54pt" draw:caption-point-y="-22.96pt">
              <dc:date>2022-02-28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PDQuest, MASCO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may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8--11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2</text:p>
          </table:table-cell>
          <table:table-cell table:style-name="ce65" table:formula="of:=concat(&quot;https://dx.doi.org/&quot;; [.F17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3]; [$'Journal Lookup Tables'.$A$2:.$B$22])" office:value-type="string" office:string-value="BOTH" calcext:value-type="string">
            <text:p>BOTH</text:p>
          </table:table-cell>
          <table:table-cell table:style-name="ce83" table:formula="of:=LOOKUP([.A17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4</text:p>
          </table:table-cell>
          <table:table-cell table:style-name="ce65" table:formula="of:=concat(&quot;https://dx.doi.org/&quot;; [.F1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4]; [$'Journal Lookup Tables'.$A$2:.$B$22])" office:value-type="string" office:string-value="BOTH" calcext:value-type="string">
            <text:p>BOTH</text:p>
          </table:table-cell>
          <table:table-cell table:style-name="ce83" table:formula="of:=LOOKUP([.A17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otParam, PROSITE, Clustal W, Signal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mpp.12504</text:p>
          </table:table-cell>
          <table:table-cell table:style-name="ce65" table:formula="of:=concat(&quot;https://dx.doi.org/&quot;; [.F17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75]; [$'Journal Lookup Tables'.$A$2:.$B$22])" office:value-type="string" office:string-value="BOTH" calcext:value-type="string">
            <text:p>BOTH</text:p>
          </table:table-cell>
          <table:table-cell table:style-name="ce83" table:formula="of:=LOOKUP([.A17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7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56" calcext:value-type="float">
            <text:p>5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0</text:p>
          </table:table-cell>
          <table:table-cell table:style-name="ce68" table:formula="of:=concat(&quot;https://dx.doi.org/&quot;; [.F176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first research article of 2021</text:p>
          </table:table-cell>
          <table:table-cell table:style-name="ce76" table:formula="of:=LOOKUP([.A176]; [$'Journal Lookup Tables'.$A$2:.$B$22])" office:value-type="string" office:string-value="BOTH" calcext:value-type="string">
            <text:p>BOTH</text:p>
          </table:table-cell>
          <table:table-cell table:style-name="ce83" table:formula="of:=LOOKUP([.A17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owtie, Tophat, edgeR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19" calcext:value-type="float">
            <text:p>119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2</text:p>
          </table:table-cell>
          <table:table-cell table:style-name="ce68" table:formula="of:=concat(&quot;https://dx.doi.org/&quot;; [.F177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second research article of 2021</text:p>
          </table:table-cell>
          <table:table-cell table:style-name="ce76" table:formula="of:=LOOKUP([.A177]; [$'Journal Lookup Tables'.$A$2:.$B$22])" office:value-type="string" office:string-value="BOTH" calcext:value-type="string">
            <text:p>BOTH</text:p>
          </table:table-cell>
          <table:table-cell table:style-name="ce83" table:formula="of:=LOOKUP([.A177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epeatMasker, Treefam, MAFFT, RevTrans, HGAP, TMHMM, TargetP, PredGPI, antiSMASH, HMMer3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66" table:formula="of:=concat(&quot;https://dx.doi.org/&quot;; [.F17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8]; [$'Journal Lookup Tables'.$A$2:.$B$22])" office:value-type="string" office:string-value="BOTH" calcext:value-type="string">
            <text:p>BOTH</text:p>
          </table:table-cell>
          <table:table-cell table:style-name="ce84" table:formula="of:=LOOKUP([.A17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66" table:formula="of:=concat(&quot;https://dx.doi.org/&quot;; [.F17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9]; [$'Journal Lookup Tables'.$A$2:.$B$22])" office:value-type="string" office:string-value="BOTH" calcext:value-type="string">
            <text:p>BOTH</text:p>
          </table:table-cell>
          <table:table-cell table:style-name="ce84" table:formula="of:=LOOKUP([.A17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several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66" table:formula="of:=concat(&quot;https://dx.doi.org/&quot;; [.F18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80]; [$'Journal Lookup Tables'.$A$2:.$B$22])" office:value-type="string" office:string-value="BOTH" calcext:value-type="string">
            <text:p>BOTH</text:p>
          </table:table-cell>
          <table:table-cell table:style-name="ce84" table:formula="of:=LOOKUP([.A18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GraphPad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49" office:value-type="string" calcext:value-type="string">
            <text:p>Mol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s://doi.org/10.1111/mpp.12739" xlink:type="simple">Kaique</text:a>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69" table:formula="of:=concat(&quot;https://dx.doi.org/&quot;; [.F181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79" table:formula="of:=LOOKUP([.A181]; [$'Journal Lookup Tables'.$A$2:.$B$22])" office:value-type="string" office:string-value="BOTH" calcext:value-type="string">
            <text:p>BOTH</text:p>
          </table:table-cell>
          <table:table-cell table:style-name="ce86" table:formula="of:=LOOKUP([.A18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49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55" office:value-type="string" calcext:value-type="string">
            <text:p><text:a xlink:href="https://doi.org/10.1111/mpp.12878" xlink:type="simple">Kaique</text:a>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69" table:formula="of:=concat(&quot;https://dx.doi.org/&quot;; [.F182])" office:value-type="string" office:string-value="" calcext:value-type="error">
            <text:p>#NAME?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79" table:formula="of:=LOOKUP([.A182]; [$'Journal Lookup Tables'.$A$2:.$B$22])" office:value-type="string" office:string-value="BOTH" calcext:value-type="string">
            <text:p>BOTH</text:p>
          </table:table-cell>
          <table:table-cell table:style-name="ce86" table:formula="of:=LOOKUP([.A18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ca, LinRegPCR, REST2009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49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55" office:value-type="string" calcext:value-type="string">
            <text:p><text:a xlink:href="https://doi.org/10.1111/mpp.12882" xlink:type="simple">Kaique</text:a>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69" table:formula="of:=concat(&quot;https://dx.doi.org/&quot;; [.F183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183]; [$'Journal Lookup Tables'.$A$2:.$B$22])" office:value-type="string" office:string-value="BOTH" calcext:value-type="string">
            <text:p>BOTH</text:p>
          </table:table-cell>
          <table:table-cell table:style-name="ce86" table:formula="of:=LOOKUP([.A18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BLAST2GO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111/mpp.12737" xlink:type="simple">Zach</text:a>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70" table:formula="of:=concat(&quot;https://dx.doi.org/&quot;; [.F184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184]; [$'Journal Lookup Tables'.$A$2:.$B$22])" office:value-type="string" office:string-value="BOTH" calcext:value-type="string">
            <text:p>BOTH</text:p>
          </table:table-cell>
          <table:table-cell table:style-name="ce87" table:formula="of:=LOOKUP([.A18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Family-Companion tool (Cottret et al., 2018), CV tree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53" office:value-type="string" calcext:value-type="string">
            <text:p><text:a xlink:href="https://doi.org/10.1111/mpp.12874" xlink:type="simple">Zach</text:a>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70" table:formula="of:=concat(&quot;https://dx.doi.org/&quot;; [.F185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185]; [$'Journal Lookup Tables'.$A$2:.$B$22])" office:value-type="string" office:string-value="BOTH" calcext:value-type="string">
            <text:p>BOTH</text:p>
          </table:table-cell>
          <table:table-cell table:style-name="ce87" table:formula="of:=LOOKUP([.A185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WA, R, Python, TASSEL, STRUCTURE, DARwin, GATK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53" office:value-type="string" calcext:value-type="string">
            <text:p><text:a xlink:href="https://doi.org/10.1111/mpp.12883" xlink:type="simple">Zach</text:a>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70" table:formula="of:=concat(&quot;https://dx.doi.org/&quot;; [.F186])" office:value-type="string" office:string-value="" calcext:value-type="error">
            <text:p>#NAME?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80" table:formula="of:=LOOKUP([.A186]; [$'Journal Lookup Tables'.$A$2:.$B$22])" office:value-type="string" office:string-value="BOTH" calcext:value-type="string">
            <text:p>BOTH</text:p>
          </table:table-cell>
          <table:table-cell table:style-name="ce87" table:formula="of:=LOOKUP([.A186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cNLS Mapper, Conserved Domain Search Service, MEGA, Tophat2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65" table:formula="of:=concat(&quot;https://dx.doi.org/&quot;; [.F18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76" table:formula="of:=LOOKUP([.A187]; [$'Journal Lookup Tables'.$A$2:.$B$22])" office:value-type="float" office:value="1" calcext:value-type="float">
            <text:p>1</text:p>
          </table:table-cell>
          <table:table-cell table:style-name="ce83" table:formula="of:=LOOKUP([.A18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830.13pt" svg:height="42.75pt" svg:x="1616.2pt" svg:y="2949pt" draw:caption-point-x="-11.54pt" draw:caption-point-y="-22.99pt">
              <dc:date>2022-02-28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. Sparks</text:p>
            </office:annotation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12.69pt" svg:height="42.75pt" svg:x="1901.85pt" svg:y="2949pt" draw:caption-point-x="-11.54pt" draw:caption-point-y="-22.99pt">
              <dc:date>2022-02-28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office:annotation draw:style-name="gr5" draw:text-style-name="P2" svg:width="210.27pt" svg:height="72.88pt" svg:x="2446.33pt" svg:y="2933.94pt" draw:caption-point-x="-11.54pt" draw:caption-point-y="-7.94pt">
              <dc:date>2022-02-28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. Sparks</text:p>
            </office:annotation>
            <text:p>National Center for Biotechnology Information data-base, J. Craig Venter Institute database, KEGG, SMAR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odr_guez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an, Qing and Wang, Ni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8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High-Throughput Screening and Analysis <text:s/>of Genes of \textit{{Xanthomonas} citri} subsp. \textit{citri} Involved <text:s/>in Citrus Canker Symptom Development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/MPMI-05-11-0121" xlink:type="simple">https://doi.org/10.1094/MPMI-05-11-012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mpmi-07-11-0193</text:p>
          </table:table-cell>
          <table:table-cell table:style-name="ce65" table:formula="of:=concat(&quot;https://dx.doi.org/&quot;; [.F1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8]; [$'Journal Lookup Tables'.$A$2:.$B$22])" office:value-type="float" office:value="1" calcext:value-type="float">
            <text:p>1</text:p>
          </table:table-cell>
          <table:table-cell table:style-name="ce83" table:formula="of:=LOOKUP([.A18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2964.76pt" draw:caption-point-x="-11.54pt" draw:caption-point-y="-22.99pt">
              <dc:date>2022-02-28T00:00:00</dc:date>
              <text:p text:style-name="P1">R version is given, however the proper citation is not given for R. However, packages are properly cited.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, Multiexperiment viewer, Babelomic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onzalez_Ibeas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niel Gonzalez-Ibeas, Joaquin Ca{\\~{n}}izares, Miguel A. Aran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8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65" table:formula="of:=concat(&quot;https://dx.doi.org/&quot;; [.F18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second sequential article</text:p>
          </table:table-cell>
          <table:table-cell table:style-name="ce76" table:formula="of:=LOOKUP([.A189]; [$'Journal Lookup Tables'.$A$2:.$B$22])" office:value-type="float" office:value="1" calcext:value-type="float">
            <text:p>1</text:p>
          </table:table-cell>
          <table:table-cell table:style-name="ce83" table:formula="of:=LOOKUP([.A189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office:annotation draw:style-name="gr5" draw:text-style-name="P2" svg:width="738.11pt" svg:height="42.75pt" svg:x="1828.83pt" svg:y="2980.49pt" draw:caption-point-x="-11.54pt" draw:caption-point-y="-22.96pt">
              <dc:date>2022-02-28T00:00:00</dc:date>
              <text:p text:style-name="P1">Review article</text:p>
              <text:p text:style-name="P1"><text:tab/>-Emerson Del Ponte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6--4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26" calcext:value-type="float">
            <text:p>26</text:p>
          </table:table-cell>
          <table:table-cell table:style-name="ce59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5-12-0121-fi</text:p>
          </table:table-cell>
          <table:table-cell table:style-name="ce65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90]; [$'Journal Lookup Tables'.$A$2:.$B$22])" office:value-type="float" office:value="1" calcext:value-type="float">
            <text:p>1</text:p>
          </table:table-cell>
          <table:table-cell table:style-name="ce83" table:formula="of:=LOOKUP([.A19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office:annotation draw:style-name="gr5" draw:text-style-name="P2" svg:width="830.13pt" svg:height="42.75pt" svg:x="1616.2pt" svg:y="2996.25pt" draw:caption-point-x="-11.54pt" draw:caption-point-y="-22.99pt">
              <dc:date>2022-02-28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92" office:value-type="float" office:value="1" calcext:value-type="float">
            <office:annotation draw:style-name="gr5" draw:text-style-name="P2" svg:width="799.99pt" svg:height="42.75pt" svg:x="1711.39pt" svg:y="2996.25pt" draw:caption-point-x="-11.54pt" draw:caption-point-y="-22.99pt">
              <dc:date>2022-02-28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5" draw:text-style-name="P2" svg:width="712.69pt" svg:height="42.75pt" svg:x="1901.85pt" svg:y="2996.25pt" draw:caption-point-x="-11.54pt" draw:caption-point-y="-22.99pt">
              <dc:date>2022-02-28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42.75pt" svg:x="2446.33pt" svg:y="2996.25pt" draw:caption-point-x="-11.54pt" draw:caption-point-y="-22.99pt">
              <dc:date>2022-02-28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aier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om R. Maier, Tarek Hewezi, Jiqing Peng, Thomas J. Bau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1--35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26" calcext:value-type="float">
            <text:p>26</text:p>
          </table:table-cell>
          <table:table-cell table:style-name="ce123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65" table:formula="of:=concat(&quot;https://dx.doi.org/&quot;; [.F191])" office:value-type="string" office:string-value="" calcext:value-type="error">
            <text:p>#NAME?</text:p>
          </table:table-cell>
          <table:table-cell table:style-name="ce36" office:value-type="string" calcext:value-type="string">
            <text:p>Duplicate article was selected initially. This is the article following 10.1094/mpmi-08-13-0225-r</text:p>
          </table:table-cell>
          <table:table-cell table:style-name="ce76" table:formula="of:=LOOKUP([.A191]; [$'Journal Lookup Tables'.$A$2:.$B$22])" office:value-type="float" office:value="1" calcext:value-type="float">
            <text:p>1</text:p>
          </table:table-cell>
          <table:table-cell table:style-name="ce83" table:formula="of:=LOOKUP([.A19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4" draw:text-style-name="P2" svg:width="712.69pt" svg:height="42.72pt" svg:x="1901.85pt" svg:y="3012.01pt" draw:caption-point-x="-11.54pt" draw:caption-point-y="-22.99pt">
              <dc:date>2022-02-28T00:00:00</dc:date>
              <text:p text:style-name="P1">seqs submitted to NCBI, other data not provided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JMP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27" calcext:value-type="float">
            <text:p>27</text:p>
          </table:table-cell>
          <table:table-cell table:style-name="ce59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3-0225-r</text:p>
          </table:table-cell>
          <table:table-cell table:style-name="ce65" table:formula="of:=concat(&quot;https://dx.doi.org/&quot;; [.F1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2]; [$'Journal Lookup Tables'.$A$2:.$B$22])" office:value-type="float" office:value="1" calcext:value-type="float">
            <text:p>1</text:p>
          </table:table-cell>
          <table:table-cell table:style-name="ce83" table:formula="of:=LOOKUP([.A19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830.13pt" svg:height="42.75pt" svg:x="1616.2pt" svg:y="3027.74pt" draw:caption-point-x="-11.54pt" draw:caption-point-y="-22.96pt">
              <dc:date>2022-02-28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aek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56--6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27" calcext:value-type="float">
            <text:p>27</text:p>
          </table:table-cell>
          <table:table-cell table:style-name="ce64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19-r</text:p>
          </table:table-cell>
          <table:table-cell table:style-name="ce65" table:formula="of:=concat(&quot;https://dx.doi.org/&quot;; [.F1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3]; [$'Journal Lookup Tables'.$A$2:.$B$22])" office:value-type="float" office:value="1" calcext:value-type="float">
            <text:p>1</text:p>
          </table:table-cell>
          <table:table-cell table:style-name="ce83" table:formula="of:=LOOKUP([.A19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hang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96--10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04-r</text:p>
          </table:table-cell>
          <table:table-cell table:style-name="ce65" table:formula="of:=concat(&quot;https://dx.doi.org/&quot;; [.F1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4]; [$'Journal Lookup Tables'.$A$2:.$B$22])" office:value-type="float" office:value="1" calcext:value-type="float">
            <text:p>1</text:p>
          </table:table-cell>
          <table:table-cell table:style-name="ce83" table:formula="of:=LOOKUP([.A1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Ishiga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Yasuhiro Ishiga, Yuki Ichi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19--131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\textit{{Pseudomonas syringae}} pv. \textit{tomato} {OxyR} Is Required for Virulence in Tomato and Arabidopsi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3-15-0047-r</text:p>
          </table:table-cell>
          <table:table-cell table:style-name="ce65" table:formula="of:=concat(&quot;https://dx.doi.org/&quot;; [.F1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5]; [$'Journal Lookup Tables'.$A$2:.$B$22])" office:value-type="float" office:value="1" calcext:value-type="float">
            <text:p>1</text:p>
          </table:table-cell>
          <table:table-cell table:style-name="ce83" table:formula="of:=LOOKUP([.A19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15" draw:text-style-name="P2" svg:width="799.99pt" svg:height="41.24pt" svg:x="1711.39pt" svg:y="3075pt" draw:caption-point-x="-11.54pt" draw:caption-point-y="-22.99pt">
              <dc:date>2022-02-28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u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6--5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{OsGF14b} Positively Regulates Panicle Blast Resistance but Negatively Regulates Leaf Blast Resistance in Rice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29" calcext:value-type="float">
            <text:p>29</text:p>
          </table:table-cell>
          <table:table-cell table:style-name="ce123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7-15-0153-r</text:p>
          </table:table-cell>
          <table:table-cell table:style-name="ce65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6]; [$'Journal Lookup Tables'.$A$2:.$B$22])" office:value-type="float" office:value="1" calcext:value-type="float">
            <text:p>1</text:p>
          </table:table-cell>
          <table:table-cell table:style-name="ce83" table:formula="of:=LOOKUP([.A19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lstat2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heng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Desen Zheng, Thomas J. Bur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9--118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29" calcext:value-type="float">
            <text:p>29</text:p>
          </table:table-cell>
          <table:table-cell table:style-name="ce123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6-0157-R</text:p>
          </table:table-cell>
          <table:table-cell table:style-name="ce65" table:formula="of:=concat(&quot;https://dx.doi.org/&quot;; [.F197])" office:value-type="string" office:string-value="" calcext:value-type="error">
            <text:p>#NAME?</text:p>
          </table:table-cell>
          <table:table-cell table:style-name="ce37" office:value-type="string" calcext:value-type="string">
            <text:p>13 was a review. Changed to page 16</text:p>
          </table:table-cell>
          <table:table-cell table:style-name="ce76" table:formula="of:=LOOKUP([.A197]; [$'Journal Lookup Tables'.$A$2:.$B$22])" office:value-type="float" office:value="1" calcext:value-type="float">
            <text:p>1</text:p>
          </table:table-cell>
          <table:table-cell table:style-name="ce83" table:formula="of:=LOOKUP([.A19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15" draw:text-style-name="P2" svg:width="210.27pt" svg:height="41.24pt" svg:x="2446.33pt" svg:y="3106.49pt" draw:caption-point-x="-11.54pt" draw:caption-point-y="-22.96pt">
              <dc:date>2022-02-28T00:00:00</dc:date>
              <text:p text:style-name="P1">This seems too high. It is beacuse they only used BLAST</text:p>
              <text:p text:style-name="P1"><text:tab/>-Zachary Foster</text:p>
            </office:annotation>
            <text:p>MapMa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65" table:formula="of:=concat(&quot;https://dx.doi.org/&quot;; [.F19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second sequential article selected as first was assigned to Emerson</text:p>
          </table:table-cell>
          <table:table-cell table:style-name="ce81" table:formula="of:=LOOKUP([.A198]; [$'Journal Lookup Tables'.$A$2:.$B$22])" office:value-type="float" office:value="1" calcext:value-type="float">
            <text:p>1</text:p>
          </table:table-cell>
          <table:table-cell table:style-name="ce88" table:formula="of:=LOOKUP([.A198]; [$'Journal Lookup Tables'.$F$2:.$G$22])" office:value-type="float" office:value="2.5" calcext:value-type="float">
            <text:p>2.5</text:p>
          </table:table-cell>
          <table:table-cell table:style-name="ce88" office:value-type="string" calcext:value-type="string">
            <text:p>Fundamental</text:p>
          </table:table-cell>
          <table:table-cell table:style-name="ce96" table:formula="of:=TRUE(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MaGe, ApE</text:p>
          </table:table-cell>
          <table:table-cell table:style-name="ce36" table:number-columns-repeated="27"/>
          <table:table-cell table:number-columns-repeated="980"/>
        </table:table-row>
        <table:table-row table:style-name="ro2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5-17-0121-FI</text:p>
          </table:table-cell>
          <table:table-cell table:style-name="ce65" table:formula="of:=concat(&quot;https://dx.doi.org/&quot;; [.F199])" office:value-type="string" office:string-value="" calcext:value-type="error">
            <text:p>#NAME?</text:p>
          </table:table-cell>
          <table:table-cell table:style-name="ce37" office:value-type="string" calcext:value-type="string">
            <text:p>16 was a review. 46 is next research article</text:p>
          </table:table-cell>
          <table:table-cell table:style-name="ce76" table:formula="of:=LOOKUP([.A199]; [$'Journal Lookup Tables'.$A$2:.$B$22])" office:value-type="float" office:value="1" calcext:value-type="float">
            <text:p>1</text:p>
          </table:table-cell>
          <table:table-cell table:style-name="ce83" table:formula="of:=LOOKUP([.A1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nfo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6-17-0138-R</text:p>
          </table:table-cell>
          <table:table-cell table:style-name="ce65" table:formula="of:=concat(&quot;https://dx.doi.org/&quot;; [.F200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0]; [$'Journal Lookup Tables'.$A$2:.$B$22])" office:value-type="float" office:value="1" calcext:value-type="float">
            <text:p>1</text:p>
          </table:table-cell>
          <table:table-cell table:style-name="ce83" table:formula="of:=LOOKUP([.A20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7-0203-FI</text:p>
          </table:table-cell>
          <table:table-cell table:style-name="ce65" table:formula="of:=concat(&quot;https://dx.doi.org/&quot;; [.F201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1]; [$'Journal Lookup Tables'.$A$2:.$B$22])" office:value-type="float" office:value="1" calcext:value-type="float">
            <text:p>1</text:p>
          </table:table-cell>
          <table:table-cell table:style-name="ce83" table:formula="of:=LOOKUP([.A201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Molecular Plant-Microbe Interactions</text:p>
          </table:table-cell>
          <table:table-cell table:style-name="ce47" office:value-type="string" calcext:value-type="string">
            <text:p>Mol Plant Micro In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3" calcext:value-type="float">
            <text:p>143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94/MPMI-07-17-0164-R</text:p>
          </table:table-cell>
          <table:table-cell table:style-name="ce65" table:formula="of:=concat(&quot;https://dx.doi.org/&quot;; [.F20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2]; [$'Journal Lookup Tables'.$A$2:.$B$22])" office:value-type="float" office:value="1" calcext:value-type="float">
            <text:p>1</text:p>
          </table:table-cell>
          <table:table-cell table:style-name="ce83" table:formula="of:=LOOKUP([.A20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6" calcext:value-type="float">
            <text:p>126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9-18-0265-TA</text:p>
          </table:table-cell>
          <table:table-cell table:style-name="ce68" table:formula="of:=concat(&quot;https://dx.doi.org/&quot;; [.F203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the 900s, this is the first research article of 2019</text:p>
          </table:table-cell>
          <table:table-cell table:style-name="ce76" table:formula="of:=LOOKUP([.A203]; [$'Journal Lookup Tables'.$A$2:.$B$22])" office:value-type="float" office:value="1" calcext:value-type="float">
            <text:p>1</text:p>
          </table:table-cell>
          <table:table-cell table:style-name="ce83" table:formula="of:=LOOKUP([.A20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sm, Fluoview FV31S-SW, LRRfinder, InterProScan, EMBOSS Garnier, Geneiou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7-20-0201-R</text:p>
          </table:table-cell>
          <table:table-cell table:style-name="ce68" table:formula="of:=concat(&quot;https://dx.doi.org/&quot;; [.F20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04]; [$'Journal Lookup Tables'.$A$2:.$B$22])" office:value-type="float" office:value="1" calcext:value-type="float">
            <text:p>1</text:p>
          </table:table-cell>
          <table:table-cell table:style-name="ce83" table:formula="of:=LOOKUP([.A20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LASTp, MATLAB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7-18-0208-R</text:p>
          </table:table-cell>
          <table:table-cell table:style-name="ce66" table:formula="of:=concat(&quot;https://dx.doi.org/&quot;; [.F20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5]; [$'Journal Lookup Tables'.$A$2:.$B$22])" office:value-type="float" office:value="1" calcext:value-type="float">
            <text:p>1</text:p>
          </table:table-cell>
          <table:table-cell table:style-name="ce84" table:formula="of:=LOOKUP([.A20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several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8-20-0224-R</text:p>
          </table:table-cell>
          <table:table-cell table:style-name="ce66" table:formula="of:=concat(&quot;https://dx.doi.org/&quot;; [.F20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6]; [$'Journal Lookup Tables'.$A$2:.$B$22])" office:value-type="float" office:value="1" calcext:value-type="float">
            <text:p>1</text:p>
          </table:table-cell>
          <table:table-cell table:style-name="ce84" table:formula="of:=LOOKUP([.A20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Molecular Plant-Microbe Interactions</text:p>
          </table:table-cell>
          <table:table-cell table:style-name="ce41" office:value-type="string" calcext:value-type="string">
            <text:p>Mol Plant Micro I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55" office:value-type="string" calcext:value-type="string">
            <text:p><text:a xlink:href="https://doi.org/10.1094/MPMI-08-20-0227-R" xlink:type="simple">Kaique</text:a></text:p>
          </table:table-cell>
          <table:table-cell table:style-name="ce6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69" table:formula="of:=concat(&quot;https://dx.doi.org/&quot;; [.F207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207]; [$'Journal Lookup Tables'.$A$2:.$B$22])" office:value-type="float" office:value="1" calcext:value-type="float">
            <text:p>1</text:p>
          </table:table-cell>
          <table:table-cell table:style-name="ce86" table:formula="of:=LOOKUP([.A2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52" office:value-type="string" calcext:value-type="string">
            <text:p><text:a xlink:href="https://doi.org/10.1094/MPMI-06-20-0164-R" xlink:type="simple">Nik</text:a></text:p>
          </table:table-cell>
          <table:table-cell table:style-name="ce62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73" table:formula="of:=concat(&quot;https://dx.doi.org/&quot;; [.F208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208]; [$'Journal Lookup Tables'.$A$2:.$B$22])" office:value-type="float" office:value="1" calcext:value-type="float">
            <text:p>1</text:p>
          </table:table-cell>
          <table:table-cell table:style-name="ce85" table:formula="of:=LOOKUP([.A208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, FastANI, Get_homologs, autoMLSA, IQTREE, FigTree , GATK, BWA, Picard tools, vcftools, SnpEff, lastz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8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2x643914</text:p>
          </table:table-cell>
          <table:table-cell table:style-name="ce74" table:formula="of:=concat(&quot;https://dx.doi.org/&quot;; [.F20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previous plant parasitic nematode article</text:p>
          </table:table-cell>
          <table:table-cell table:style-name="ce76" table:formula="of:=LOOKUP([.A209]; [$'Journal Lookup Tables'.$A$2:.$B$22])" office:value-type="string" office:string-value="BOTH" calcext:value-type="string">
            <text:p>BOTH</text:p>
          </table:table-cell>
          <table:table-cell table:style-name="ce83" table:formula="of:=LOOKUP([.A20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3295.5pt" draw:caption-point-x="-11.54pt" draw:caption-point-y="-24.49pt">
              <dc:date>2022-02-28T00:00:00</dc:date>
              <text:p text:style-name="P1">SAS mentioned by name only, not cited and no vers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lowright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Richard Plowright, Paul Speijer, Jolly Dusabe, Daniel Coyn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6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9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2x645606</text:p>
          </table:table-cell>
          <table:table-cell table:style-name="ce74" table:formula="of:=concat(&quot;https://dx.doi.org/&quot;; [.F21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0]; [$'Journal Lookup Tables'.$A$2:.$B$22])" office:value-type="string" office:string-value="BOTH" calcext:value-type="string">
            <text:p>BOTH</text:p>
          </table:table-cell>
          <table:table-cell table:style-name="ce83" table:formula="of:=LOOKUP([.A21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weru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ancy W. Waweru, Turoop Losenge, Thomas Dubois, Esther M. Kahangi, Daniel Coy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01--107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21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5" calcext:value-type="float">
            <text:p>15</text:p>
          </table:table-cell>
          <table:table-cell table:style-name="ce64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3</text:p>
          </table:table-cell>
          <table:table-cell table:style-name="ce74" table:formula="of:=concat(&quot;https://dx.doi.org/&quot;; [.F21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1]; [$'Journal Lookup Tables'.$A$2:.$B$22])" office:value-type="string" office:string-value="BOTH" calcext:value-type="string">
            <text:p>BOTH</text:p>
          </table:table-cell>
          <table:table-cell table:style-name="ce83" table:formula="of:=LOOKUP([.A211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estana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6</text:p>
          </table:table-cell>
          <table:table-cell table:style-name="ce74" table:formula="of:=concat(&quot;https://dx.doi.org/&quot;; [.F21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2]; [$'Journal Lookup Tables'.$A$2:.$B$22])" office:value-type="string" office:string-value="BOTH" calcext:value-type="string">
            <text:p>BOTH</text:p>
          </table:table-cell>
          <table:table-cell table:style-name="ce83" table:formula="of:=LOOKUP([.A21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c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abasan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73--8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2753</text:p>
          </table:table-cell>
          <table:table-cell table:style-name="ce74" table:formula="of:=concat(&quot;https://dx.doi.org/&quot;; [.F21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3]; [$'Journal Lookup Tables'.$A$2:.$B$22])" office:value-type="string" office:string-value="BOTH" calcext:value-type="string">
            <text:p>BOTH</text:p>
          </table:table-cell>
          <table:table-cell table:style-name="ce83" table:formula="of:=LOOKUP([.A21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umphreys_Pereira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Danny A. Humphreys-Pereira, Axel A. Elling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49--162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Morphological variability in second-stage juveniles and males of \textit{{Meloidogyne chitwoodi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6" calcext:value-type="float">
            <text:p>16</text:p>
          </table:table-cell>
          <table:table-cell table:style-name="ce64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5</text:p>
          </table:table-cell>
          <table:table-cell table:style-name="ce74" table:formula="of:=concat(&quot;https://dx.doi.org/&quot;; [.F214])" office:value-type="string" office:string-value="" calcext:value-type="error">
            <text:p>#NAME?</text:p>
          </table:table-cell>
          <table:table-cell table:style-name="ce3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76" table:formula="of:=LOOKUP([.A214]; [$'Journal Lookup Tables'.$A$2:.$B$22])" office:value-type="string" office:string-value="BOTH" calcext:value-type="string">
            <text:p>BOTH</text:p>
          </table:table-cell>
          <table:table-cell table:style-name="ce83" table:formula="of:=LOOKUP([.A2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3374.25pt" draw:caption-point-x="-11.54pt" draw:caption-point-y="-22.99pt">
              <dc:date>2022-02-28T00:00:00</dc:date>
              <text:p text:style-name="P1">Mentioned by name only, no proper citation in references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Shaver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radly R. Shaver, Sergio Marchant, Paula Agudelo, S. Bruce Mart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3--65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18S {rRNA} and {COI} haplotype diversity of \textit{{Trichodorus obtusus}} from turfgrass in South Carolin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938</text:p>
          </table:table-cell>
          <table:table-cell table:style-name="ce74" table:formula="of:=concat(&quot;https://dx.doi.org/&quot;; [.F21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plant parasitic nematode article</text:p>
          </table:table-cell>
          <table:table-cell table:style-name="ce76" table:formula="of:=LOOKUP([.A215]; [$'Journal Lookup Tables'.$A$2:.$B$22])" office:value-type="string" office:string-value="BOTH" calcext:value-type="string">
            <text:p>BOTH</text:p>
          </table:table-cell>
          <table:table-cell table:style-name="ce83" table:formula="of:=LOOKUP([.A21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4" draw:text-style-name="P2" svg:width="830.13pt" svg:height="42.72pt" svg:x="1616.2pt" svg:y="3390.01pt" draw:caption-point-x="-11.54pt" draw:caption-point-y="-22.99pt">
              <dc:date>2022-02-28T00:00:00</dc:date>
              <text:p text:style-name="P1">No packages are cited, but looking at the work, I think it's safe to assume all was in the base R installation</text:p>
              <text:p text:style-name="P1"><text:tab/>-Adam H. Sparks</text:p>
            </office:annotation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iel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3036</text:p>
          </table:table-cell>
          <table:table-cell table:style-name="ce74" table:formula="of:=concat(&quot;https://dx.doi.org/&quot;; [.F21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6]; [$'Journal Lookup Tables'.$A$2:.$B$22])" office:value-type="string" office:string-value="BOTH" calcext:value-type="string">
            <text:p>BOTH</text:p>
          </table:table-cell>
          <table:table-cell table:style-name="ce83" table:formula="of:=LOOKUP([.A21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uscle, MEGA, Tracer, MatG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" calcext:value-type="float">
            <text:p>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63/15685411-00003133</text:p>
          </table:table-cell>
          <table:table-cell table:style-name="ce65" table:formula="of:=concat(&quot;https://dx.doi.org/&quot;; [.F21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7]; [$'Journal Lookup Tables'.$A$2:.$B$22])" office:value-type="string" office:string-value="BOTH" calcext:value-type="string">
            <text:p>BOTH</text:p>
          </table:table-cell>
          <table:table-cell table:style-name="ce83" table:formula="of:=LOOKUP([.A21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0" calcext:value-type="float">
            <text:p>10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27</text:p>
          </table:table-cell>
          <table:table-cell table:style-name="ce65" table:formula="of:=concat(&quot;https://dx.doi.org/&quot;; [.F21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8]; [$'Journal Lookup Tables'.$A$2:.$B$22])" office:value-type="string" office:string-value="BOTH" calcext:value-type="string">
            <text:p>BOTH</text:p>
          </table:table-cell>
          <table:table-cell table:style-name="ce83" table:formula="of:=LOOKUP([.A21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USCLE, MEGA, MrModeltest, MrBayes, TRACER, RaxmlGUI, g Dendroscope, CorelDRA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1" calcext:value-type="float">
            <text:p>141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32</text:p>
          </table:table-cell>
          <table:table-cell table:style-name="ce65" table:formula="of:=concat(&quot;https://dx.doi.org/&quot;; [.F21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9]; [$'Journal Lookup Tables'.$A$2:.$B$22])" office:value-type="string" office:string-value="BOTH" calcext:value-type="string">
            <text:p>BOTH</text:p>
          </table:table-cell>
          <table:table-cell table:style-name="ce83" table:formula="of:=LOOKUP([.A21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rBayes, TreeGraph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Nematology</text:p>
          </table:table-cell>
          <table:table-cell table:style-name="ce48" office:value-type="string" calcext:value-type="string">
            <text:p>Nemat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0" calcext:value-type="float">
            <text:p>4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163/15685411-00003205</text:p>
          </table:table-cell>
          <table:table-cell table:style-name="ce68" table:formula="of:=concat(&quot;https://dx.doi.org/&quot;; [.F22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20]; [$'Journal Lookup Tables'.$A$2:.$B$22])" office:value-type="string" office:string-value="BOTH" calcext:value-type="string">
            <text:p>BOTH</text:p>
          </table:table-cell>
          <table:table-cell table:style-name="ce83" table:formula="of:=LOOKUP([.A22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mer3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55" office:value-type="string" calcext:value-type="string">
            <text:p><text:a xlink:href="https://doi.org/10.1163/15685411-bja10032" xlink:type="simple">Kaique</text:a>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69" table:formula="of:=concat(&quot;https://dx.doi.org/&quot;; [.F221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221]; [$'Journal Lookup Tables'.$A$2:.$B$22])" office:value-type="string" office:string-value="BOTH" calcext:value-type="string">
            <text:p>BOTH</text:p>
          </table:table-cell>
          <table:table-cell table:style-name="ce86" table:formula="of:=LOOKUP([.A22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Plo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50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67" table:formula="of:=concat(&quot;https://dx.doi.org/&quot;; [.F22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78" table:formula="of:=LOOKUP([.A222]; [$'Journal Lookup Tables'.$A$2:.$B$22])" office:value-type="string" office:string-value="BOTH" calcext:value-type="string">
            <text:p>BOTH</text:p>
          </table:table-cell>
          <table:table-cell table:style-name="ce85" table:formula="of:=LOOKUP([.A22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3" office:value-type="string" calcext:value-type="string">
            <text:p><text:span text:style-name="T1">CorelDRAW, </text:span><text:span text:style-name="T2">MAFFT, MrModeltest, MrBayes, Tracer, RaxmlGUI , Dendroscope</text:span>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50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67" table:formula="of:=concat(&quot;https://dx.doi.org/&quot;; [.F223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78" table:formula="of:=LOOKUP([.A223]; [$'Journal Lookup Tables'.$A$2:.$B$22])" office:value-type="string" office:string-value="BOTH" calcext:value-type="string">
            <text:p>BOTH</text:p>
          </table:table-cell>
          <table:table-cell table:style-name="ce85" table:formula="of:=LOOKUP([.A22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4" office:value-type="string" calcext:value-type="string">
            <text:p>GelCompar, PERMTEST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53" office:value-type="string" calcext:value-type="string">
            <text:p><text:a xlink:href="https://doi.org/10.1163/15685411-bja10031" xlink:type="simple">Zach</text:a>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70" table:formula="of:=concat(&quot;https://dx.doi.org/&quot;; [.F224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224]; [$'Journal Lookup Tables'.$A$2:.$B$22])" office:value-type="string" office:string-value="BOTH" calcext:value-type="string">
            <text:p>BOTH</text:p>
          </table:table-cell>
          <table:table-cell table:style-name="ce87" table:formula="of:=LOOKUP([.A22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utadapt, USEARCH, QIIME, Mothur, R, Tax4Fun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1.12.003</text:p>
          </table:table-cell>
          <table:table-cell table:style-name="ce65" table:formula="of:=concat(&quot;https://dx.doi.org/&quot;; [.F22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April 2012</text:p>
          </table:table-cell>
          <table:table-cell table:style-name="ce76" table:formula="of:=LOOKUP([.A225]; [$'Journal Lookup Tables'.$A$2:.$B$22])" office:value-type="string" office:string-value="BOTH" calcext:value-type="string">
            <text:p>BOTH</text:p>
          </table:table-cell>
          <table:table-cell table:style-name="ce83" table:formula="of:=LOOKUP([.A22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3547.5pt" draw:caption-point-x="-11.54pt" draw:caption-point-y="-22.99pt">
              <dc:date>2022-02-28T00:00:00</dc:date>
              <text:p text:style-name="P1">Mentioned with a version number, no 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12.69pt" svg:height="42.75pt" svg:x="1901.85pt" svg:y="3547.5pt" draw:caption-point-x="-11.54pt" draw:caption-point-y="-22.99pt">
              <dc:date>2022-02-28T00:00:00</dc:date>
              <text:p text:style-name="P1">Primer Sequences are in article supplementary materials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office:annotation draw:style-name="gr5" draw:text-style-name="P2" svg:width="210.27pt" svg:height="61.68pt" svg:x="2446.33pt" svg:y="3538.03pt" draw:caption-point-x="-11.54pt" draw:caption-point-y="-13.52pt">
              <dc:date>2022-02-28T00:00:00</dc:date>
              <text:p text:style-name="P1">I don't know if these handle statistics? There are statistical data cited in the figures, but no mention of how analysis was actually carried out</text:p>
              <text:p text:style-name="P1"><text:tab/>-Adam H. Sparks</text:p>
            </office:annotation>
            <text:p>MassLynxTM, QuanLynxTM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zawa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pmpp.2012.03.001</text:p>
          </table:table-cell>
          <table:table-cell table:style-name="ce59" table:formula="of:=concat(&quot;https://dx.doi.org/&quot;; [.F2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July 2012</text:p>
          </table:table-cell>
          <table:table-cell table:style-name="ce76" table:formula="of:=LOOKUP([.A226]; [$'Journal Lookup Tables'.$A$2:.$B$22])" office:value-type="string" office:string-value="BOTH" calcext:value-type="string">
            <text:p>BOTH</text:p>
          </table:table-cell>
          <table:table-cell table:style-name="ce83" table:formula="of:=LOOKUP([.A22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en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ul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2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1.11.003</text:p>
          </table:table-cell>
          <table:table-cell table:style-name="ce65" table:formula="of:=concat(&quot;https://dx.doi.org/&quot;; [.F2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7]; [$'Journal Lookup Tables'.$A$2:.$B$22])" office:value-type="string" office:string-value="BOTH" calcext:value-type="string">
            <text:p>BOTH</text:p>
          </table:table-cell>
          <table:table-cell table:style-name="ce83" table:formula="of:=LOOKUP([.A22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Excel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utuku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.M. Mutuku, A. 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41--51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77" calcext:value-type="float">
            <text:p>77</text:p>
          </table:table-cell>
          <table:table-cell table:style-name="ce64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2.03.002</text:p>
          </table:table-cell>
          <table:table-cell table:style-name="ce65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does not exist, selected second article from July 2012</text:p>
          </table:table-cell>
          <table:table-cell table:style-name="ce76" table:formula="of:=LOOKUP([.A228]; [$'Journal Lookup Tables'.$A$2:.$B$22])" office:value-type="string" office:string-value="BOTH" calcext:value-type="string">
            <text:p>BOTH</text:p>
          </table:table-cell>
          <table:table-cell table:style-name="ce83" table:formula="of:=LOOKUP([.A22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akharenkova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--20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Surface contact of cucumber or rice leaves with water can suppress their fungal disease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79" calcext:value-type="float">
            <text:p>79</text:p>
          </table:table-cell>
          <table:table-cell table:style-name="ce123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4.02.002</text:p>
          </table:table-cell>
          <table:table-cell table:style-name="ce65" table:formula="of:=concat(&quot;https://dx.doi.org/&quot;; [.F22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9]; [$'Journal Lookup Tables'.$A$2:.$B$22])" office:value-type="string" office:string-value="BOTH" calcext:value-type="string">
            <text:p>BOTH</text:p>
          </table:table-cell>
          <table:table-cell table:style-name="ce83" table:formula="of:=LOOKUP([.A2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15" draw:text-style-name="P2" svg:width="799.99pt" svg:height="41.24pt" svg:x="1711.39pt" svg:y="3610.49pt" draw:caption-point-x="-11.54pt" draw:caption-point-y="-22.96pt">
              <dc:date>2022-02-28T00:00:00</dc:date>
              <text:p text:style-name="P1">Primer 3, AlphaEase FC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mer3, AlphaEase FC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pmpp.2014.03.005</text:p>
          </table:table-cell>
          <table:table-cell table:style-name="ce65" table:formula="of:=concat(&quot;https://dx.doi.org/&quot;; [.F230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6, last article of first issue for 2014 selected</text:p>
          </table:table-cell>
          <table:table-cell table:style-name="ce76" table:formula="of:=LOOKUP([.A230]; [$'Journal Lookup Tables'.$A$2:.$B$22])" office:value-type="string" office:string-value="BOTH" calcext:value-type="string">
            <text:p>BOTH</text:p>
          </table:table-cell>
          <table:table-cell table:style-name="ce83" table:formula="of:=LOOKUP([.A23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15" draw:text-style-name="P2" svg:width="799.99pt" svg:height="41.24pt" svg:x="1711.39pt" svg:y="3626.25pt" draw:caption-point-x="-11.54pt" draw:caption-point-y="-22.99pt">
              <dc:date>2022-02-28T00:00:00</dc:date>
              <text:p text:style-name="P1">Bioedit, Image Lab TM, Mega5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Edit, Image Lab TM, 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ondal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apr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98--106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86" calcext:value-type="float">
            <text:p>86</text:p>
          </table:table-cell>
          <table:table-cell table:style-name="ce64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4</text:p>
          </table:table-cell>
          <table:table-cell table:style-name="ce65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1, second to last article of first issue for 2014 selected</text:p>
          </table:table-cell>
          <table:table-cell table:style-name="ce76" table:formula="of:=LOOKUP([.A231]; [$'Journal Lookup Tables'.$A$2:.$B$22])" office:value-type="string" office:string-value="BOTH" calcext:value-type="string">
            <text:p>BOTH</text:p>
          </table:table-cell>
          <table:table-cell table:style-name="ce83" table:formula="of:=LOOKUP([.A23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50.49pt" svg:x="2446.33pt" svg:y="3636.65pt" draw:caption-point-x="-11.54pt" draw:caption-point-y="-17.63pt">
              <dc:date>2022-02-28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u_niak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89--9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86" calcext:value-type="float">
            <text:p>86</text:p>
          </table:table-cell>
          <table:table-cell table:style-name="ce123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5</text:p>
          </table:table-cell>
          <table:table-cell table:style-name="ce65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44, first article of second issue for 2014 selected</text:p>
          </table:table-cell>
          <table:table-cell table:style-name="ce76" table:formula="of:=LOOKUP([.A232]; [$'Journal Lookup Tables'.$A$2:.$B$22])" office:value-type="string" office:string-value="BOTH" calcext:value-type="string">
            <text:p>BOTH</text:p>
          </table:table-cell>
          <table:table-cell table:style-name="ce83" table:formula="of:=LOOKUP([.A23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42.75pt" svg:x="2446.33pt" svg:y="3656.24pt" draw:caption-point-x="-11.54pt" draw:caption-point-y="-22.96pt">
              <dc:date>2022-02-28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amp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Ruth Campe, Marco Loehrer, Uwe Conrath, Katharina Goell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8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\textit{{Phakopsora pachyrhizi}} induces defense marker genes to necrotrophs in \textit{{Arabidopsis thaliana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87" calcext:value-type="float">
            <text:p>87</text:p>
          </table:table-cell>
          <table:table-cell table:style-name="ce123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6.01.010</text:p>
          </table:table-cell>
          <table:table-cell table:style-name="ce65" table:formula="of:=concat(&quot;https://dx.doi.org/&quot;; [.F2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3]; [$'Journal Lookup Tables'.$A$2:.$B$22])" office:value-type="string" office:string-value="BOTH" calcext:value-type="string">
            <text:p>BOTH</text:p>
          </table:table-cell>
          <table:table-cell table:style-name="ce83" table:formula="of:=LOOKUP([.A2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830.13pt" svg:height="42.75pt" svg:x="1616.2pt" svg:y="3672pt" draw:caption-point-x="-11.54pt" draw:caption-point-y="-22.99pt">
              <dc:date>2022-02-28T00:00:00</dc:date>
              <text:p text:style-name="P1">Name and version provided, no proper entry in references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office:annotation draw:style-name="gr5" draw:text-style-name="P2" svg:width="799.99pt" svg:height="42.75pt" svg:x="1711.39pt" svg:y="3672pt" draw:caption-point-x="-11.54pt" draw:caption-point-y="-22.99pt">
              <dc:date>2022-02-28T00:00:00</dc:date>
              <text:p text:style-name="P1">Proprietary Windows-only and for the PCR machines, not general statistical use</text:p>
              <text:p text:style-name="P1"><text:tab/>-Adam H. Sparks</text:p>
            </office:annotation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712.69pt" svg:height="42.75pt" svg:x="1901.85pt" svg:y="3672pt" draw:caption-point-x="-11.54pt" draw:caption-point-y="-22.99pt">
              <dc:date>2022-02-28T00:00:00</dc:date>
              <text:p text:style-name="P1">Available on Elsevier's website for the article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pOne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and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5.12.002</text:p>
          </table:table-cell>
          <table:table-cell table:style-name="ce65" table:formula="of:=concat(&quot;https://dx.doi.org/&quot;; [.F2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4]; [$'Journal Lookup Tables'.$A$2:.$B$22])" office:value-type="string" office:string-value="BOTH" calcext:value-type="string">
            <text:p>BOTH</text:p>
          </table:table-cell>
          <table:table-cell table:style-name="ce83" table:formula="of:=LOOKUP([.A23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4" draw:text-style-name="P2" svg:width="830.13pt" svg:height="42.72pt" svg:x="1616.2pt" svg:y="3687.76pt" draw:caption-point-x="-11.54pt" draw:caption-point-y="-22.99pt">
              <dc:date>2022-02-28T00:00:00</dc:date>
              <text:p text:style-name="P1">SAS cited in text, no version or proper reference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ollayi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3--9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5.12.005</text:p>
          </table:table-cell>
          <table:table-cell table:style-name="ce65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35]; [$'Journal Lookup Tables'.$A$2:.$B$22])" office:value-type="string" office:string-value="BOTH" calcext:value-type="string">
            <text:p>BOTH</text:p>
          </table:table-cell>
          <table:table-cell table:style-name="ce83" table:formula="of:=LOOKUP([.A23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830.13pt" svg:height="42.75pt" svg:x="1616.2pt" svg:y="3703.49pt" draw:caption-point-x="-11.54pt" draw:caption-point-y="-22.96pt">
              <dc:date>2022-02-28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EGA, PLACE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hai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Chunyue Chai, Wentao Zeng, Yanling Lin, Danyu Shen, Meixiang Zhang, Daolong Do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93" calcext:value-type="float">
            <text:p>93</text:p>
          </table:table-cell>
          <table:table-cell table:style-name="ce123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6.11.003</text:p>
          </table:table-cell>
          <table:table-cell table:style-name="ce65" table:formula="of:=concat(&quot;https://dx.doi.org/&quot;; [.F2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6]; [$'Journal Lookup Tables'.$A$2:.$B$22])" office:value-type="string" office:string-value="BOTH" calcext:value-type="string">
            <text:p>BOTH</text:p>
          </table:table-cell>
          <table:table-cell table:style-name="ce83" table:formula="of:=LOOKUP([.A2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01.001</text:p>
          </table:table-cell>
          <table:table-cell table:style-name="ce65" table:formula="of:=concat(&quot;https://dx.doi.org/&quot;; [.F23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7]; [$'Journal Lookup Tables'.$A$2:.$B$22])" office:value-type="string" office:string-value="BOTH" calcext:value-type="string">
            <text:p>BOTH</text:p>
          </table:table-cell>
          <table:table-cell table:style-name="ce83" table:formula="of:=LOOKUP([.A23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pmpp.2016.12.004</text:p>
          </table:table-cell>
          <table:table-cell table:style-name="ce65" table:formula="of:=concat(&quot;https://dx.doi.org/&quot;; [.F23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38]; [$'Journal Lookup Tables'.$A$2:.$B$22])" office:value-type="string" office:string-value="BOTH" calcext:value-type="string">
            <text:p>BOTH</text:p>
          </table:table-cell>
          <table:table-cell table:style-name="ce83" table:formula="of:=LOOKUP([.A23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2.002</text:p>
          </table:table-cell>
          <table:table-cell table:style-name="ce65" table:formula="of:=concat(&quot;https://dx.doi.org/&quot;; [.F2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9]; [$'Journal Lookup Tables'.$A$2:.$B$22])" office:value-type="string" office:string-value="BOTH" calcext:value-type="string">
            <text:p>BOTH</text:p>
          </table:table-cell>
          <table:table-cell table:style-name="ce83" table:formula="of:=LOOKUP([.A23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0.008</text:p>
          </table:table-cell>
          <table:table-cell table:style-name="ce65" table:formula="of:=concat(&quot;https://dx.doi.org/&quot;; [.F24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0]; [$'Journal Lookup Tables'.$A$2:.$B$22])" office:value-type="string" office:string-value="BOTH" calcext:value-type="string">
            <text:p>BOTH</text:p>
          </table:table-cell>
          <table:table-cell table:style-name="ce83" table:formula="of:=LOOKUP([.A24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0" calcext:value-type="float">
            <text:p>5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7.11.001</text:p>
          </table:table-cell>
          <table:table-cell table:style-name="ce65" table:formula="of:=concat(&quot;https://dx.doi.org/&quot;; [.F24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76" table:formula="of:=LOOKUP([.A241]; [$'Journal Lookup Tables'.$A$2:.$B$22])" office:value-type="string" office:string-value="BOTH" calcext:value-type="string">
            <text:p>BOTH</text:p>
          </table:table-cell>
          <table:table-cell table:style-name="ce83" table:formula="of:=LOOKUP([.A24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RING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8.02.002</text:p>
          </table:table-cell>
          <table:table-cell table:style-name="ce65" table:formula="of:=concat(&quot;https://dx.doi.org/&quot;; [.F2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42]; [$'Journal Lookup Tables'.$A$2:.$B$22])" office:value-type="string" office:string-value="BOTH" calcext:value-type="string">
            <text:p>BOTH</text:p>
          </table:table-cell>
          <table:table-cell table:style-name="ce83" table:formula="of:=LOOKUP([.A24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56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63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68" table:formula="of:=concat(&quot;https://dx.doi.org/&quot;; [.F243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first research article of 2021</text:p>
          </table:table-cell>
          <table:table-cell table:style-name="ce76" table:formula="of:=LOOKUP([.A243]; [$'Journal Lookup Tables'.$A$2:.$B$22])" office:value-type="string" office:string-value="BOTH" calcext:value-type="string">
            <text:p>BOTH</text:p>
          </table:table-cell>
          <table:table-cell table:style-name="ce83" table:formula="of:=LOOKUP([.A24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5" draw:text-style-name="P2" svg:width="830.13pt" svg:height="42.75pt" svg:x="1616.2pt" svg:y="3829.49pt" draw:caption-point-x="-11.54pt" draw:caption-point-y="-22.96pt">
              <dc:date>2022-02-28T00:00:00</dc:date>
              <text:p text:style-name="P1">There are dynamite plots but no mention of statistical software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AlphaView SA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39" calcext:value-type="float">
            <text:p>139</text:p>
          </table:table-cell>
          <table:table-cell table:style-name="ce56" office:value-type="string" calcext:value-type="string">
            <text:p><text:a xlink:href="https://doi.org/10.1016/j.pmpp.2020.101567" xlink:type="simple">Adam</text:a></text:p>
          </table:table-cell>
          <table:table-cell table:style-name="ce63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68" table:formula="of:=concat(&quot;https://dx.doi.org/&quot;; [.F244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second research article of 2021</text:p>
          </table:table-cell>
          <table:table-cell table:style-name="ce76" table:formula="of:=LOOKUP([.A244]; [$'Journal Lookup Tables'.$A$2:.$B$22])" office:value-type="string" office:string-value="BOTH" calcext:value-type="string">
            <text:p>BOTH</text:p>
          </table:table-cell>
          <table:table-cell table:style-name="ce83" table:formula="of:=LOOKUP([.A24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office:annotation draw:style-name="gr5" draw:text-style-name="P2" svg:width="830.13pt" svg:height="42.75pt" svg:x="1616.2pt" svg:y="3845.25pt" draw:caption-point-x="-11.54pt" draw:caption-point-y="-22.99pt">
              <dc:date>2022-02-28T00:00:00</dc:date>
              <text:p text:style-name="P1">It's obvious R was used (ggplot2 figures) but there is no mention of the software that was used for analysis or to generate the figures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6" office:value-type="string" calcext:value-type="string">
            <text:p>Physiol Mol Plant P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16/j.pmpp.2020.101566</text:p>
          </table:table-cell>
          <table:table-cell table:style-name="ce66" table:formula="of:=concat(&quot;https://dx.doi.org/&quot;; [.F245])" office:value-type="string" office:string-value="" calcext:value-type="error">
            <text:p>#NAME?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77" table:formula="of:=LOOKUP([.A245]; [$'Journal Lookup Tables'.$A$2:.$B$22])" office:value-type="string" office:string-value="BOTH" calcext:value-type="string">
            <text:p>BOTH</text:p>
          </table:table-cell>
          <table:table-cell table:style-name="ce84" table:formula="of:=LOOKUP([.A24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siological and Molecular Plant Pathology</text:p>
          </table:table-cell>
          <table:table-cell table:style-name="ce49" office:value-type="string" calcext:value-type="string">
            <text:p>Physiol Mol Plant P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55" office:value-type="string" calcext:value-type="string">
            <text:p><text:a xlink:href="https://doi.org/10.1016/j.pmpp.2020.101562" xlink:type="simple">Kaique</text:a></text:p>
          </table:table-cell>
          <table:table-cell table:style-name="ce6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69" table:formula="of:=concat(&quot;https://dx.doi.org/&quot;; [.F246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79" table:formula="of:=LOOKUP([.A246]; [$'Journal Lookup Tables'.$A$2:.$B$22])" office:value-type="string" office:string-value="BOTH" calcext:value-type="string">
            <text:p>BOTH</text:p>
          </table:table-cell>
          <table:table-cell table:style-name="ce86" table:formula="of:=LOOKUP([.A24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 Master 2D Platinum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Physiological and Molecular Plant Pathology</text:p>
          </table:table-cell>
          <table:table-cell table:style-name="ce50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52" office:value-type="string" calcext:value-type="string">
            <text:p><text:a xlink:href="https://doi.org/10.1016/j.pmpp.2020.101587" xlink:type="simple">Nik</text:a></text:p>
          </table:table-cell>
          <table:table-cell table:style-name="ce62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67" table:formula="of:=concat(&quot;https://dx.doi.org/&quot;; [.F2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78" table:formula="of:=LOOKUP([.A247]; [$'Journal Lookup Tables'.$A$2:.$B$22])" office:value-type="string" office:string-value="BOTH" calcext:value-type="string">
            <text:p>BOTH</text:p>
          </table:table-cell>
          <table:table-cell table:style-name="ce85" table:formula="of:=LOOKUP([.A24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X, Mega, InterproScan, BLAST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70" table:formula="of:=concat(&quot;https://dx.doi.org/&quot;; [.F248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80" table:formula="of:=LOOKUP([.A248]; [$'Journal Lookup Tables'.$A$2:.$B$22])" office:value-type="string" office:string-value="BOTH" calcext:value-type="string">
            <text:p>BOTH</text:p>
          </table:table-cell>
          <table:table-cell table:style-name="ce87" table:formula="of:=LOOKUP([.A24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LAS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194-0</text:p>
          </table:table-cell>
          <table:table-cell table:style-name="ce65" table:formula="of:=concat(&quot;https://dx.doi.org/&quot;; [.F24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ior plant pathology article</text:p>
          </table:table-cell>
          <table:table-cell table:style-name="ce76" table:formula="of:=LOOKUP([.A249]; [$'Journal Lookup Tables'.$A$2:.$B$22])" office:value-type="string" office:string-value="BOTH" calcext:value-type="string">
            <text:p>BOTH</text:p>
          </table:table-cell>
          <table:table-cell table:style-name="ce83" table:formula="of:=LOOKUP([.A2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206-0</text:p>
          </table:table-cell>
          <table:table-cell table:style-name="ce65" table:formula="of:=concat(&quot;https://dx.doi.org/&quot;; [.F25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250]; [$'Journal Lookup Tables'.$A$2:.$B$22])" office:value-type="string" office:string-value="BOTH" calcext:value-type="string">
            <text:p>BOTH</text:p>
          </table:table-cell>
          <table:table-cell table:style-name="ce83" table:formula="of:=LOOKUP([.A2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07/s12600-012-0264-y</text:p>
          </table:table-cell>
          <table:table-cell table:style-name="ce65" table:formula="of:=concat(&quot;https://dx.doi.org/&quot;; [.F25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1]; [$'Journal Lookup Tables'.$A$2:.$B$22])" office:value-type="string" office:string-value="BOTH" calcext:value-type="string">
            <text:p>BOTH</text:p>
          </table:table-cell>
          <table:table-cell table:style-name="ce83" table:formula="of:=LOOKUP([.A25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Giovanna Gilardi, Stefano Demarchi, Angelo Garibaldi, Maria Lodovica Gullin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9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75-8</text:p>
          </table:table-cell>
          <table:table-cell table:style-name="ce65" table:formula="of:=concat(&quot;https://dx.doi.org/&quot;; [.F25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2]; [$'Journal Lookup Tables'.$A$2:.$B$22])" office:value-type="string" office:string-value="BOTH" calcext:value-type="string">
            <text:p>BOTH</text:p>
          </table:table-cell>
          <table:table-cell table:style-name="ce83" table:formula="of:=LOOKUP([.A25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iray Arli-Sokmen, Mehmet Ali Sev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9--16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Spread of \textit{Tomato spotted wilt virus} from an internal virus source by thrips species in Samsun, Turkey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56-y</text:p>
          </table:table-cell>
          <table:table-cell table:style-name="ce65" table:formula="of:=concat(&quot;https://dx.doi.org/&quot;; [.F25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3]; [$'Journal Lookup Tables'.$A$2:.$B$22])" office:value-type="string" office:string-value="BOTH" calcext:value-type="string">
            <text:p>BOTH</text:p>
          </table:table-cell>
          <table:table-cell table:style-name="ce83" table:formula="of:=LOOKUP([.A25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830.13pt" svg:height="42.75pt" svg:x="1616.2pt" svg:y="3986.99pt" draw:caption-point-x="-11.54pt" draw:caption-point-y="-22.96pt">
              <dc:date>2022-02-28T00:00:00</dc:date>
              <text:p text:style-name="P1">Link provided only points to Ambion|ThermoFisher website</text:p>
              <text:p text:style-name="P1"><text:tab/>-Adam H. Sparks</text:p>
            </office:annotation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RNA Target Fin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--1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2-y</text:p>
          </table:table-cell>
          <table:table-cell table:style-name="ce65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4]; [$'Journal Lookup Tables'.$A$2:.$B$22])" office:value-type="string" office:string-value="BOTH" calcext:value-type="string">
            <text:p>BOTH</text:p>
          </table:table-cell>
          <table:table-cell table:style-name="ce83" table:formula="of:=LOOKUP([.A25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3--14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1-z</text:p>
          </table:table-cell>
          <table:table-cell table:style-name="ce65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5]; [$'Journal Lookup Tables'.$A$2:.$B$22])" office:value-type="string" office:string-value="BOTH" calcext:value-type="string">
            <text:p>BOTH</text:p>
          </table:table-cell>
          <table:table-cell table:style-name="ce83" table:formula="of:=LOOKUP([.A25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50.49pt" svg:x="2446.33pt" svg:y="4014.65pt" draw:caption-point-x="-11.54pt" draw:caption-point-y="-19.13pt">
              <dc:date>2022-02-28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3--1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31-4</text:p>
          </table:table-cell>
          <table:table-cell table:style-name="ce65" table:formula="of:=concat(&quot;https://dx.doi.org/&quot;; [.F25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76" table:formula="of:=LOOKUP([.A256]; [$'Journal Lookup Tables'.$A$2:.$B$22])" office:value-type="string" office:string-value="BOTH" calcext:value-type="string">
            <text:p>BOTH</text:p>
          </table:table-cell>
          <table:table-cell table:style-name="ce83" table:formula="of:=LOOKUP([.A25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12.69pt" svg:height="42.75pt" svg:x="1901.85pt" svg:y="4034.24pt" draw:caption-point-x="-11.54pt" draw:caption-point-y="-22.96pt">
              <dc:date>2022-02-28T00:00:00</dc:date>
              <text:p text:style-name="P1">data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Domenico Bertetti, Giuseppe Ortu, Maria Lodovica Gullino, Angelo Garibald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89--1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Contamination of seeds of Iceland poppy ({\textit{Papaver nudicaule} L.} by \textit{{Fusarium oxysporum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18-1</text:p>
          </table:table-cell>
          <table:table-cell table:style-name="ce65" table:formula="of:=concat(&quot;https://dx.doi.org/&quot;; [.F25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7]; [$'Journal Lookup Tables'.$A$2:.$B$22])" office:value-type="string" office:string-value="BOTH" calcext:value-type="string">
            <text:p>BOTH</text:p>
          </table:table-cell>
          <table:table-cell table:style-name="ce83" table:formula="of:=LOOKUP([.A257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office:annotation draw:style-name="gr5" draw:text-style-name="P2" svg:width="830.13pt" svg:height="42.75pt" svg:x="1616.2pt" svg:y="4050pt" draw:caption-point-x="-11.54pt" draw:caption-point-y="-22.99pt">
              <dc:date>2022-02-28T00:00:00</dc:date>
              <text:p text:style-name="P1">Giving this a 0. MEGA is cited as version 5 being used but the citation cites MEGA4?</text:p>
              <text:p text:style-name="P1"><text:tab/>-Adam H. Sparks</text:p>
            </office:annotation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nurag Kumar Sahu, Chitra Nehra, R. K. Gau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1--8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23-4</text:p>
          </table:table-cell>
          <table:table-cell table:style-name="ce65" table:formula="of:=concat(&quot;https://dx.doi.org/&quot;; [.F2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8]; [$'Journal Lookup Tables'.$A$2:.$B$22])" office:value-type="string" office:string-value="BOTH" calcext:value-type="string">
            <text:p>BOTH</text:p>
          </table:table-cell>
          <table:table-cell table:style-name="ce83" table:formula="of:=LOOKUP([.A25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DNAMAN, MEGA, DnaSP, Networ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Charfeddine Gharsallah, Amina Ben Halima, Hatem Fakhfakh, Faten Gorsan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7--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4-0424-3</text:p>
          </table:table-cell>
          <table:table-cell table:style-name="ce65" table:formula="of:=concat(&quot;https://dx.doi.org/&quot;; [.F25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59]; [$'Journal Lookup Tables'.$A$2:.$B$22])" office:value-type="string" office:string-value="BOTH" calcext:value-type="string">
            <text:p>BOTH</text:p>
          </table:table-cell>
          <table:table-cell table:style-name="ce83" table:formula="of:=LOOKUP([.A25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5-0493-y</text:p>
          </table:table-cell>
          <table:table-cell table:style-name="ce65" table:formula="of:=concat(&quot;https://dx.doi.org/&quot;; [.F26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60]; [$'Journal Lookup Tables'.$A$2:.$B$22])" office:value-type="string" office:string-value="BOTH" calcext:value-type="string">
            <text:p>BOTH</text:p>
          </table:table-cell>
          <table:table-cell table:style-name="ce83" table:formula="of:=LOOKUP([.A26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initab, 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5-0497-7</text:p>
          </table:table-cell>
          <table:table-cell table:style-name="ce65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evious article that was plant pathology</text:p>
          </table:table-cell>
          <table:table-cell table:style-name="ce76" table:formula="of:=LOOKUP([.A261]; [$'Journal Lookup Tables'.$A$2:.$B$22])" office:value-type="string" office:string-value="BOTH" calcext:value-type="string">
            <text:p>BOTH</text:p>
          </table:table-cell>
          <table:table-cell table:style-name="ce83" table:formula="of:=LOOKUP([.A26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5" draw:text-style-name="P2" svg:width="712.69pt" svg:height="42.75pt" svg:x="1901.85pt" svg:y="4112.99pt" draw:caption-point-x="-11.54pt" draw:caption-point-y="-22.96pt">
              <dc:date>2022-02-28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office:annotation draw:style-name="gr16" draw:text-style-name="P2" svg:width="210.27pt" svg:height="431.18pt" svg:x="2446.33pt" svg:y="4099.92pt" draw:caption-point-x="-11.54pt" draw:caption-point-y="-9.89pt">
              <dc:date>2022-02-28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.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. Sparks</text:p>
            </office:annotation>
            <text:p>BLASTN, Clustal W, MEG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5--7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4" calcext:value-type="float">
            <text:p>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30" calcext:value-type="float">
            <text:p>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7-0570-5</text:p>
          </table:table-cell>
          <table:table-cell table:style-name="ce65" table:formula="of:=concat(&quot;https://dx.doi.org/&quot;; [.F26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2]; [$'Journal Lookup Tables'.$A$2:.$B$22])" office:value-type="string" office:string-value="BOTH" calcext:value-type="string">
            <text:p>BOTH</text:p>
          </table:table-cell>
          <table:table-cell table:style-name="ce83" table:formula="of:=LOOKUP([.A26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9-3</text:p>
          </table:table-cell>
          <table:table-cell table:style-name="ce65" table:formula="of:=concat(&quot;https://dx.doi.org/&quot;; [.F26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63]; [$'Journal Lookup Tables'.$A$2:.$B$22])" office:value-type="string" office:string-value="BOTH" calcext:value-type="string">
            <text:p>BOTH</text:p>
          </table:table-cell>
          <table:table-cell table:style-name="ce83" table:formula="of:=LOOKUP([.A26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Primer Explor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49-7</text:p>
          </table:table-cell>
          <table:table-cell table:style-name="ce65" table:formula="of:=concat(&quot;https://dx.doi.org/&quot;; [.F264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4]; [$'Journal Lookup Tables'.$A$2:.$B$22])" office:value-type="string" office:string-value="BOTH" calcext:value-type="string">
            <text:p>BOTH</text:p>
          </table:table-cell>
          <table:table-cell table:style-name="ce83" table:formula="of:=LOOKUP([.A26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3-9</text:p>
          </table:table-cell>
          <table:table-cell table:style-name="ce65" table:formula="of:=concat(&quot;https://dx.doi.org/&quot;; [.F265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5]; [$'Journal Lookup Tables'.$A$2:.$B$22])" office:value-type="string" office:string-value="BOTH" calcext:value-type="string">
            <text:p>BOTH</text:p>
          </table:table-cell>
          <table:table-cell table:style-name="ce83" table:formula="of:=LOOKUP([.A26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50-1</text:p>
          </table:table-cell>
          <table:table-cell table:style-name="ce65" table:formula="of:=concat(&quot;https://dx.doi.org/&quot;; [.F266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6]; [$'Journal Lookup Tables'.$A$2:.$B$22])" office:value-type="string" office:string-value="BOTH" calcext:value-type="string">
            <text:p>BOTH</text:p>
          </table:table-cell>
          <table:table-cell table:style-name="ce83" table:formula="of:=LOOKUP([.A26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3" calcext:value-type="float">
            <text:p>2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8-0644-z</text:p>
          </table:table-cell>
          <table:table-cell table:style-name="ce65" table:formula="of:=concat(&quot;https://dx.doi.org/&quot;; [.F26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7]; [$'Journal Lookup Tables'.$A$2:.$B$22])" office:value-type="string" office:string-value="BOTH" calcext:value-type="string">
            <text:p>BOTH</text:p>
          </table:table-cell>
          <table:table-cell table:style-name="ce83" table:formula="of:=LOOKUP([.A26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rasitica</text:p>
          </table:table-cell>
          <table:table-cell table:style-name="ce48" office:value-type="string" calcext:value-type="string">
            <text:p>Phytoparasitica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7" calcext:value-type="float">
            <text:p>47</text:p>
          </table:table-cell>
          <table:table-cell table:style-name="ce56" office:value-type="string" calcext:value-type="string">
            <text:p><text:a xlink:href="https://doi.org/10.1007/s12600-018-00708-9" xlink:type="simple">Adam</text:a></text:p>
          </table:table-cell>
          <table:table-cell table:style-name="ce60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68" table:formula="of:=concat(&quot;https://dx.doi.org/&quot;; [.F268])" office:value-type="string" office:string-value="" calcext:value-type="error">
            <text:p>#NAME?</text:p>
          </table:table-cell>
          <table:table-cell table:style-name="ce38" office:value-type="string" calcext:value-type="string">
            <text:p>First plant pathogenic article in 2019</text:p>
          </table:table-cell>
          <table:table-cell table:style-name="ce76" table:formula="of:=LOOKUP([.A268]; [$'Journal Lookup Tables'.$A$2:.$B$22])" office:value-type="string" office:string-value="BOTH" calcext:value-type="string">
            <text:p>BOTH</text:p>
          </table:table-cell>
          <table:table-cell table:style-name="ce83" table:formula="of:=LOOKUP([.A268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49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69" table:formula="of:=concat(&quot;https://dx.doi.org/&quot;; [.F269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79" table:formula="of:=LOOKUP([.A269]; [$'Journal Lookup Tables'.$A$2:.$B$22])" office:value-type="string" office:string-value="BOTH" calcext:value-type="string">
            <text:p>BOTH</text:p>
          </table:table-cell>
          <table:table-cell table:style-name="ce86" table:formula="of:=LOOKUP([.A26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sm Window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49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69" table:formula="of:=concat(&quot;https://dx.doi.org/&quot;; [.F270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79" table:formula="of:=LOOKUP([.A270]; [$'Journal Lookup Tables'.$A$2:.$B$22])" office:value-type="string" office:string-value="BOTH" calcext:value-type="string">
            <text:p>BOTH</text:p>
          </table:table-cell>
          <table:table-cell table:style-name="ce86" table:formula="of:=LOOKUP([.A27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D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70" table:formula="of:=concat(&quot;https://dx.doi.org/&quot;; [.F271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271]; [$'Journal Lookup Tables'.$A$2:.$B$22])" office:value-type="string" office:string-value="BOTH" calcext:value-type="string">
            <text:p>BOTH</text:p>
          </table:table-cell>
          <table:table-cell table:style-name="ce87" table:formula="of:=LOOKUP([.A271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ioedit, MEGA, WAS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3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65" table:formula="of:=concat(&quot;https://dx.doi.org/&quot;; [.F2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2]; [$'Journal Lookup Tables'.$A$2:.$B$22])" office:value-type="float" office:value="1" calcext:value-type="float">
            <text:p>1</text:p>
          </table:table-cell>
          <table:table-cell table:style-name="ce83" table:formula="of:=LOOKUP([.A27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12.69pt" svg:height="42.75pt" svg:x="1901.85pt" svg:y="4286.24pt" draw:caption-point-x="-11.54pt" draw:caption-point-y="-23.73pt">
              <dc:date>2022-02-28T00:00:00</dc:date>
              <text:p text:style-name="P1">data in genbak, score is 3?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Molecular characterization of an \textit{{Aspergillus} flavus} population isolated from maize during the first outbreak of aflatoxin contamination in {Italy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5" draw:text-style-name="P2" svg:width="538.95pt" svg:height="42.75pt" svg:x="808.98pt" svg:y="4302pt" draw:caption-point-x="-11.54pt" draw:caption-point-y="-22.99pt">
              <dc:date>2022-02-28T00:00:00</dc:date>
              <text:p text:style-name="P1">There are DOIs are listed by the journal, but do not resolve</text:p>
              <text:p text:style-name="P1"><text:tab/>-Adam H. Sparks</text:p>
            </office:annotation>
            <text:p>NA</text:p>
          </table:table-cell>
          <table:table-cell table:style-name="ce65" table:formula="of:=concat(&quot;https://dx.doi.org/&quot;; [.F2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3]; [$'Journal Lookup Tables'.$A$2:.$B$22])" office:value-type="float" office:value="1" calcext:value-type="float">
            <text:p>1</text:p>
          </table:table-cell>
          <table:table-cell table:style-name="ce83" table:formula="of:=LOOKUP([.A27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0512</text:p>
          </table:table-cell>
          <table:table-cell table:style-name="ce65" table:formula="of:=concat(&quot;https://dx.doi.org/&quot;; [.F274])" office:value-type="string" office:string-value="" calcext:value-type="error">
            <text:p>#NAME?</text:p>
          </table:table-cell>
          <table:table-cell table:style-name="ce37" office:value-type="string" calcext:value-type="string">
            <text:p>back to 2013 article</text:p>
          </table:table-cell>
          <table:table-cell table:style-name="ce76" table:formula="of:=LOOKUP([.A274]; [$'Journal Lookup Tables'.$A$2:.$B$22])" office:value-type="float" office:value="1" calcext:value-type="float">
            <text:p>1</text:p>
          </table:table-cell>
          <table:table-cell table:style-name="ce83" table:formula="of:=LOOKUP([.A274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Aggressiveness and host range of &lt;em&gt;Phoma medicaginis&lt;/em&gt; isolated from &lt;em&gt;Medicago&lt;/em&gt; species growing in Tunisi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4601/Phytopathol_Mediterr-11776</text:p>
          </table:table-cell>
          <table:table-cell table:style-name="ce65" table:formula="of:=concat(&quot;https://dx.doi.org/&quot;; [.F2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5]; [$'Journal Lookup Tables'.$A$2:.$B$22])" office:value-type="float" office:value="1" calcext:value-type="float">
            <text:p>1</text:p>
          </table:table-cell>
          <table:table-cell table:style-name="ce83" table:formula="of:=LOOKUP([.A275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42.75pt" svg:x="2446.33pt" svg:y="4333.49pt" draw:caption-point-x="-11.54pt" draw:caption-point-y="-22.96pt">
              <dc:date>2022-02-28T00:00:00</dc:date>
              <text:p text:style-name="P1">Did not say how they made graphs. Looks like excel</text:p>
              <text:p text:style-name="P1"><text:tab/>-Zachary Foster</text:p>
            </office:annotation>
            <text:p>MSTAT-C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-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53" calcext:value-type="float">
            <text:p>5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65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was in previous article, next article selected</text:p>
          </table:table-cell>
          <table:table-cell table:style-name="ce76" table:formula="of:=LOOKUP([.A276]; [$'Journal Lookup Tables'.$A$2:.$B$22])" office:value-type="float" office:value="1" calcext:value-type="float">
            <text:p>1</text:p>
          </table:table-cell>
          <table:table-cell table:style-name="ce83" table:formula="of:=LOOKUP([.A276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12.69pt" svg:height="42.75pt" svg:x="1901.85pt" svg:y="4349.25pt" draw:caption-point-x="-11.54pt" draw:caption-point-y="-22.99pt">
              <dc:date>2022-02-28T00:00:00</dc:date>
              <text:p text:style-name="P1">I think that the data used in the study are freely available and the detail is sufficient in the article do a reasonable job recreating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ArcGIS, Maxen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2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Potential distribution of \textit{{Xylella fastidiosa}} in Italy: a maximum entropy model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65" table:formula="of:=concat(&quot;https://dx.doi.org/&quot;; [.F27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article that was plant pathology</text:p>
          </table:table-cell>
          <table:table-cell table:style-name="ce76" table:formula="of:=LOOKUP([.A277]; [$'Journal Lookup Tables'.$A$2:.$B$22])" office:value-type="float" office:value="1" calcext:value-type="float">
            <text:p>1</text:p>
          </table:table-cell>
          <table:table-cell table:style-name="ce83" table:formula="of:=LOOKUP([.A2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assine MABROUK, Sonia MEJRI, Imen HEMISSI, Omrane BELHADJ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4--6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5776</text:p>
          </table:table-cell>
          <table:table-cell table:style-name="ce65" table:formula="of:=concat(&quot;https://dx.doi.org/&quot;; [.F2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8]; [$'Journal Lookup Tables'.$A$2:.$B$22])" office:value-type="float" office:value="1" calcext:value-type="float">
            <text:p>1</text:p>
          </table:table-cell>
          <table:table-cell table:style-name="ce83" table:formula="of:=LOOKUP([.A27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12.69pt" svg:height="42.75pt" svg:x="1901.85pt" svg:y="4380.75pt" draw:caption-point-x="-11.54pt" draw:caption-point-y="-22.99pt">
              <dc:date>2022-02-28T00:00:00</dc:date>
              <text:p text:style-name="P1">data in genbank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MEGA6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8769</text:p>
          </table:table-cell>
          <table:table-cell table:style-name="ce65" table:formula="of:=concat(&quot;https://dx.doi.org/&quot;; [.F2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9]; [$'Journal Lookup Tables'.$A$2:.$B$22])" office:value-type="float" office:value="1" calcext:value-type="float">
            <text:p>1</text:p>
          </table:table-cell>
          <table:table-cell table:style-name="ce83" table:formula="of:=LOOKUP([.A2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BioEdit, Clustal X, TreeView, 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20358</text:p>
          </table:table-cell>
          <table:table-cell table:style-name="ce65" table:formula="of:=concat(&quot;https://dx.doi.org/&quot;; [.F28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80]; [$'Journal Lookup Tables'.$A$2:.$B$22])" office:value-type="float" office:value="1" calcext:value-type="float">
            <text:p>1</text:p>
          </table:table-cell>
          <table:table-cell table:style-name="ce83" table:formula="of:=LOOKUP([.A280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Xcalibur, 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5" calcext:value-type="float">
            <text:p>95</text:p>
          </table:table-cell>
          <table:table-cell table:style-name="ce56" office:value-type="string" calcext:value-type="string">
            <text:p><text:a xlink:href="https://doi.org/10.36253/phyto-10911" xlink:type="simple">Adam</text:a></text:p>
          </table:table-cell>
          <table:table-cell table:style-name="ce60" office:value-type="string" calcext:value-type="string">
            <text:p><text:a xlink:href="https://doi.org/10.36253/phyto-10911" xlink:type="simple">10.36253/phyto-10911</text:a></text:p>
          </table:table-cell>
          <table:table-cell table:style-name="ce68" table:formula="of:=concat(&quot;https://dx.doi.org/&quot;; [.F28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1]; [$'Journal Lookup Tables'.$A$2:.$B$22])" office:value-type="float" office:value="1" calcext:value-type="float">
            <text:p>1</text:p>
          </table:table-cell>
          <table:table-cell table:style-name="ce83" table:formula="of:=LOOKUP([.A28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712.69pt" svg:height="42.75pt" svg:x="1901.85pt" svg:y="4428pt" draw:caption-point-x="-11.54pt" draw:caption-point-y="-22.99pt">
              <dc:date>2022-02-28T00:00:00</dc:date>
              <text:p text:style-name="P1">they are available but it's summary data in a PDF, not easily machine readable or suitable for a full analysis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07" calcext:value-type="float">
            <text:p>107</text:p>
          </table:table-cell>
          <table:table-cell table:style-name="ce56" office:value-type="string" calcext:value-type="string">
            <text:p><text:a xlink:href="https://doi.org/10.36253/phyto-10720" xlink:type="simple">Adam</text:a></text:p>
          </table:table-cell>
          <table:table-cell table:style-name="ce60" office:value-type="string" calcext:value-type="string">
            <text:p><text:a xlink:href="https://doi.org/10.36253/phyto-10720" xlink:type="simple">10.36253/phyto-10720</text:a></text:p>
          </table:table-cell>
          <table:table-cell table:style-name="ce68" table:formula="of:=concat(&quot;https://dx.doi.org/&quot;; [.F28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2]; [$'Journal Lookup Tables'.$A$2:.$B$22])" office:value-type="float" office:value="1" calcext:value-type="float">
            <text:p>1</text:p>
          </table:table-cell>
          <table:table-cell table:style-name="ce83" table:formula="of:=LOOKUP([.A28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4" draw:text-style-name="P2" svg:width="712.69pt" svg:height="42.72pt" svg:x="1901.85pt" svg:y="4443.76pt" draw:caption-point-x="-11.54pt" draw:caption-point-y="-22.99pt">
              <dc:date>2022-02-28T00:00:00</dc:date>
              <text:p text:style-name="P1">Summary data are available (w/ SD) in a PDF, not machine readable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Prism, Statistix8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ia Mediterranea</text:p>
          </table:table-cell>
          <table:table-cell table:style-name="ce38" office:value-type="string" calcext:value-type="string">
            <text:p>Phytopathol Mediterr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6" calcext:value-type="float">
            <text:p>1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36253/phyto-11840</text:p>
          </table:table-cell>
          <table:table-cell table:style-name="ce68" table:formula="of:=concat(&quot;https://dx.doi.org/&quot;; [.F28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3]; [$'Journal Lookup Tables'.$A$2:.$B$22])" office:value-type="float" office:value="1" calcext:value-type="float">
            <text:p>1</text:p>
          </table:table-cell>
          <table:table-cell table:style-name="ce83" table:formula="of:=LOOKUP([.A28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712.69pt" svg:height="42.75pt" svg:x="1901.85pt" svg:y="4459.49pt" draw:caption-point-x="-11.54pt" draw:caption-point-y="-22.96pt">
              <dc:date>2022-02-28T00:00:00</dc:date>
              <text:p text:style-name="P1">All data are available in publication PDF, not machine readable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MEGA, Sequence Demarcation Tool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66" table:formula="of:=concat(&quot;https://dx.doi.org/&quot;; [.F28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4]; [$'Journal Lookup Tables'.$A$2:.$B$22])" office:value-type="float" office:value="1" calcext:value-type="float">
            <text:p>1</text:p>
          </table:table-cell>
          <table:table-cell table:style-name="ce84" table:formula="of:=LOOKUP([.A284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66" table:formula="of:=concat(&quot;https://dx.doi.org/&quot;; [.F28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5]; [$'Journal Lookup Tables'.$A$2:.$B$22])" office:value-type="float" office:value="1" calcext:value-type="float">
            <text:p>1</text:p>
          </table:table-cell>
          <table:table-cell table:style-name="ce84" table:formula="of:=LOOKUP([.A285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rBayes; MrModelTes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55" office:value-type="string" calcext:value-type="string">
            <text:p><text:a xlink:href="https://doi.org/10.36253/phyto-12207" xlink:type="simple">Kaique</text:a>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69" table:formula="of:=concat(&quot;https://dx.doi.org/&quot;; [.F286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286]; [$'Journal Lookup Tables'.$A$2:.$B$22])" office:value-type="float" office:value="1" calcext:value-type="float">
            <text:p>1</text:p>
          </table:table-cell>
          <table:table-cell table:style-name="ce86" table:formula="of:=LOOKUP([.A28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 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36253/phyto-11821" xlink:type="simple">Kaique</text:a>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69" table:formula="of:=concat(&quot;https://dx.doi.org/&quot;; [.F287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287]; [$'Journal Lookup Tables'.$A$2:.$B$22])" office:value-type="float" office:value="1" calcext:value-type="float">
            <text:p>1</text:p>
          </table:table-cell>
          <table:table-cell table:style-name="ce86" table:formula="of:=LOOKUP([.A2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8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55" office:value-type="string" calcext:value-type="string">
            <text:p><text:a xlink:href="https://doi.org/10.36253/phyto-12170" xlink:type="simple">Kaique</text:a>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69" table:formula="of:=concat(&quot;https://dx.doi.org/&quot;; [.F288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288]; [$'Journal Lookup Tables'.$A$2:.$B$22])" office:value-type="float" office:value="1" calcext:value-type="float">
            <text:p>1</text:p>
          </table:table-cell>
          <table:table-cell table:style-name="ce86" table:formula="of:=LOOKUP([.A2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artan'18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70" table:formula="of:=concat(&quot;https://dx.doi.org/&quot;; [.F289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289]; [$'Journal Lookup Tables'.$A$2:.$B$22])" office:value-type="float" office:value="1" calcext:value-type="float">
            <text:p>1</text:p>
          </table:table-cell>
          <table:table-cell table:style-name="ce87" table:formula="of:=LOOKUP([.A289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doi.org/10.36253/phyto-11616" xlink:type="simple">Zach</text:a>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70" table:formula="of:=concat(&quot;https://dx.doi.org/&quot;; [.F290])" office:value-type="string" office:string-value="" calcext:value-type="error">
            <text:p>#NAME?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80" table:formula="of:=LOOKUP([.A290]; [$'Journal Lookup Tables'.$A$2:.$B$22])" office:value-type="float" office:value="1" calcext:value-type="float">
            <text:p>1</text:p>
          </table:table-cell>
          <table:table-cell table:style-name="ce87" table:formula="of:=LOOKUP([.A2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ALEX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53" office:value-type="string" calcext:value-type="string">
            <text:p><text:a xlink:href="https://doi.org/10.36253/phyto-11840" xlink:type="simple">Zach</text:a></text:p>
          </table:table-cell>
          <table:table-cell table:style-name="ce31" office:value-type="string" calcext:value-type="string">
            <text:p><text:a xlink:href="https://doi.org/10.36253/phyto-11976" xlink:type="simple">10.36253/phyto-11976</text:a></text:p>
          </table:table-cell>
          <table:table-cell table:style-name="ce70" table:formula="of:=concat(&quot;https://dx.doi.org/&quot;; [.F291])" office:value-type="string" office:string-value="" calcext:value-type="error">
            <text:p>#NAME?</text:p>
          </table:table-cell>
          <table:table-cell table:style-name="ce14" office:value-type="string" calcext:value-type="string">
            <text:p>Fourth article as PP5 is included in the first article for 2021</text:p>
          </table:table-cell>
          <table:table-cell table:style-name="ce80" table:formula="of:=LOOKUP([.A291]; [$'Journal Lookup Tables'.$A$2:.$B$22])" office:value-type="float" office:value="1" calcext:value-type="float">
            <text:p>1</text:p>
          </table:table-cell>
          <table:table-cell table:style-name="ce87" table:formula="of:=LOOKUP([.A291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raxmlGUI, MAFFT, BLAST, Tree-Graph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3-11-0062</text:p>
          </table:table-cell>
          <table:table-cell table:style-name="ce65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2]; [$'Journal Lookup Tables'.$A$2:.$B$22])" office:value-type="string" office:string-value="BOTH" calcext:value-type="string">
            <text:p>BOTH</text:p>
          </table:table-cell>
          <table:table-cell table:style-name="ce83" table:formula="of:=LOOKUP([.A29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amming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3--9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65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3]; [$'Journal Lookup Tables'.$A$2:.$B$22])" office:value-type="string" office:string-value="BOTH" calcext:value-type="string">
            <text:p>BOTH</text:p>
          </table:table-cell>
          <table:table-cell table:style-name="ce83" table:formula="of:=LOOKUP([.A29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5--72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538.95pt" svg:height="42.75pt" svg:x="808.98pt" svg:y="4634.25pt" draw:caption-point-x="-11.54pt" draw:caption-point-y="-22.99pt">
              <dc:date>2022-02-28T00:00:00</dc:date>
              <text:p text:style-name="P1">the previous DOI was for the next article, not the one containing p. 57</text:p>
              <text:p text:style-name="P1"><text:tab/>-Emerson Del Ponte</text:p>
            </office:annotation>
            <text:p>10.1094/phyto-04-11-0125</text:p>
          </table:table-cell>
          <table:table-cell table:style-name="ce65" table:formula="of:=concat(&quot;https://dx.doi.org/&quot;; [.F294])" office:value-type="string" office:string-value="" calcext:value-type="error">
            <text:p>#NAME?</text:p>
          </table:table-cell>
          <table:table-cell table:style-name="ce37" office:value-type="string" calcext:value-type="string">
            <text:p>DOI did not match with page number. Picked the previous article that matched.</text:p>
          </table:table-cell>
          <table:table-cell table:style-name="ce76" table:formula="of:=LOOKUP([.A294]; [$'Journal Lookup Tables'.$A$2:.$B$22])" office:value-type="string" office:string-value="BOTH" calcext:value-type="string">
            <text:p>BOTH</text:p>
          </table:table-cell>
          <table:table-cell table:style-name="ce83" table:formula="of:=LOOKUP([.A2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riss_2012</text:p>
            <text:p/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22" office:value-type="string" calcext:value-type="string">
            <text:p>Variability in Fusarium Head Blight Epidemics in Relation to Global Climate Fluctuations as Represented by the El Niño-Southern Oscillation and Other Atmospheric Pattern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02" calcext:value-type="float">
            <text:p>102</text:p>
          </table:table-cell>
          <table:table-cell table:style-name="ce64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2-11-0040</text:p>
          </table:table-cell>
          <table:table-cell table:style-name="ce65" table:formula="of:=concat(&quot;https://dx.doi.org/&quot;; [.F29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5]; [$'Journal Lookup Tables'.$A$2:.$B$22])" office:value-type="string" office:string-value="BOTH" calcext:value-type="string">
            <text:p>BOTH</text:p>
          </table:table-cell>
          <table:table-cell table:style-name="ce83" table:formula="of:=LOOKUP([.A29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GraphPad, Minit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2-0108-r</text:p>
          </table:table-cell>
          <table:table-cell table:style-name="ce65" table:formula="of:=concat(&quot;https://dx.doi.org/&quot;; [.F29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6]; [$'Journal Lookup Tables'.$A$2:.$B$22])" office:value-type="string" office:string-value="BOTH" calcext:value-type="string">
            <text:p>BOTH</text:p>
          </table:table-cell>
          <table:table-cell table:style-name="ce83" table:formula="of:=LOOKUP([.A29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rBayes, FigTree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Robinso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gan D. Robinson, Timothy D. Murra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8--10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Genetic Variation of Wheat streak mosaic virus in the United States Pacific Northwest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03" calcext:value-type="float">
            <text:p>103</text:p>
          </table:table-cell>
          <table:table-cell table:style-name="ce64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12-11-0349</text:p>
          </table:table-cell>
          <table:table-cell table:style-name="ce65" table:formula="of:=concat(&quot;https://dx.doi.org/&quot;; [.F2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97]; [$'Journal Lookup Tables'.$A$2:.$B$22])" office:value-type="string" office:string-value="BOTH" calcext:value-type="string">
            <text:p>BOTH</text:p>
          </table:table-cell>
          <table:table-cell table:style-name="ce83" table:formula="of:=LOOKUP([.A29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5" draw:text-style-name="P2" svg:width="712.69pt" svg:height="42.75pt" svg:x="1901.85pt" svg:y="4681.5pt" draw:caption-point-x="-11.54pt" draw:caption-point-y="-22.99pt">
              <dc:date>2022-02-28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text:p>Fingerprinting II, Statistica, ARB, MOTHUR, SAS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lein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yal Klein, Maya Ofek, Jaacov Katan, Dror Minz, Abraham Gamli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23--33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03" calcext:value-type="float">
            <text:p>103</text:p>
          </table:table-cell>
          <table:table-cell table:style-name="ce123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5-13-0119-r</text:p>
          </table:table-cell>
          <table:table-cell table:style-name="ce65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8]; [$'Journal Lookup Tables'.$A$2:.$B$22])" office:value-type="string" office:string-value="BOTH" calcext:value-type="string">
            <text:p>BOTH</text:p>
          </table:table-cell>
          <table:table-cell table:style-name="ce83" table:formula="of:=LOOKUP([.A29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x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arker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6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4" calcext:value-type="float">
            <text:p>104</text:p>
          </table:table-cell>
          <table:table-cell table:style-name="ce59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y</text:p>
          </table:table-cell>
          <table:table-cell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3-0129-r</text:p>
          </table:table-cell>
          <table:table-cell table:style-name="ce65" table:formula="of:=concat(&quot;https://dx.doi.org/&quot;; [.F2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9]; [$'Journal Lookup Tables'.$A$2:.$B$22])" office:value-type="string" office:string-value="BOTH" calcext:value-type="string">
            <text:p>BOTH</text:p>
          </table:table-cell>
          <table:table-cell table:style-name="ce83" table:formula="of:=LOOKUP([.A2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or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75--8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Sexual Reproduction in \textit{Aspergillus flavus} Sclerotia Naturally Produced in Corn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04" calcext:value-type="float">
            <text:p>104</text:p>
          </table:table-cell>
          <table:table-cell table:style-name="ce64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3-0032-r</text:p>
          </table:table-cell>
          <table:table-cell table:style-name="ce65" table:formula="of:=concat(&quot;https://dx.doi.org/&quot;; [.F3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0]; [$'Journal Lookup Tables'.$A$2:.$B$22])" office:value-type="string" office:string-value="BOTH" calcext:value-type="string">
            <text:p>BOTH</text:p>
          </table:table-cell>
          <table:table-cell table:style-name="ce83" table:formula="of:=LOOKUP([.A30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61.68pt" svg:x="2446.33pt" svg:y="4719.29pt" draw:caption-point-x="-11.54pt" draw:caption-point-y="-13.52pt">
              <dc:date>2022-02-28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. Sparks</text:p>
            </office:annotation>
            <text:p>ASRem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Osorio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. F. Osorio, J. A. Pattison, N. A. Peres, V. M. Whit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4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Genetic Variation and Gains in Resistance of Strawberry to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04" calcext:value-type="float">
            <text:p>104</text:p>
          </table:table-cell>
          <table:table-cell table:style-name="ce123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4-0156-r</text:p>
          </table:table-cell>
          <table:table-cell table:style-name="ce65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1]; [$'Journal Lookup Tables'.$A$2:.$B$22])" office:value-type="string" office:string-value="BOTH" calcext:value-type="string">
            <text:p>BOTH</text:p>
          </table:table-cell>
          <table:table-cell table:style-name="ce83" table:formula="of:=LOOKUP([.A30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3"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office:annotation draw:style-name="gr1" draw:text-style-name="P2" svg:width="712.69pt" svg:height="74.24pt" svg:x="1901.85pt" svg:y="4744.49pt" draw:caption-point-x="-11.54pt" draw:caption-point-y="-22.96pt">
              <dc:date>2022-02-28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MRUST_G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fender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5--4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Evaluation of the Ryegrass Stem Rust Model {STEMRUST}{\_}G and Its Implementation as a Decision Aid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3-0175-r</text:p>
          </table:table-cell>
          <table:table-cell table:style-name="ce65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2]; [$'Journal Lookup Tables'.$A$2:.$B$22])" office:value-type="string" office:string-value="BOTH" calcext:value-type="string">
            <text:p>BOTH</text:p>
          </table:table-cell>
          <table:table-cell table:style-name="ce83" table:formula="of:=LOOKUP([.A30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ateng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ennedy Boateng, Kathy J. Lewi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79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Spore Dispersal by \textit{{Dothistroma septosporumin}} Northwest British Columbia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4-14-0096-r</text:p>
          </table:table-cell>
          <table:table-cell table:style-name="ce65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3]; [$'Journal Lookup Tables'.$A$2:.$B$22])" office:value-type="string" office:string-value="BOTH" calcext:value-type="string">
            <text:p>BOTH</text:p>
          </table:table-cell>
          <table:table-cell table:style-name="ce83" table:formula="of:=LOOKUP([.A30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erm_dez_Cardona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6--3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4-0044-r</text:p>
          </table:table-cell>
          <table:table-cell table:style-name="ce65" table:formula="of:=concat(&quot;https://dx.doi.org/&quot;; [.F3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4]; [$'Journal Lookup Tables'.$A$2:.$B$22])" office:value-type="string" office:string-value="BOTH" calcext:value-type="string">
            <text:p>BOTH</text:p>
          </table:table-cell>
          <table:table-cell table:style-name="ce83" table:formula="of:=LOOKUP([.A3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50.49pt" svg:x="2446.33pt" svg:y="4787.89pt" draw:caption-point-x="-11.54pt" draw:caption-point-y="-19.11pt">
              <dc:date>2022-02-28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--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Information Graphs for Binary Predictor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05" calcext:value-type="float">
            <text:p>10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7-15-0166-r</text:p>
          </table:table-cell>
          <table:table-cell table:style-name="ce65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5]; [$'Journal Lookup Tables'.$A$2:.$B$22])" office:value-type="string" office:string-value="BOTH" calcext:value-type="string">
            <text:p>BOTH</text:p>
          </table:table-cell>
          <table:table-cell table:style-name="ce83" table:formula="of:=LOOKUP([.A305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u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ing Yu, Li Jiao, Shufang Fu, Ling Yin, Yali Zhang, Jiang L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6--6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Callose Synthase Family Genes Involved in the Grapevine Defense Response to Downy Mildew Diseas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106" calcext:value-type="float">
            <text:p>106</text:p>
          </table:table-cell>
          <table:table-cell table:style-name="ce59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65" table:formula="of:=concat(&quot;https://dx.doi.org/&quot;; [.F30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306]; [$'Journal Lookup Tables'.$A$2:.$B$22])" office:value-type="string" office:string-value="BOTH" calcext:value-type="string">
            <text:p>BOTH</text:p>
          </table:table-cell>
          <table:table-cell table:style-name="ce83" table:formula="of:=LOOKUP([.A30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hines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arco Thines, Young-Joon Cho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--1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06" calcext:value-type="float">
            <text:p>106</text:p>
          </table:table-cell>
          <table:table-cell table:style-name="ce64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7-15-0171-r</text:p>
          </table:table-cell>
          <table:table-cell table:style-name="ce65" table:formula="of:=concat(&quot;https://dx.doi.org/&quot;; [.F3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7]; [$'Journal Lookup Tables'.$A$2:.$B$22])" office:value-type="string" office:string-value="BOTH" calcext:value-type="string">
            <text:p>BOTH</text:p>
          </table:table-cell>
          <table:table-cell table:style-name="ce83" table:formula="of:=LOOKUP([.A3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6-0209-R</text:p>
          </table:table-cell>
          <table:table-cell table:style-name="ce65" table:formula="of:=concat(&quot;https://dx.doi.org/&quot;; [.F30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8]; [$'Journal Lookup Tables'.$A$2:.$B$22])" office:value-type="string" office:string-value="BOTH" calcext:value-type="string">
            <text:p>BOTH</text:p>
          </table:table-cell>
          <table:table-cell table:style-name="ce83" table:formula="of:=LOOKUP([.A30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op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4-16-0170-R</text:p>
          </table:table-cell>
          <table:table-cell table:style-name="ce65" table:formula="of:=concat(&quot;https://dx.doi.org/&quot;; [.F30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09]; [$'Journal Lookup Tables'.$A$2:.$B$22])" office:value-type="string" office:string-value="BOTH" calcext:value-type="string">
            <text:p>BOTH</text:p>
          </table:table-cell>
          <table:table-cell table:style-name="ce83" table:formula="of:=LOOKUP([.A30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3-17-0091-R</text:p>
          </table:table-cell>
          <table:table-cell table:style-name="ce65" table:formula="of:=concat(&quot;https://dx.doi.org/&quot;; [.F31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10]; [$'Journal Lookup Tables'.$A$2:.$B$22])" office:value-type="string" office:string-value="BOTH" calcext:value-type="string">
            <text:p>BOTH</text:p>
          </table:table-cell>
          <table:table-cell table:style-name="ce83" table:formula="of:=LOOKUP([.A31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7" calcext:value-type="float">
            <text:p>67</text:p>
          </table:table-cell>
          <table:table-cell table:style-name="ce56" office:value-type="string" calcext:value-type="string">
            <text:p><text:a xlink:href="https://doi.org/10.1094/PHYTO-08-17-0287-R" xlink:type="simple">Adam</text:a></text:p>
          </table:table-cell>
          <table:table-cell table:style-name="ce60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68" table:formula="of:=concat(&quot;https://dx.doi.org/&quot;; [.F31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1]; [$'Journal Lookup Tables'.$A$2:.$B$22])" office:value-type="string" office:string-value="BOTH" calcext:value-type="string">
            <text:p>BOTH</text:p>
          </table:table-cell>
          <table:table-cell table:style-name="ce83" table:formula="of:=LOOKUP([.A311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nfoStat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94" calcext:value-type="float">
            <text:p>9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0-17-0357-R</text:p>
          </table:table-cell>
          <table:table-cell table:style-name="ce68" table:formula="of:=concat(&quot;https://dx.doi.org/&quot;; [.F31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2]; [$'Journal Lookup Tables'.$A$2:.$B$22])" office:value-type="string" office:string-value="BOTH" calcext:value-type="string">
            <text:p>BOTH</text:p>
          </table:table-cell>
          <table:table-cell table:style-name="ce83" table:formula="of:=LOOKUP([.A312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R, RStudio, Excel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01" calcext:value-type="float">
            <text:p>101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1-17-0386-R</text:p>
          </table:table-cell>
          <table:table-cell table:style-name="ce68" table:formula="of:=concat(&quot;https://dx.doi.org/&quot;; [.F3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3]; [$'Journal Lookup Tables'.$A$2:.$B$22])" office:value-type="string" office:string-value="BOTH" calcext:value-type="string">
            <text:p>BOTH</text:p>
          </table:table-cell>
          <table:table-cell table:style-name="ce83" table:formula="of:=LOOKUP([.A31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830.13pt" svg:height="42.75pt" svg:x="1616.2pt" svg:y="4933.5pt" draw:caption-point-x="-11.54pt" draw:caption-point-y="-22.99pt">
              <dc:date>2022-02-28T00:00:00</dc:date>
              <text:p text:style-name="P1">The use of Mathematica scripts with R for analysis knocks this back down to a 2 from a 3.</text:p>
              <text:p text:style-name="P1"><text:tab/>-Adam H. Sparks</text:p>
            </office:annotation>
            <text:p>2</text:p>
          </table:table-cell>
          <table:table-cell table:style-name="ce83" office:value-type="float" office:value="2" calcext:value-type="float">
            <office:annotation draw:style-name="gr5" draw:text-style-name="P2" svg:width="799.99pt" svg:height="42.75pt" svg:x="1711.39pt" svg:y="4933.5pt" draw:caption-point-x="-11.54pt" draw:caption-point-y="-22.99pt">
              <dc:date>2022-02-28T00:00:00</dc:date>
              <text:p text:style-name="P1">The use of Mathematica along with R brings this down to a 2 from a 3.</text:p>
              <text:p text:style-name="P1"><text:tab/>-Adam H. Sparks</text:p>
            </office:annotation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, Mathematica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2" calcext:value-type="float">
            <text:p>1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07-19-0247-FI</text:p>
          </table:table-cell>
          <table:table-cell table:style-name="ce68" table:formula="of:=concat(&quot;https://dx.doi.org/&quot;; [.F31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4]; [$'Journal Lookup Tables'.$A$2:.$B$22])" office:value-type="string" office:string-value="BOTH" calcext:value-type="string">
            <text:p>BOTH</text:p>
          </table:table-cell>
          <table:table-cell table:style-name="ce83" table:formula="of:=LOOKUP([.A31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, MEGA, DnaSP6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6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66" table:formula="of:=concat(&quot;https://dx.doi.org/&quot;; [.F31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15]; [$'Journal Lookup Tables'.$A$2:.$B$22])" office:value-type="string" office:string-value="BOTH" calcext:value-type="string">
            <text:p>BOTH</text:p>
          </table:table-cell>
          <table:table-cell table:style-name="ce84" table:formula="of:=LOOKUP([.A31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49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94/PHYTO-06-20-0232-FI" xlink:type="simple">Kaique</text:a>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69" table:formula="of:=concat(&quot;https://dx.doi.org/&quot;; [.F316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316]; [$'Journal Lookup Tables'.$A$2:.$B$22])" office:value-type="string" office:string-value="BOTH" calcext:value-type="string">
            <text:p>BOTH</text:p>
          </table:table-cell>
          <table:table-cell table:style-name="ce86" table:formula="of:=LOOKUP([.A31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53" office:value-type="string" calcext:value-type="string">
            <text:p><text:a xlink:href="https://doi.org/10.1094/PHYTO-06-18-0186-R" xlink:type="simple">Zach</text:a>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70" table:formula="of:=concat(&quot;https://dx.doi.org/&quot;; [.F317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80" table:formula="of:=LOOKUP([.A317]; [$'Journal Lookup Tables'.$A$2:.$B$22])" office:value-type="string" office:string-value="BOTH" calcext:value-type="string">
            <text:p>BOTH</text:p>
          </table:table-cell>
          <table:table-cell table:style-name="ce87" table:formula="of:=LOOKUP([.A317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<text:s/>InfoQuest FP, MEGA, Clustal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53" office:value-type="string" calcext:value-type="string">
            <text:p><text:a xlink:href="https://doi.org/10.1094/PHYTO-05-18-0152-R" xlink:type="simple">Zach</text:a>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70" table:formula="of:=concat(&quot;https://dx.doi.org/&quot;; [.F318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318]; [$'Journal Lookup Tables'.$A$2:.$B$22])" office:value-type="string" office:string-value="BOTH" calcext:value-type="string">
            <text:p>BOTH</text:p>
          </table:table-cell>
          <table:table-cell table:style-name="ce87" table:formula="of:=LOOKUP([.A318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53" office:value-type="string" calcext:value-type="string">
            <text:p><text:a xlink:href="https://doi.org/10.1094/PHYTO-05-19-0183-FI" xlink:type="simple">Zach</text:a>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70" table:formula="of:=concat(&quot;https://dx.doi.org/&quot;; [.F319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319]; [$'Journal Lookup Tables'.$A$2:.$B$22])" office:value-type="string" office:string-value="BOTH" calcext:value-type="string">
            <text:p>BOTH</text:p>
          </table:table-cell>
          <table:table-cell table:style-name="ce87" table:formula="of:=LOOKUP([.A319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ArcGIS, Excel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2-11-0119</text:p>
          </table:table-cell>
          <table:table-cell table:style-name="ce65" table:formula="of:=concat(&quot;https://dx.doi.org/&quot;; [.F32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0]; [$'Journal Lookup Tables'.$A$2:.$B$22])" office:value-type="string" office:string-value="BOTH" calcext:value-type="string">
            <text:p>BOTH</text:p>
          </table:table-cell>
          <table:table-cell table:style-name="ce83" table:formula="of:=LOOKUP([.A32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38.11pt" svg:height="42.75pt" svg:x="1828.83pt" svg:y="5043.74pt" draw:caption-point-x="-11.54pt" draw:caption-point-y="-22.96pt">
              <dc:date>2022-02-28T00:00:00</dc:date>
              <text:p text:style-name="P1">calculated several diversity indices but no software was used/mentioned</text:p>
              <text:p text:style-name="P1"><text:tab/>-Emerson Del Ponte</text:p>
            </office:annotation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Anmin Wan, Xianming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7--7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6" calcext:value-type="float">
            <text:p>96</text:p>
          </table:table-cell>
          <table:table-cell table:style-name="ce64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dis-02-14-0122-re</text:p>
          </table:table-cell>
          <table:table-cell table:style-name="ce65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21]; [$'Journal Lookup Tables'.$A$2:.$B$22])" office:value-type="string" office:string-value="BOTH" calcext:value-type="string">
            <text:p>BOTH</text:p>
          </table:table-cell>
          <table:table-cell table:style-name="ce83" table:formula="of:=LOOKUP([.A32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ohannes Petrus Louw, Lise Korst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0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Pathogenicity and Host Susceptibility of \textit{{Penicillium}} spp. on Citru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99" calcext:value-type="float">
            <text:p>99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7-12-0646-re</text:p>
          </table:table-cell>
          <table:table-cell table:style-name="ce65" table:formula="of:=concat(&quot;https://dx.doi.org/&quot;; [.F32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2]; [$'Journal Lookup Tables'.$A$2:.$B$22])" office:value-type="string" office:string-value="BOTH" calcext:value-type="string">
            <text:p>BOTH</text:p>
          </table:table-cell>
          <table:table-cell table:style-name="ce83" table:formula="of:=LOOKUP([.A32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1-1071-re</text:p>
          </table:table-cell>
          <table:table-cell table:style-name="ce65" table:formula="of:=concat(&quot;https://dx.doi.org/&quot;; [.F323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3]; [$'Journal Lookup Tables'.$A$2:.$B$22])" office:value-type="string" office:string-value="BOTH" calcext:value-type="string">
            <text:p>BOTH</text:p>
          </table:table-cell>
          <table:table-cell table:style-name="ce83" table:formula="of:=LOOKUP([.A32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4-13-0449-re</text:p>
          </table:table-cell>
          <table:table-cell table:style-name="ce65" table:formula="of:=concat(&quot;https://dx.doi.org/&quot;; [.F32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4]; [$'Journal Lookup Tables'.$A$2:.$B$22])" office:value-type="string" office:string-value="BOTH" calcext:value-type="string">
            <text:p>BOTH</text:p>
          </table:table-cell>
          <table:table-cell table:style-name="ce83" table:formula="of:=LOOKUP([.A32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igmaPlot, SAS, Infosta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Vega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Byron Vega, Megan M. Dewdney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Distribution of {QoI} Resistance in Populations of Tangerine-Infecting \textit{{Alternaria alternata}} in Florida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98" calcext:value-type="float">
            <text:p>98</text:p>
          </table:table-cell>
          <table:table-cell table:style-name="ce123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5-13-0492-re</text:p>
          </table:table-cell>
          <table:table-cell table:style-name="ce65" table:formula="of:=concat(&quot;https://dx.doi.org/&quot;; [.F3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5]; [$'Journal Lookup Tables'.$A$2:.$B$22])" office:value-type="string" office:string-value="BOTH" calcext:value-type="string">
            <text:p>BOTH</text:p>
          </table:table-cell>
          <table:table-cell table:style-name="ce83" table:formula="of:=LOOKUP([.A32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equencher, Clustal X, BLAST, MEGA, PAUP, 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Adesemoy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5--61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Identification of Species of \textit{{Botryosphaeriaceae}} Causing Bot Gummosis in Citrus in California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98" calcext:value-type="float">
            <text:p>98</text:p>
          </table:table-cell>
          <table:table-cell table:style-name="ce123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6-14-0572-re</text:p>
          </table:table-cell>
          <table:table-cell table:style-name="ce65" table:formula="of:=concat(&quot;https://dx.doi.org/&quot;; [.F3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6]; [$'Journal Lookup Tables'.$A$2:.$B$22])" office:value-type="string" office:string-value="BOTH" calcext:value-type="string">
            <text:p>BOTH</text:p>
          </table:table-cell>
          <table:table-cell table:style-name="ce83" table:formula="of:=LOOKUP([.A32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g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Xuefeng Wang, Harsha Doddapaneni, Jianchi Chen, Raymond K. Yokom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149--15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9-13-0936-re</text:p>
          </table:table-cell>
          <table:table-cell table:style-name="ce65" table:formula="of:=concat(&quot;https://dx.doi.org/&quot;; [.F3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7]; [$'Journal Lookup Tables'.$A$2:.$B$22])" office:value-type="string" office:string-value="BOTH" calcext:value-type="string">
            <text:p>BOTH</text:p>
          </table:table-cell>
          <table:table-cell table:style-name="ce83" table:formula="of:=LOOKUP([.A32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unwar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119--12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3-1257-re</text:p>
          </table:table-cell>
          <table:table-cell table:style-name="ce65" table:formula="of:=concat(&quot;https://dx.doi.org/&quot;; [.F3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8]; [$'Journal Lookup Tables'.$A$2:.$B$22])" office:value-type="string" office:string-value="BOTH" calcext:value-type="string">
            <text:p>BOTH</text:p>
          </table:table-cell>
          <table:table-cell table:style-name="ce83" table:formula="of:=LOOKUP([.A32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huiyan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hamsul A. Bhuiyan, Barry J. Croft, Joanne K. Stringer, Emily C. Deoma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3--99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2-16-0144-RE</text:p>
          </table:table-cell>
          <table:table-cell table:style-name="ce65" table:formula="of:=concat(&quot;https://dx.doi.org/&quot;; [.F3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29]; [$'Journal Lookup Tables'.$A$2:.$B$22])" office:value-type="string" office:string-value="BOTH" calcext:value-type="string">
            <text:p>BOTH</text:p>
          </table:table-cell>
          <table:table-cell table:style-name="ce83" table:formula="of:=LOOKUP([.A32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, Q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3-16-0332-RE</text:p>
          </table:table-cell>
          <table:table-cell table:style-name="ce65" table:formula="of:=concat(&quot;https://dx.doi.org/&quot;; [.F33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0]; [$'Journal Lookup Tables'.$A$2:.$B$22])" office:value-type="string" office:string-value="BOTH" calcext:value-type="string">
            <text:p>BOTH</text:p>
          </table:table-cell>
          <table:table-cell table:style-name="ce83" table:formula="of:=LOOKUP([.A33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W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3" calcext:value-type="float">
            <text:p>1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4-16-0527-RE</text:p>
          </table:table-cell>
          <table:table-cell table:style-name="ce65" table:formula="of:=concat(&quot;https://dx.doi.org/&quot;; [.F33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1]; [$'Journal Lookup Tables'.$A$2:.$B$22])" office:value-type="string" office:string-value="BOTH" calcext:value-type="string">
            <text:p>BOTH</text:p>
          </table:table-cell>
          <table:table-cell table:style-name="ce83" table:formula="of:=LOOKUP([.A33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 X, Treeview, RDP4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4-17-0593-RE</text:p>
          </table:table-cell>
          <table:table-cell table:style-name="ce65" table:formula="of:=concat(&quot;https://dx.doi.org/&quot;; [.F33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  <text:p/>
          </table:table-cell>
          <table:table-cell table:style-name="ce76" table:formula="of:=LOOKUP([.A332]; [$'Journal Lookup Tables'.$A$2:.$B$22])" office:value-type="string" office:string-value="BOTH" calcext:value-type="string">
            <text:p>BOTH</text:p>
          </table:table-cell>
          <table:table-cell table:style-name="ce83" table:formula="of:=LOOKUP([.A33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5-17-0689-RE</text:p>
          </table:table-cell>
          <table:table-cell table:style-name="ce65" table:formula="of:=concat(&quot;https://dx.doi.org/&quot;; [.F33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</text:p>
          </table:table-cell>
          <table:table-cell table:style-name="ce76" table:formula="of:=LOOKUP([.A333]; [$'Journal Lookup Tables'.$A$2:.$B$22])" office:value-type="string" office:string-value="BOTH" calcext:value-type="string">
            <text:p>BOTH</text:p>
          </table:table-cell>
          <table:table-cell table:style-name="ce83" table:formula="of:=LOOKUP([.A33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1-17-0062-RE</text:p>
          </table:table-cell>
          <table:table-cell table:style-name="ce65" table:formula="of:=concat(&quot;https://dx.doi.org/&quot;; [.F33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rticle</text:p>
          </table:table-cell>
          <table:table-cell table:style-name="ce76" table:formula="of:=LOOKUP([.A334]; [$'Journal Lookup Tables'.$A$2:.$B$22])" office:value-type="string" office:string-value="BOTH" calcext:value-type="string">
            <text:p>BOTH</text:p>
          </table:table-cell>
          <table:table-cell table:style-name="ce83" table:formula="of:=LOOKUP([.A334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Arlequin, MULTILOCUS, STRUCTUR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lant Disease</text:p>
          </table:table-cell>
          <table:table-cell table:style-name="ce38" office:value-type="string" calcext:value-type="string">
            <text:p>Plant Di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46" calcext:value-type="float">
            <text:p>14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DIS-05-18-0715-RE</text:p>
          </table:table-cell>
          <table:table-cell table:style-name="ce68" table:formula="of:=concat(&quot;https://dx.doi.org/&quot;; [.F335])" office:value-type="string" office:string-value="" calcext:value-type="error">
            <text:p>#NAME?</text:p>
          </table:table-cell>
          <table:table-cell table:style-name="ce38" office:value-type="string" calcext:value-type="string">
            <text:p>Last research article in issue, the remainder, including p146, are disease notes</text:p>
          </table:table-cell>
          <table:table-cell table:style-name="ce76" table:formula="of:=LOOKUP([.A335]; [$'Journal Lookup Tables'.$A$2:.$B$22])" office:value-type="string" office:string-value="BOTH" calcext:value-type="string">
            <text:p>BOTH</text:p>
          </table:table-cell>
          <table:table-cell table:style-name="ce83" table:formula="of:=LOOKUP([.A33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last, MEGA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54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66" table:formula="of:=concat(&quot;https://dx.doi.org/&quot;; [.F33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36]; [$'Journal Lookup Tables'.$A$2:.$B$22])" office:value-type="string" office:string-value="BOTH" calcext:value-type="string">
            <text:p>BOTH</text:p>
          </table:table-cell>
          <table:table-cell table:style-name="ce84" table:formula="of:=LOOKUP([.A33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66" table:formula="of:=concat(&quot;https://dx.doi.org/&quot;; [.F33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37]; [$'Journal Lookup Tables'.$A$2:.$B$22])" office:value-type="string" office:string-value="BOTH" calcext:value-type="string">
            <text:p>BOTH</text:p>
          </table:table-cell>
          <table:table-cell table:style-name="ce84" table:formula="of:=LOOKUP([.A33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66" table:formula="of:=concat(&quot;https://dx.doi.org/&quot;; [.F33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38]; [$'Journal Lookup Tables'.$A$2:.$B$22])" office:value-type="string" office:string-value="BOTH" calcext:value-type="string">
            <text:p>BOTH</text:p>
          </table:table-cell>
          <table:table-cell table:style-name="ce84" table:formula="of:=LOOKUP([.A33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string" calcext:value-type="string">
            <text:p>NA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2" office:value-type="string" calcext:value-type="string">
            <text:p>Plant Dis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55" office:value-type="string" calcext:value-type="string">
            <text:p><text:a xlink:href="https://doi.org/10.1094/PDIS-03-19-0484-RE" xlink:type="simple">Kaique</text:a>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69" table:formula="of:=concat(&quot;https://dx.doi.org/&quot;; [.F339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339]; [$'Journal Lookup Tables'.$A$2:.$B$22])" office:value-type="string" office:string-value="BOTH" calcext:value-type="string">
            <text:p>BOTH</text:p>
          </table:table-cell>
          <table:table-cell table:style-name="ce86" table:formula="of:=LOOKUP([.A33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AFFT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67" table:formula="of:=concat(&quot;https://dx.doi.org/&quot;; [.F340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40]; [$'Journal Lookup Tables'.$A$2:.$B$22])" office:value-type="string" office:string-value="BOTH" calcext:value-type="string">
            <text:p>BOTH</text:p>
          </table:table-cell>
          <table:table-cell table:style-name="ce85" table:formula="of:=LOOKUP([.A340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MrBayes, ModelTest, PAUP, RAXML, SplitsTree4\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5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67" table:formula="of:=concat(&quot;https://dx.doi.org/&quot;; [.F341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78" table:formula="of:=LOOKUP([.A341]; [$'Journal Lookup Tables'.$A$2:.$B$22])" office:value-type="string" office:string-value="BOTH" calcext:value-type="string">
            <text:p>BOTH</text:p>
          </table:table-cell>
          <table:table-cell table:style-name="ce85" table:formula="of:=LOOKUP([.A341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5" office:value-type="string" calcext:value-type="string">
            <text:p>MUSCLE, GBlocks, MrBayes, R, Rstudio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5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67" table:formula="of:=concat(&quot;https://dx.doi.org/&quot;; [.F34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42]; [$'Journal Lookup Tables'.$A$2:.$B$22])" office:value-type="string" office:string-value="BOTH" calcext:value-type="string">
            <text:p>BOTH</text:p>
          </table:table-cell>
          <table:table-cell table:style-name="ce85" table:formula="of:=LOOKUP([.A342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53" office:value-type="string" calcext:value-type="string">
            <text:p><text:a xlink:href="https://doi.org/10.1094/PDIS-01-19-0178-RE" xlink:type="simple">Zach</text:a>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70" table:formula="of:=concat(&quot;https://dx.doi.org/&quot;; [.F343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343]; [$'Journal Lookup Tables'.$A$2:.$B$22])" office:value-type="string" office:string-value="BOTH" calcext:value-type="string">
            <text:p>BOTH</text:p>
          </table:table-cell>
          <table:table-cell table:style-name="ce87" table:formula="of:=LOOKUP([.A343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, Staden Package, MrBayes, MrModeltest, TreeView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2-0402-01-rs</text:p>
          </table:table-cell>
          <table:table-cell table:style-name="ce65" table:formula="of:=concat(&quot;https://dx.doi.org/&quot;; [.F344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4]; [$'Journal Lookup Tables'.$A$2:.$B$22])" office:value-type="string" office:string-value="BOTH" calcext:value-type="string">
            <text:p>BOTH</text:p>
          </table:table-cell>
          <table:table-cell table:style-name="ce83" table:formula="of:=LOOKUP([.A34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42.75pt" svg:x="2446.33pt" svg:y="5421.74pt" draw:caption-point-x="-11.54pt" draw:caption-point-y="-22.96pt">
              <dc:date>2022-02-28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Sensitivity of Kansas Isolates of \textit{{Sclerotinia homoeocarpa}} to Boscalid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3-0823-01-rs</text:p>
          </table:table-cell>
          <table:table-cell table:style-name="ce65" table:formula="of:=concat(&quot;https://dx.doi.org/&quot;; [.F3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5]; [$'Journal Lookup Tables'.$A$2:.$B$22])" office:value-type="string" office:string-value="BOTH" calcext:value-type="string">
            <text:p>BOTH</text:p>
          </table:table-cell>
          <table:table-cell table:style-name="ce83" table:formula="of:=LOOKUP([.A34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SSES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Bonde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123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rs-14-0017</text:p>
          </table:table-cell>
          <table:table-cell table:style-name="ce65" table:formula="of:=concat(&quot;https://dx.doi.org/&quot;; [.F3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46]; [$'Journal Lookup Tables'.$A$2:.$B$22])" office:value-type="string" office:string-value="BOTH" calcext:value-type="string">
            <text:p>BOTH</text:p>
          </table:table-cell>
          <table:table-cell table:style-name="ce83" table:formula="of:=LOOKUP([.A34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athero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ichael E. Matheron, Martin Porch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7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64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2013-0922-01-rs</text:p>
          </table:table-cell>
          <table:table-cell table:style-name="ce65" table:formula="of:=concat(&quot;https://dx.doi.org/&quot;; [.F347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7]; [$'Journal Lookup Tables'.$A$2:.$B$22])" office:value-type="string" office:string-value="BOTH" calcext:value-type="string">
            <text:p>BOTH</text:p>
          </table:table-cell>
          <table:table-cell table:style-name="ce83" table:formula="of:=LOOKUP([.A34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arianne Powell, Jeremy Cowan, Carol Miles, Debra Ann Ingli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sep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Effect of a High Tunnel, Organic Cropping System on Lettuce Diseases in Western Washington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rs-15-0050</text:p>
          </table:table-cell>
          <table:table-cell table:style-name="ce65" table:formula="of:=concat(&quot;https://dx.doi.org/&quot;; [.F348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8]; [$'Journal Lookup Tables'.$A$2:.$B$22])" office:value-type="string" office:string-value="BOTH" calcext:value-type="string">
            <text:p>BOTH</text:p>
          </table:table-cell>
          <table:table-cell table:style-name="ce83" table:formula="of:=LOOKUP([.A34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ckus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illiam W. Bockus, Erick D. De Wolf, Timothy C. Todd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Management Strategies for Barley Yellow Dwarf on Winter Wheat in Kansa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59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rs-15-0044</text:p>
          </table:table-cell>
          <table:table-cell table:style-name="ce65" table:formula="of:=concat(&quot;https://dx.doi.org/&quot;; [.F34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9]; [$'Journal Lookup Tables'.$A$2:.$B$22])" office:value-type="string" office:string-value="BOTH" calcext:value-type="string">
            <text:p>BOTH</text:p>
          </table:table-cell>
          <table:table-cell table:style-name="ce83" table:formula="of:=LOOKUP([.A349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oods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oanna L. Woods, David H. Gent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13" office:value-type="string" calcext:value-type="string">
            <text:p>Susceptibility of Hop Cultivars to Downy Mildew: Associations with Chemical Characteristics and Region of Origin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123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12-16-0073-RS</text:p>
          </table:table-cell>
          <table:table-cell table:style-name="ce65" table:formula="of:=concat(&quot;https://dx.doi.org/&quot;; [.F35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50]; [$'Journal Lookup Tables'.$A$2:.$B$22])" office:value-type="string" office:string-value="BOTH" calcext:value-type="string">
            <text:p>BOTH</text:p>
          </table:table-cell>
          <table:table-cell table:style-name="ce83" table:formula="of:=LOOKUP([.A35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" calcext:value-type="float">
            <text:p>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RS-16-0050</text:p>
          </table:table-cell>
          <table:table-cell table:style-name="ce65" table:formula="of:=concat(&quot;https://dx.doi.org/&quot;; [.F35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1]; [$'Journal Lookup Tables'.$A$2:.$B$22])" office:value-type="string" office:string-value="BOTH" calcext:value-type="string">
            <text:p>BOTH</text:p>
          </table:table-cell>
          <table:table-cell table:style-name="ce83" table:formula="of:=LOOKUP([.A35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number-columns-repeated="4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7" calcext:value-type="float">
            <text:p>13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1-18-0005-BR</text:p>
          </table:table-cell>
          <table:table-cell table:style-name="ce65" table:formula="of:=concat(&quot;https://dx.doi.org/&quot;; [.F35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52]; [$'Journal Lookup Tables'.$A$2:.$B$22])" office:value-type="string" office:string-value="BOTH" calcext:value-type="string">
            <text:p>BOTH</text:p>
          </table:table-cell>
          <table:table-cell table:style-name="ce83" table:formula="of:=LOOKUP([.A35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7" calcext:value-type="float">
            <text:p>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6-17-0034-RS</text:p>
          </table:table-cell>
          <table:table-cell table:style-name="ce65" table:formula="of:=concat(&quot;https://dx.doi.org/&quot;; [.F35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3]; [$'Journal Lookup Tables'.$A$2:.$B$22])" office:value-type="string" office:string-value="BOTH" calcext:value-type="string">
            <text:p>BOTH</text:p>
          </table:table-cell>
          <table:table-cell table:style-name="ce83" table:formula="of:=LOOKUP([.A353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igmaPlo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8" office:value-type="string" calcext:value-type="string">
            <text:p>Plant Health Progres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13" calcext:value-type="float">
            <text:p>11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P-09-18-0054-RS</text:p>
          </table:table-cell>
          <table:table-cell table:style-name="ce68" table:formula="of:=concat(&quot;https://dx.doi.org/&quot;; [.F3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54]; [$'Journal Lookup Tables'.$A$2:.$B$22])" office:value-type="string" office:string-value="BOTH" calcext:value-type="string">
            <text:p>BOTH</text:p>
          </table:table-cell>
          <table:table-cell table:style-name="ce83" table:formula="of:=LOOKUP([.A35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number-columns-repeated="2"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66" table:formula="of:=concat(&quot;https://dx.doi.org/&quot;; [.F35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55]; [$'Journal Lookup Tables'.$A$2:.$B$22])" office:value-type="string" office:string-value="BOTH" calcext:value-type="string">
            <text:p>BOTH</text:p>
          </table:table-cell>
          <table:table-cell table:style-name="ce84" table:formula="of:=LOOKUP([.A35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55" office:value-type="string" calcext:value-type="string">
            <text:p><text:a xlink:href="https://doi.org/10.1094/PHP-11-18-0075-RS" xlink:type="simple">Kaique</text:a>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69" table:formula="of:=concat(&quot;https://dx.doi.org/&quot;; [.F356])" office:value-type="string" office:string-value="" calcext:value-type="error">
            <text:p>#NAME?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79" table:formula="of:=LOOKUP([.A356]; [$'Journal Lookup Tables'.$A$2:.$B$22])" office:value-type="string" office:string-value="BOTH" calcext:value-type="string">
            <text:p>BOTH</text:p>
          </table:table-cell>
          <table:table-cell table:style-name="ce86" table:formula="of:=LOOKUP([.A35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55" office:value-type="string" calcext:value-type="string">
            <text:p><text:a xlink:href="https://doi.org/10.1094/PHP-11-18-0076-S" xlink:type="simple">Kaique</text:a>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69" table:formula="of:=concat(&quot;https://dx.doi.org/&quot;; [.F357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357]; [$'Journal Lookup Tables'.$A$2:.$B$22])" office:value-type="string" office:string-value="BOTH" calcext:value-type="string">
            <text:p>BOTH</text:p>
          </table:table-cell>
          <table:table-cell table:style-name="ce86" table:formula="of:=LOOKUP([.A35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LAST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67" table:formula="of:=concat(&quot;https://dx.doi.org/&quot;; [.F358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78" table:formula="of:=LOOKUP([.A358]; [$'Journal Lookup Tables'.$A$2:.$B$22])" office:value-type="string" office:string-value="BOTH" calcext:value-type="string">
            <text:p>BOTH</text:p>
          </table:table-cell>
          <table:table-cell table:style-name="ce85" table:formula="of:=LOOKUP([.A358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/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5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67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59]; [$'Journal Lookup Tables'.$A$2:.$B$22])" office:value-type="string" office:string-value="BOTH" calcext:value-type="string">
            <text:p>BOTH</text:p>
          </table:table-cell>
          <table:table-cell table:style-name="ce85" table:formula="of:=LOOKUP([.A359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05" office:value-type="string" calcext:value-type="string">
            <text:p>JMP Pro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491.x</text:p>
          </table:table-cell>
          <table:table-cell table:style-name="ce65" table:formula="of:=concat(&quot;https://dx.doi.org/&quot;; [.F36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0]; [$'Journal Lookup Tables'.$A$2:.$B$22])" office:value-type="string" office:string-value="BOTH" calcext:value-type="string">
            <text:p>BOTH</text:p>
          </table:table-cell>
          <table:table-cell table:style-name="ce83" table:formula="of:=LOOKUP([.A36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503.x</text:p>
          </table:table-cell>
          <table:table-cell table:style-name="ce65" table:formula="of:=concat(&quot;https://dx.doi.org/&quot;; [.F3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1]; [$'Journal Lookup Tables'.$A$2:.$B$22])" office:value-type="string" office:string-value="BOTH" calcext:value-type="string">
            <text:p>BOTH</text:p>
          </table:table-cell>
          <table:table-cell table:style-name="ce83" table:formula="of:=LOOKUP([.A36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26.x</text:p>
          </table:table-cell>
          <table:table-cell table:style-name="ce65" table:formula="of:=concat(&quot;https://dx.doi.org/&quot;; [.F3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2]; [$'Journal Lookup Tables'.$A$2:.$B$22])" office:value-type="string" office:string-value="BOTH" calcext:value-type="string">
            <text:p>BOTH</text:p>
          </table:table-cell>
          <table:table-cell table:style-name="ce83" table:formula="of:=LOOKUP([.A362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210.27pt" svg:height="42.75pt" svg:x="2446.33pt" svg:y="5705.23pt" draw:caption-point-x="-11.54pt" draw:caption-point-y="-22.96pt">
              <dc:date>2022-02-28T00:00:00</dc:date>
              <text:p text:style-name="P1">Some of these are available, others are but don't work without changing calendars, etc.</text:p>
              <text:p text:style-name="P1"><text:tab/>-Adam H. Sparks</text:p>
            </office:annotation>
            <text:p>INSTRUCT, POWERMARKER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A. Kolmera, A. Hanzalovab, H. Goyeauc, R. Baylesd, A. Morgounov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Genetic differentiation of the wheat leaf rust fungus \textit{{Puccinia triticina}} in Europe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31.x</text:p>
          </table:table-cell>
          <table:table-cell table:style-name="ce65" table:formula="of:=concat(&quot;https://dx.doi.org/&quot;; [.F3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3]; [$'Journal Lookup Tables'.$A$2:.$B$22])" office:value-type="string" office:string-value="BOTH" calcext:value-type="string">
            <text:p>BOTH</text:p>
          </table:table-cell>
          <table:table-cell table:style-name="ce83" table:formula="of:=LOOKUP([.A363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Y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. Jaspersa, A. M. Seyba, M. C. T. Troughtb, R. Balasubramaniam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0--13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Overwintering grapevine debris as an important source of \textit{{Botrytis cinerea}} inoculum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2.02625.x</text:p>
          </table:table-cell>
          <table:table-cell table:style-name="ce65" table:formula="of:=concat(&quot;https://dx.doi.org/&quot;; [.F36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4]; [$'Journal Lookup Tables'.$A$2:.$B$22])" office:value-type="string" office:string-value="BOTH" calcext:value-type="string">
            <text:p>BOTH</text:p>
          </table:table-cell>
          <table:table-cell table:style-name="ce83" table:formula="of:=LOOKUP([.A36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5" draw:text-style-name="P2" svg:width="210.27pt" svg:height="42.75pt" svg:x="2446.33pt" svg:y="5736.76pt" draw:caption-point-x="-11.54pt" draw:caption-point-y="-22.99pt">
              <dc:date>2022-02-28T00:00:00</dc:date>
              <text:p text:style-name="P1">If not named in paper, please leave empty or set to NA</text:p>
              <text:p text:style-name="P1"><text:tab/>-Adam H. Sparks</text:p>
            </office:annotation>
            <text:p>Multilocus, Arlequin, PAUP, GenAlE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4</text:p>
          </table:table-cell>
          <table:table-cell table:style-name="ce65" table:formula="of:=concat(&quot;https://dx.doi.org/&quot;; [.F3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5]; [$'Journal Lookup Tables'.$A$2:.$B$22])" office:value-type="string" office:string-value="BOTH" calcext:value-type="string">
            <text:p>BOTH</text:p>
          </table:table-cell>
          <table:table-cell table:style-name="ce83" table:formula="of:=LOOKUP([.A365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T. Mas, A. M. C. Verdu ́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0--14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5</text:p>
          </table:table-cell>
          <table:table-cell table:style-name="ce65" table:formula="of:=concat(&quot;https://dx.doi.org/&quot;; [.F3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6]; [$'Journal Lookup Tables'.$A$2:.$B$22])" office:value-type="string" office:string-value="BOTH" calcext:value-type="string">
            <text:p>BOTH</text:p>
          </table:table-cell>
          <table:table-cell table:style-name="ce83" table:formula="of:=LOOKUP([.A366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9--139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14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83</text:p>
          </table:table-cell>
          <table:table-cell table:style-name="ce65" table:formula="of:=concat(&quot;https://dx.doi.org/&quot;; [.F36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7]; [$'Journal Lookup Tables'.$A$2:.$B$22])" office:value-type="string" office:string-value="BOTH" calcext:value-type="string">
            <text:p>BOTH</text:p>
          </table:table-cell>
          <table:table-cell table:style-name="ce83" table:formula="of:=LOOKUP([.A36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58</text:p>
          </table:table-cell>
          <table:table-cell table:style-name="ce65" table:formula="of:=concat(&quot;https://dx.doi.org/&quot;; [.F36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8]; [$'Journal Lookup Tables'.$A$2:.$B$22])" office:value-type="string" office:string-value="BOTH" calcext:value-type="string">
            <text:p>BOTH</text:p>
          </table:table-cell>
          <table:table-cell table:style-name="ce83" table:formula="of:=LOOKUP([.A36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Clustal W, FindMod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241</text:p>
          </table:table-cell>
          <table:table-cell table:style-name="ce65" table:formula="of:=concat(&quot;https://dx.doi.org/&quot;; [.F369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page from 25 to 24</text:p>
          </table:table-cell>
          <table:table-cell table:style-name="ce76" table:formula="of:=LOOKUP([.A369]; [$'Journal Lookup Tables'.$A$2:.$B$22])" office:value-type="string" office:string-value="BOTH" calcext:value-type="string">
            <text:p>BOTH</text:p>
          </table:table-cell>
          <table:table-cell table:style-name="ce83" table:formula="of:=LOOKUP([.A36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graphics 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92</text:p>
          </table:table-cell>
          <table:table-cell table:style-name="ce65" table:formula="of:=concat(&quot;https://dx.doi.org/&quot;; [.F37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a review, selected next article</text:p>
          </table:table-cell>
          <table:table-cell table:style-name="ce76" table:formula="of:=LOOKUP([.A370]; [$'Journal Lookup Tables'.$A$2:.$B$22])" office:value-type="string" office:string-value="BOTH" calcext:value-type="string">
            <text:p>BOTH</text:p>
          </table:table-cell>
          <table:table-cell table:style-name="ce83" table:formula="of:=LOOKUP([.A37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OPPR, FigTree, Popgene, Multilocus, GenAlEx, Polys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401</text:p>
          </table:table-cell>
          <table:table-cell table:style-name="ce65" table:formula="of:=concat(&quot;https://dx.doi.org/&quot;; [.F37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1]; [$'Journal Lookup Tables'.$A$2:.$B$22])" office:value-type="string" office:string-value="BOTH" calcext:value-type="string">
            <text:p>BOTH</text:p>
          </table:table-cell>
          <table:table-cell table:style-name="ce83" table:formula="of:=LOOKUP([.A37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89</text:p>
          </table:table-cell>
          <table:table-cell table:style-name="ce65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2]; [$'Journal Lookup Tables'.$A$2:.$B$22])" office:value-type="string" office:string-value="BOTH" calcext:value-type="string">
            <text:p>BOTH</text:p>
          </table:table-cell>
          <table:table-cell table:style-name="ce83" table:formula="of:=LOOKUP([.A37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ppa.12385</text:p>
          </table:table-cell>
          <table:table-cell table:style-name="ce65" table:formula="of:=concat(&quot;https://dx.doi.org/&quot;; [.F3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73]; [$'Journal Lookup Tables'.$A$2:.$B$22])" office:value-type="string" office:string-value="BOTH" calcext:value-type="string">
            <text:p>BOTH</text:p>
          </table:table-cell>
          <table:table-cell table:style-name="ce83" table:formula="of:=LOOKUP([.A37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4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65" calcext:value-type="float">
            <text:p>6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0</text:p>
          </table:table-cell>
          <table:table-cell table:style-name="ce65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4]; [$'Journal Lookup Tables'.$A$2:.$B$22])" office:value-type="string" office:string-value="BOTH" calcext:value-type="string">
            <text:p>BOTH</text:p>
          </table:table-cell>
          <table:table-cell table:style-name="ce83" table:formula="of:=LOOKUP([.A37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41</text:p>
          </table:table-cell>
          <table:table-cell table:style-name="ce65" table:formula="of:=concat(&quot;https://dx.doi.org/&quot;; [.F3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5]; [$'Journal Lookup Tables'.$A$2:.$B$22])" office:value-type="string" office:string-value="BOTH" calcext:value-type="string">
            <text:p>BOTH</text:p>
          </table:table-cell>
          <table:table-cell table:style-name="ce83" table:formula="of:=LOOKUP([.A37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2</text:p>
          </table:table-cell>
          <table:table-cell table:style-name="ce65" table:formula="of:=concat(&quot;https://dx.doi.org/&quot;; [.F37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6]; [$'Journal Lookup Tables'.$A$2:.$B$22])" office:value-type="string" office:string-value="BOTH" calcext:value-type="string">
            <text:p>BOTH</text:p>
          </table:table-cell>
          <table:table-cell table:style-name="ce83" table:formula="of:=LOOKUP([.A376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J, Photosho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6</text:p>
          </table:table-cell>
          <table:table-cell table:style-name="ce65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7]; [$'Journal Lookup Tables'.$A$2:.$B$22])" office:value-type="string" office:string-value="BOTH" calcext:value-type="string">
            <text:p>BOTH</text:p>
          </table:table-cell>
          <table:table-cell table:style-name="ce83" table:formula="of:=LOOKUP([.A37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X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9</text:p>
          </table:table-cell>
          <table:table-cell table:style-name="ce65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8]; [$'Journal Lookup Tables'.$A$2:.$B$22])" office:value-type="string" office:string-value="BOTH" calcext:value-type="string">
            <text:p>BOTH</text:p>
          </table:table-cell>
          <table:table-cell table:style-name="ce83" table:formula="of:=LOOKUP([.A37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8" calcext:value-type="float">
            <text:p>9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06</text:p>
          </table:table-cell>
          <table:table-cell table:style-name="ce65" table:formula="of:=concat(&quot;https://dx.doi.org/&quot;; [.F37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79]; [$'Journal Lookup Tables'.$A$2:.$B$22])" office:value-type="string" office:string-value="BOTH" calcext:value-type="string">
            <text:p>BOTH</text:p>
          </table:table-cell>
          <table:table-cell table:style-name="ce83" table:formula="of:=LOOKUP([.A379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POPULATIONS, R, POP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5</text:p>
          </table:table-cell>
          <table:table-cell table:style-name="ce65" table:formula="of:=concat(&quot;https://dx.doi.org/&quot;; [.F380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80]; [$'Journal Lookup Tables'.$A$2:.$B$22])" office:value-type="string" office:string-value="BOTH" calcext:value-type="string">
            <text:p>BOTH</text:p>
          </table:table-cell>
          <table:table-cell table:style-name="ce83" table:formula="of:=LOOKUP([.A380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1</text:p>
          </table:table-cell>
          <table:table-cell table:style-name="ce65" table:formula="of:=concat(&quot;https://dx.doi.org/&quot;; [.F38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81]; [$'Journal Lookup Tables'.$A$2:.$B$22])" office:value-type="string" office:string-value="BOTH" calcext:value-type="string">
            <text:p>BOTH</text:p>
          </table:table-cell>
          <table:table-cell table:style-name="ce83" table:formula="of:=LOOKUP([.A381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ATISTIX, PAS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4</text:p>
          </table:table-cell>
          <table:table-cell table:style-name="ce65" table:formula="of:=concat(&quot;https://dx.doi.org/&quot;; [.F38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2]; [$'Journal Lookup Tables'.$A$2:.$B$22])" office:value-type="string" office:string-value="BOTH" calcext:value-type="string">
            <text:p>BOTH</text:p>
          </table:table-cell>
          <table:table-cell table:style-name="ce83" table:formula="of:=LOOKUP([.A382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ST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3" calcext:value-type="float">
            <text:p>4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0</text:p>
          </table:table-cell>
          <table:table-cell table:style-name="ce65" table:formula="of:=concat(&quot;https://dx.doi.org/&quot;; [.F38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3]; [$'Journal Lookup Tables'.$A$2:.$B$22])" office:value-type="string" office:string-value="BOTH" calcext:value-type="string">
            <text:p>BOTH</text:p>
          </table:table-cell>
          <table:table-cell table:style-name="ce83" table:formula="of:=LOOKUP([.A383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66" table:formula="of:=concat(&quot;https://dx.doi.org/&quot;; [.F38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77" table:formula="of:=LOOKUP([.A384]; [$'Journal Lookup Tables'.$A$2:.$B$22])" office:value-type="string" office:string-value="BOTH" calcext:value-type="string">
            <text:p>BOTH</text:p>
          </table:table-cell>
          <table:table-cell table:style-name="ce84" table:formula="of:=LOOKUP([.A38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lustalX; 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66" table:formula="of:=concat(&quot;https://dx.doi.org/&quot;; [.F38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5]; [$'Journal Lookup Tables'.$A$2:.$B$22])" office:value-type="string" office:string-value="BOTH" calcext:value-type="string">
            <text:p>BOTH</text:p>
          </table:table-cell>
          <table:table-cell table:style-name="ce84" table:formula="of:=LOOKUP([.A385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66" table:formula="of:=concat(&quot;https://dx.doi.org/&quot;; [.F3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6]; [$'Journal Lookup Tables'.$A$2:.$B$22])" office:value-type="string" office:string-value="BOTH" calcext:value-type="string">
            <text:p>BOTH</text:p>
          </table:table-cell>
          <table:table-cell table:style-name="ce84" table:formula="of:=LOOKUP([.A386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49" office:value-type="string" calcext:value-type="string">
            <text:p>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55" office:value-type="string" calcext:value-type="string">
            <text:p><text:a xlink:href="https://doi.org/10.1111/ppa.13105" xlink:type="simple">Kaique</text:a>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69" table:formula="of:=concat(&quot;https://dx.doi.org/&quot;; [.F387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387]; [$'Journal Lookup Tables'.$A$2:.$B$22])" office:value-type="string" office:string-value="BOTH" calcext:value-type="string">
            <text:p>BOTH</text:p>
          </table:table-cell>
          <table:table-cell table:style-name="ce86" table:formula="of:=LOOKUP([.A38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, XLSTAT, ARCGI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49" office:value-type="string" calcext:value-type="string">
            <text:p>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55" office:value-type="string" calcext:value-type="string">
            <text:p><text:a xlink:href="https://doi.org/10.1111/ppa.13273" xlink:type="simple">Kaique</text:a>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69" table:formula="of:=concat(&quot;https://dx.doi.org/&quot;; [.F388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388]; [$'Journal Lookup Tables'.$A$2:.$B$22])" office:value-type="string" office:string-value="BOTH" calcext:value-type="string">
            <text:p>BOTH</text:p>
          </table:table-cell>
          <table:table-cell table:style-name="ce86" table:formula="of:=LOOKUP([.A38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TATISTICA 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57" office:value-type="string" calcext:value-type="string">
            <text:p><text:a xlink:href="https://doi.org/10.1111/ppa.13106" xlink:type="simple">Zach</text:a>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70" table:formula="of:=concat(&quot;https://dx.doi.org/&quot;; [.F389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389]; [$'Journal Lookup Tables'.$A$2:.$B$22])" office:value-type="string" office:string-value="BOTH" calcext:value-type="string">
            <text:p>BOTH</text:p>
          </table:table-cell>
          <table:table-cell table:style-name="ce87" table:formula="of:=LOOKUP([.A389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PLUS, INFO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76" table:formula="of:=LOOKUP([.A390]; [$'Journal Lookup Tables'.$A$2:.$B$22])" office:value-type="float" office:value="1" calcext:value-type="float">
            <text:p>1</text:p>
          </table:table-cell>
          <table:table-cell table:style-name="ce83" table:formula="of:=LOOKUP([.A39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egap and Gap, MEGA, BLAST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\textit{{Fusarium mexicanum}} Causal Agent of Mango Malformation in {Jalisco, Mexico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76" table:formula="of:=LOOKUP([.A391]; [$'Journal Lookup Tables'.$A$2:.$B$22])" office:value-type="float" office:value="1" calcext:value-type="float">
            <text:p>1</text:p>
          </table:table-cell>
          <table:table-cell table:style-name="ce83" table:formula="of:=LOOKUP([.A391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4" draw:text-style-name="P2" svg:width="830.13pt" svg:height="42.72pt" svg:x="1616.2pt" svg:y="6162.01pt" draw:caption-point-x="-11.54pt" draw:caption-point-y="-22.99pt">
              <dc:date>2022-02-28T00:00:00</dc:date>
              <text:p text:style-name="P1">Im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76" table:formula="of:=LOOKUP([.A392]; [$'Journal Lookup Tables'.$A$2:.$B$22])" office:value-type="float" office:value="1" calcext:value-type="float">
            <text:p>1</text:p>
          </table:table-cell>
          <table:table-cell table:style-name="ce83" table:formula="of:=LOOKUP([.A39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Surfer, Exc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3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DocumentosVolumenes/Escrito_30_1_2.pdf</text:p>
          </table:table-cell>
          <table:table-cell table:style-name="ce76" table:formula="of:=LOOKUP([.A393]; [$'Journal Lookup Tables'.$A$2:.$B$22])" office:value-type="float" office:value="1" calcext:value-type="float">
            <text:p>1</text:p>
          </table:table-cell>
          <table:table-cell table:style-name="ce83" table:formula="of:=LOOKUP([.A39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42.75pt" svg:x="2446.33pt" svg:y="6193.5pt" draw:caption-point-x="-11.54pt" draw:caption-point-y="-22.99pt">
              <dc:date>2022-02-28T00:00:00</dc:date>
              <text:p text:style-name="P1">I don't think we need to include version numbers for software?</text:p>
              <text:p text:style-name="P1"><text:tab/>-Adam H. Sparks</text:p>
            </office:annotation>
            <text:p>various phylogeny and Image Tool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-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34"/>
          <table:table-cell table:style-name="ce3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76" table:formula="of:=LOOKUP([.A394]; [$'Journal Lookup Tables'.$A$2:.$B$22])" office:value-type="float" office:value="1" calcext:value-type="float">
            <text:p>1</text:p>
          </table:table-cell>
          <table:table-cell table:style-name="ce83" table:formula="of:=LOOKUP([.A39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Biocontrol of Witches' Broom Disease in Mango with \textit{{Trichoderma}} spp., Under Field Conditions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1" calcext:value-type="float">
            <text:p>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5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76" table:formula="of:=LOOKUP([.A395]; [$'Journal Lookup Tables'.$A$2:.$B$22])" office:value-type="float" office:value="1" calcext:value-type="float">
            <office:annotation draw:style-name="gr5" draw:text-style-name="P2" svg:width="341.26pt" svg:height="50.49pt" svg:x="1274.94pt" svg:y="6221.14pt" draw:caption-point-x="-11.54pt" draw:caption-point-y="-19.13pt">
              <dc:date>2022-02-28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. Sparks</text:p>
            </office:annotation>
            <text:p>1</text:p>
          </table:table-cell>
          <table:table-cell table:style-name="ce83" table:formula="of:=LOOKUP([.A395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Surfer, MorLloyd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9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32" calcext:value-type="float">
            <text:p>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53" calcext:value-type="float">
            <office:annotation draw:style-name="gr5" draw:text-style-name="P2" svg:width="781.8pt" svg:height="42.75pt" svg:x="446.29pt" svg:y="6240.76pt" draw:caption-point-x="-11.54pt" draw:caption-point-y="-22.99pt">
              <dc:date>2022-02-28T00:00:00</dc:date>
              <text:p text:style-name="P1">changed from 69 to 53</text:p>
              <text:p text:style-name="P1"><text:tab/>-Emerson Del Ponte</text:p>
            </office:annotation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76" table:formula="of:=LOOKUP([.A396]; [$'Journal Lookup Tables'.$A$2:.$B$22])" office:value-type="float" office:value="1" calcext:value-type="float">
            <text:p>1</text:p>
          </table:table-cell>
          <table:table-cell table:style-name="ce83" table:formula="of:=LOOKUP([.A39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7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Vol3312015/NotasFitop/1407_1_2015.pdf</text:p>
          </table:table-cell>
          <table:table-cell table:style-name="ce76" table:formula="of:=LOOKUP([.A397]; [$'Journal Lookup Tables'.$A$2:.$B$22])" office:value-type="float" office:value="1" calcext:value-type="float">
            <text:p>1</text:p>
          </table:table-cell>
          <table:table-cell table:style-name="ce83" table:formula="of:=LOOKUP([.A397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210.27pt" svg:height="42.75pt" svg:x="2446.33pt" svg:y="6256.49pt" draw:caption-point-x="-11.54pt" draw:caption-point-y="-22.96pt">
              <dc:date>2022-02-28T00:00:00</dc:date>
              <text:p text:style-name="P1">Is this the same Image tools as above?</text:p>
              <text:p text:style-name="P1"><text:tab/>-Adam H. Sparks</text:p>
            </office:annotation>
            <text:p>Image tools, 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Diagrammatic Scale Severity for Tar Spot Complex in Maize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8781/R.MEX.FIT.1709-2</text:p>
          </table:table-cell>
          <table:table-cell table:style-name="ce65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98]; [$'Journal Lookup Tables'.$A$2:.$B$22])" office:value-type="float" office:value="1" calcext:value-type="float">
            <text:p>1</text:p>
          </table:table-cell>
          <table:table-cell table:style-name="ce83" table:formula="of:=LOOKUP([.A39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C Main Workbench 7, TreeGraph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8781/R.MEX.FIT.1710-3</text:p>
          </table:table-cell>
          <table:table-cell table:style-name="ce65" table:formula="of:=concat(&quot;https://dx.doi.org/&quot;; [.F39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99]; [$'Journal Lookup Tables'.$A$2:.$B$22])" office:value-type="float" office:value="1" calcext:value-type="float">
            <text:p>1</text:p>
          </table:table-cell>
          <table:table-cell table:style-name="ce83" table:formula="of:=LOOKUP([.A399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44" calcext:value-type="float">
            <text:p>4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09-2</text:p>
          </table:table-cell>
          <table:table-cell table:style-name="ce68" table:formula="of:=concat(&quot;https://dx.doi.org/&quot;; [.F40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0]; [$'Journal Lookup Tables'.$A$2:.$B$22])" office:value-type="float" office:value="1" calcext:value-type="float">
            <text:p>1</text:p>
          </table:table-cell>
          <table:table-cell table:style-name="ce83" table:formula="of:=LOOKUP([.A400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mageTool, SA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8" calcext:value-type="float">
            <text:p>9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4</text:p>
          </table:table-cell>
          <table:table-cell table:style-name="ce68" table:formula="of:=concat(&quot;https://dx.doi.org/&quot;; [.F40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1]; [$'Journal Lookup Tables'.$A$2:.$B$22])" office:value-type="float" office:value="1" calcext:value-type="float">
            <text:p>1</text:p>
          </table:table-cell>
          <table:table-cell table:style-name="ce83" table:formula="of:=LOOKUP([.A40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830.13pt" svg:height="42.75pt" svg:x="1616.2pt" svg:y="6319.5pt" draw:caption-point-x="-11.54pt" draw:caption-point-y="-22.99pt">
              <dc:date>2022-02-28T00:00:00</dc:date>
              <text:p text:style-name="P1">R was clearly used (ggplot2 figures) but no citation.</text:p>
              <text:p text:style-name="P1"><text:tab/>-Adam H. Sparks</text:p>
            </office:annotation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AxioVision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43" calcext:value-type="float">
            <text:p>14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1</text:p>
          </table:table-cell>
          <table:table-cell table:style-name="ce68" table:formula="of:=concat(&quot;https://dx.doi.org/&quot;; [.F40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2]; [$'Journal Lookup Tables'.$A$2:.$B$22])" office:value-type="float" office:value="1" calcext:value-type="float">
            <text:p>1</text:p>
          </table:table-cell>
          <table:table-cell table:style-name="ce83" table:formula="of:=LOOKUP([.A40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Variowin, Surfer 9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66" calcext:value-type="float">
            <text:p>6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2008-1</text:p>
          </table:table-cell>
          <table:table-cell table:style-name="ce68" table:formula="of:=concat(&quot;https://dx.doi.org/&quot;; [.F40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3]; [$'Journal Lookup Tables'.$A$2:.$B$22])" office:value-type="float" office:value="1" calcext:value-type="float">
            <text:p>1</text:p>
          </table:table-cell>
          <table:table-cell table:style-name="ce83" table:formula="of:=LOOKUP([.A40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106"/>
          <table:table-cell table:style-name="ce38" table:number-columns-repeated="8"/>
          <table:table-cell table:style-name="ce106"/>
          <table:table-cell table:style-name="ce38"/>
          <table:table-cell table:style-name="ce106"/>
          <table:table-cell table:style-name="ce38"/>
          <table:table-cell table:style-name="ce106"/>
          <table:table-cell table:style-name="ce38" table:number-columns-repeated="3"/>
          <table:table-cell table:style-name="ce120"/>
          <table:table-cell table:style-name="ce38"/>
          <table:table-cell table:style-name="ce106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66" table:formula="of:=concat(&quot;https://dx.doi.org/&quot;; [.F404])" office:value-type="string" office:string-value="" calcext:value-type="error">
            <text:p>#NAME?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77" table:formula="of:=LOOKUP([.A404]; [$'Journal Lookup Tables'.$A$2:.$B$22])" office:value-type="float" office:value="1" calcext:value-type="float">
            <text:p>1</text:p>
          </table:table-cell>
          <table:table-cell table:style-name="ce84" table:formula="of:=LOOKUP([.A404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66" table:formula="of:=concat(&quot;https://dx.doi.org/&quot;; [.F405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77" table:formula="of:=LOOKUP([.A405]; [$'Journal Lookup Tables'.$A$2:.$B$22])" office:value-type="float" office:value="1" calcext:value-type="float">
            <text:p>1</text:p>
          </table:table-cell>
          <table:table-cell table:style-name="ce84" table:formula="of:=LOOKUP([.A405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x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50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538.95pt" svg:height="42.75pt" svg:x="808.98pt" svg:y="6398.25pt" draw:caption-point-x="-11.54pt" draw:caption-point-y="-22.99pt">
              <dc:date>2022-02-28T00:00:00</dc:date>
              <text:p text:style-name="P1">Several articles from this journal for 2020 were already assigned. This is the next unassigned article w/ a DOI</text:p>
              <text:p text:style-name="P1"><text:tab/>-Adam H. Sparks</text:p>
            </office:annotation>
            <text:p><text:a xlink:href="http://dx.doi.org/10.18781/R.MEX.FIT.2002-4" xlink:type="simple">10.18781/R.MEX.FIT.2002-4</text:a></text:p>
          </table:table-cell>
          <table:table-cell table:style-name="ce67" table:formula="of:=concat(&quot;https://dx.doi.org/&quot;; [.F406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78" table:formula="of:=LOOKUP([.A406]; [$'Journal Lookup Tables'.$A$2:.$B$22])" office:value-type="float" office:value="1" calcext:value-type="float">
            <text:p>1</text:p>
          </table:table-cell>
          <table:table-cell table:style-name="ce85" table:formula="of:=LOOKUP([.A406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CLUsTAL-W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70" table:formula="of:=concat(&quot;https://dx.doi.org/&quot;; [.F407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407]; [$'Journal Lookup Tables'.$A$2:.$B$22])" office:value-type="float" office:value="1" calcext:value-type="float">
            <text:p>1</text:p>
          </table:table-cell>
          <table:table-cell table:style-name="ce87" table:formula="of:=LOOKUP([.A407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53" office:value-type="string" calcext:value-type="string">
            <text:p><text:a xlink:href="https://doi.org/10.18781/R.MEX.FIT.2101-5" xlink:type="simple">Zach</text:a>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70" table:formula="of:=concat(&quot;https://dx.doi.org/&quot;; [.F408])" office:value-type="string" office:string-value="" calcext:value-type="error">
            <text:p>#NAME?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80" table:formula="of:=LOOKUP([.A408]; [$'Journal Lookup Tables'.$A$2:.$B$22])" office:value-type="float" office:value="1" calcext:value-type="float">
            <text:p>1</text:p>
          </table:table-cell>
          <table:table-cell table:style-name="ce87" table:formula="of:=LOOKUP([.A408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7" draw:text-style-name="P2" svg:width="538.95pt" svg:height="168.75pt" svg:x="808.98pt" svg:y="6445.5pt" draw:caption-point-x="-11.54pt" draw:caption-point-y="-22.99pt">
              <dc:date>2022-02-28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.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. Sparks</text:p>
              <text:p text:style-name="P1">And this DOI hasn't been used yet, so I think we're safe.</text:p>
              <text:p text:style-name="P1"><text:tab/>-Adam H. Sparks</text:p>
            </office:annotation>
            <text:p>10.1007/s40858-014-0001-9</text:p>
          </table:table-cell>
          <table:table-cell table:style-name="ce65" table:formula="of:=concat(&quot;https://dx.doi.org/&quot;; [.F4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2. Selected first article in Dec. 2015</text:p>
          </table:table-cell>
          <table:table-cell table:style-name="ce76" table:formula="of:=LOOKUP([.A409]; [$'Journal Lookup Tables'.$A$2:.$B$22])" office:value-type="string" office:string-value="BOTH" calcext:value-type="string">
            <text:p>BOTH</text:p>
          </table:table-cell>
          <table:table-cell table:style-name="ce83" table:formula="of:=LOOKUP([.A40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Dec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5--10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The Host Status Of Coffee \textit{{Coffea arabica}} To \textit{{Ralstonia solanacearum}} Phylotype I Isolates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04-1</text:p>
          </table:table-cell>
          <table:table-cell table:style-name="ce65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nly goes back to 2015, selected article from 2015 with page 20 contained</text:p>
          </table:table-cell>
          <table:table-cell table:style-name="ce76" table:formula="of:=LOOKUP([.A410]; [$'Journal Lookup Tables'.$A$2:.$B$22])" office:value-type="string" office:string-value="BOTH" calcext:value-type="string">
            <text:p>BOTH</text:p>
          </table:table-cell>
          <table:table-cell table:style-name="ce83" table:formula="of:=LOOKUP([.A41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10-3</text:p>
          </table:table-cell>
          <table:table-cell table:style-name="ce65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first article in Apr. 2015</text:p>
          </table:table-cell>
          <table:table-cell table:style-name="ce76" table:formula="of:=LOOKUP([.A411]; [$'Journal Lookup Tables'.$A$2:.$B$22])" office:value-type="string" office:string-value="BOTH" calcext:value-type="string">
            <text:p>BOTH</text:p>
          </table:table-cell>
          <table:table-cell table:style-name="ce83" table:formula="of:=LOOKUP([.A41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23-y</text:p>
          </table:table-cell>
          <table:table-cell table:style-name="ce65" table:formula="of:=concat(&quot;https://dx.doi.org/&quot;; [.F41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article containing PN 111 in Apr. 2015</text:p>
          </table:table-cell>
          <table:table-cell table:style-name="ce76" table:formula="of:=LOOKUP([.A412]; [$'Journal Lookup Tables'.$A$2:.$B$22])" office:value-type="string" office:string-value="BOTH" calcext:value-type="string">
            <text:p>BOTH</text:p>
          </table:table-cell>
          <table:table-cell table:style-name="ce83" table:formula="of:=LOOKUP([.A41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TreeView, CorelDRAW, RDP, DnaSP, DataMonkey Serv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40858-015-0052-6</text:p>
          </table:table-cell>
          <table:table-cell table:style-name="ce65" table:formula="of:=concat(&quot;https://dx.doi.org/&quot;; [.F41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second article in Dec. 2015</text:p>
          </table:table-cell>
          <table:table-cell table:style-name="ce76" table:formula="of:=LOOKUP([.A413]; [$'Journal Lookup Tables'.$A$2:.$B$22])" office:value-type="string" office:string-value="BOTH" calcext:value-type="string">
            <text:p>BOTH</text:p>
          </table:table-cell>
          <table:table-cell table:style-name="ce83" table:formula="of:=LOOKUP([.A41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6" calcext:value-type="float">
            <text:p>6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62--36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13" office:value-type="string" calcext:value-type="string">
            <text:p>Tillage system effect on the epidemic of soybean brown spot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40858-015-0015-y</text:p>
          </table:table-cell>
          <table:table-cell table:style-name="ce65" table:formula="of:=concat(&quot;https://dx.doi.org/&quot;; [.F4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14]; [$'Journal Lookup Tables'.$A$2:.$B$22])" office:value-type="string" office:string-value="BOTH" calcext:value-type="string">
            <text:p>BOTH</text:p>
          </table:table-cell>
          <table:table-cell table:style-name="ce83" table:formula="of:=LOOKUP([.A414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PS Explorer, MASCO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ao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in-Xin Gao, Tong Liu, Jie Chen, Ya-Qian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9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6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14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36" office:value-type="string" calcext:value-type="string">
            <text:p>NA</text:p>
          </table:table-cell>
          <table:table-cell table:style-name="ce109" office:value-type="float" office:value="40" calcext:value-type="float">
            <text:p>40</text:p>
          </table:table-cell>
          <table:table-cell table:style-name="ce59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8-0258-5</text:p>
          </table:table-cell>
          <table:table-cell table:style-name="ce65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5]; [$'Journal Lookup Tables'.$A$2:.$B$22])" office:value-type="string" office:string-value="BOTH" calcext:value-type="string">
            <text:p>BOTH</text:p>
          </table:table-cell>
          <table:table-cell table:style-name="ce83" table:formula="of:=LOOKUP([.A41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0858-016-0124-2</text:p>
          </table:table-cell>
          <table:table-cell table:style-name="ce65" table:formula="of:=concat(&quot;https://dx.doi.org/&quot;; [.F41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16]; [$'Journal Lookup Tables'.$A$2:.$B$22])" office:value-type="string" office:string-value="BOTH" calcext:value-type="string">
            <text:p>BOTH</text:p>
          </table:table-cell>
          <table:table-cell table:style-name="ce83" table:formula="of:=LOOKUP([.A416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 W,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7-0182-0</text:p>
          </table:table-cell>
          <table:table-cell table:style-name="ce65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7]; [$'Journal Lookup Tables'.$A$2:.$B$22])" office:value-type="string" office:string-value="BOTH" calcext:value-type="string">
            <text:p>BOTH</text:p>
          </table:table-cell>
          <table:table-cell table:style-name="ce83" table:formula="of:=LOOKUP([.A41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Tropical Plant Pathology</text:p>
          </table:table-cell>
          <table:table-cell table:style-name="ce48" office:value-type="string" calcext:value-type="string">
            <text:p>Trop Plant 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0858-019-00330-y</text:p>
          </table:table-cell>
          <table:table-cell table:style-name="ce68" table:formula="of:=concat(&quot;https://dx.doi.org/&quot;; [.F418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18]; [$'Journal Lookup Tables'.$A$2:.$B$22])" office:value-type="string" office:string-value="BOTH" calcext:value-type="string">
            <text:p>BOTH</text:p>
          </table:table-cell>
          <table:table-cell table:style-name="ce83" table:formula="of:=LOOKUP([.A418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rinity tool, BLAST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54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66" table:formula="of:=concat(&quot;https://dx.doi.org/&quot;; [.F419])" office:value-type="string" office:string-value="" calcext:value-type="error">
            <text:p>#NAME?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77" table:formula="of:=LOOKUP([.A419]; [$'Journal Lookup Tables'.$A$2:.$B$22])" office:value-type="string" office:string-value="BOTH" calcext:value-type="string">
            <text:p>BOTH</text:p>
          </table:table-cell>
          <table:table-cell table:style-name="ce84" table:formula="of:=LOOKUP([.A41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54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66" table:formula="of:=concat(&quot;https://dx.doi.org/&quot;; [.F42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20]; [$'Journal Lookup Tables'.$A$2:.$B$22])" office:value-type="string" office:string-value="BOTH" calcext:value-type="string">
            <text:p>BOTH</text:p>
          </table:table-cell>
          <table:table-cell table:style-name="ce84" table:formula="of:=LOOKUP([.A420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54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66" table:formula="of:=concat(&quot;https://dx.doi.org/&quot;; [.F42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21]; [$'Journal Lookup Tables'.$A$2:.$B$22])" office:value-type="string" office:string-value="BOTH" calcext:value-type="string">
            <text:p>BOTH</text:p>
          </table:table-cell>
          <table:table-cell table:style-name="ce84" table:formula="of:=LOOKUP([.A421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69" table:formula="of:=concat(&quot;https://dx.doi.org/&quot;; [.F422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paper was selected. This one is a review</text:p>
          </table:table-cell>
          <table:table-cell table:style-name="ce79" table:formula="of:=LOOKUP([.A422]; [$'Journal Lookup Tables'.$A$2:.$B$22])" office:value-type="string" office:string-value="BOTH" calcext:value-type="string">
            <text:p>BOTH</text:p>
          </table:table-cell>
          <table:table-cell table:style-name="ce86" table:formula="of:=LOOKUP([.A42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GENODIVE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69" table:formula="of:=concat(&quot;https://dx.doi.org/&quot;; [.F423])" office:value-type="string" office:string-value="" calcext:value-type="error">
            <text:p>#NAME?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79" table:formula="of:=LOOKUP([.A423]; [$'Journal Lookup Tables'.$A$2:.$B$22])" office:value-type="string" office:string-value="BOTH" calcext:value-type="string">
            <text:p>BOTH</text:p>
          </table:table-cell>
          <table:table-cell table:style-name="ce86" table:formula="of:=LOOKUP([.A423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69" table:formula="of:=concat(&quot;https://dx.doi.org/&quot;; [.F424])" office:value-type="string" office:string-value="" calcext:value-type="error">
            <text:p>#NAME?</text:p>
          </table:table-cell>
          <table:table-cell table:style-name="ce12"/>
          <table:table-cell table:style-name="ce79" table:formula="of:=LOOKUP([.A424]; [$'Journal Lookup Tables'.$A$2:.$B$22])" office:value-type="string" office:string-value="BOTH" calcext:value-type="string">
            <text:p>BOTH</text:p>
          </table:table-cell>
          <table:table-cell table:style-name="ce86" table:formula="of:=LOOKUP([.A42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e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67" table:formula="of:=concat(&quot;https://dx.doi.org/&quot;; [.F425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425]; [$'Journal Lookup Tables'.$A$2:.$B$22])" office:value-type="string" office:string-value="BOTH" calcext:value-type="string">
            <text:p>BOTH</text:p>
          </table:table-cell>
          <table:table-cell table:style-name="ce85" table:formula="of:=LOOKUP([.A425]; [$'Journal Lookup Tables'.$F$2:.$G$22])" office:value-type="float" office:value="3" calcext:value-type="float">
            <text:p>3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C Workbench, MEGA, RDP 4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70" table:formula="of:=concat(&quot;https://dx.doi.org/&quot;; [.F426])" office:value-type="string" office:string-value="" calcext:value-type="error">
            <text:p>#NAME?</text:p>
          </table:table-cell>
          <table:table-cell table:style-name="ce14"/>
          <table:table-cell table:style-name="ce80" table:formula="of:=LOOKUP([.A426]; [$'Journal Lookup Tables'.$A$2:.$B$22])" office:value-type="string" office:string-value="BOTH" calcext:value-type="string">
            <text:p>BOTH</text:p>
          </table:table-cell>
          <table:table-cell table:style-name="ce87" table:formula="of:=LOOKUP([.A426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, BLAST, Primer 3 Plu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200</text:p>
          </table:table-cell>
          <table:table-cell table:style-name="ce65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3 in Plant Viruses section</text:p>
          </table:table-cell>
          <table:table-cell table:style-name="ce76" table:formula="of:=LOOKUP([.A427]; [$'Journal Lookup Tables'.$A$2:.$B$22])" office:value-type="float" office:value="1" calcext:value-type="float">
            <text:p>1</text:p>
          </table:table-cell>
          <table:table-cell table:style-name="ce83" table:formula="of:=LOOKUP([.A42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65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3 in Plant Viruses section</text:p>
          </table:table-cell>
          <table:table-cell table:style-name="ce76" table:formula="of:=LOOKUP([.A428]; [$'Journal Lookup Tables'.$A$2:.$B$22])" office:value-type="float" office:value="1" calcext:value-type="float">
            <text:p>1</text:p>
          </table:table-cell>
          <table:table-cell table:style-name="ce83" table:formula="of:=LOOKUP([.A42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Irfan Ali, Imran Amin, Rob W Briddon, Shahid Mansoor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jul</text:p>
          </table:table-cell>
          <table:table-cell table:style-name="ce37"/>
          <table:table-cell table:style-name="ce111" office:value-type="string" calcext:value-type="string">
            <text:p>NA</text:p>
          </table:table-cell>
          <table:table-cell table:style-name="ce37"/>
          <table:table-cell table:style-name="ce111" office:value-type="string" calcext:value-type="string">
            <text:p>231--</text:p>
          </table:table-cell>
          <table:table-cell table:style-name="ce37" table:number-columns-repeated="3"/>
          <table:table-cell table:style-name="ce121" office:value-type="string" calcext:value-type="string">
            <text:p>Artificial microRNA-mediated resistance against the monopartite begomovirus Cotton leaf curl Burewala virus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173</text:p>
          </table:table-cell>
          <table:table-cell table:style-name="ce65" table:formula="of:=concat(&quot;https://dx.doi.org/&quot;; [.F429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3 in Plant Viruses section</text:p>
          </table:table-cell>
          <table:table-cell table:style-name="ce76" table:formula="of:=LOOKUP([.A429]; [$'Journal Lookup Tables'.$A$2:.$B$22])" office:value-type="float" office:value="1" calcext:value-type="float">
            <text:p>1</text:p>
          </table:table-cell>
          <table:table-cell table:style-name="ce83" table:formula="of:=LOOKUP([.A42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81</text:p>
          </table:table-cell>
          <table:table-cell table:style-name="ce65" table:formula="of:=concat(&quot;https://dx.doi.org/&quot;; [.F430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ourth article from 2014 in Plant Viruses section</text:p>
          </table:table-cell>
          <table:table-cell table:style-name="ce76" table:formula="of:=LOOKUP([.A430]; [$'Journal Lookup Tables'.$A$2:.$B$22])" office:value-type="float" office:value="1" calcext:value-type="float">
            <text:p>1</text:p>
          </table:table-cell>
          <table:table-cell table:style-name="ce83" table:formula="of:=LOOKUP([.A43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olecular Annotation System 3.0 (MAS 3.0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1-55" xlink:type="simple">10.1186/1743-422X-11-55</text:a></text:p>
          </table:table-cell>
          <table:table-cell table:style-name="ce65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4 in Plant Viruses section</text:p>
          </table:table-cell>
          <table:table-cell table:style-name="ce76" table:formula="of:=LOOKUP([.A431]; [$'Journal Lookup Tables'.$A$2:.$B$22])" office:value-type="float" office:value="1" calcext:value-type="float">
            <text:p>1</text:p>
          </table:table-cell>
          <table:table-cell table:style-name="ce83" table:formula="of:=LOOKUP([.A43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66</text:p>
          </table:table-cell>
          <table:table-cell table:style-name="ce65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4 in Plant Viruses section</text:p>
          </table:table-cell>
          <table:table-cell table:style-name="ce76" table:formula="of:=LOOKUP([.A432]; [$'Journal Lookup Tables'.$A$2:.$B$22])" office:value-type="float" office:value="1" calcext:value-type="float">
            <text:p>1</text:p>
          </table:table-cell>
          <table:table-cell table:style-name="ce83" table:formula="of:=LOOKUP([.A432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UP, FigTre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86/1743-422x-11-19</text:p>
          </table:table-cell>
          <table:table-cell table:style-name="ce65" table:formula="of:=concat(&quot;https://dx.doi.org/&quot;; [.F43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4 in Plant Viruses section</text:p>
          </table:table-cell>
          <table:table-cell table:style-name="ce76" table:formula="of:=LOOKUP([.A433]; [$'Journal Lookup Tables'.$A$2:.$B$22])" office:value-type="float" office:value="1" calcext:value-type="float">
            <text:p>1</text:p>
          </table:table-cell>
          <table:table-cell table:style-name="ce83" table:formula="of:=LOOKUP([.A433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dobe Photoshop CS2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8" office:value-type="string" calcext:value-type="string">
            <text:p>Cocksfoot mottle virus coat protein is dispensable for the systemic infection</text:p>
          </table:table-cell>
          <table:table-cell table:style-name="ce35" office:value-type="string" calcext:value-type="string">
            <text:p>NA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32-2</text:p>
          </table:table-cell>
          <table:table-cell table:style-name="ce65" table:formula="of:=concat(&quot;https://dx.doi.org/&quot;; [.F434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5 in Plant Viruses section</text:p>
          </table:table-cell>
          <table:table-cell table:style-name="ce76" table:formula="of:=LOOKUP([.A434]; [$'Journal Lookup Tables'.$A$2:.$B$22])" office:value-type="float" office:value="1" calcext:value-type="float">
            <text:p>1</text:p>
          </table:table-cell>
          <table:table-cell table:style-name="ce83" table:formula="of:=LOOKUP([.A43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ustom made not availabl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40-2</text:p>
          </table:table-cell>
          <table:table-cell table:style-name="ce65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5 in Plant Viruses section</text:p>
          </table:table-cell>
          <table:table-cell table:style-name="ce76" table:formula="of:=LOOKUP([.A435]; [$'Journal Lookup Tables'.$A$2:.$B$22])" office:value-type="float" office:value="1" calcext:value-type="float">
            <text:p>1</text:p>
          </table:table-cell>
          <table:table-cell table:style-name="ce83" table:formula="of:=LOOKUP([.A4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57-3</text:p>
          </table:table-cell>
          <table:table-cell table:style-name="ce65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6]; [$'Journal Lookup Tables'.$A$2:.$B$22])" office:value-type="float" office:value="1" calcext:value-type="float">
            <text:p>1</text:p>
          </table:table-cell>
          <table:table-cell table:style-name="ce83" table:formula="of:=LOOKUP([.A4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, RDP4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61-7</text:p>
          </table:table-cell>
          <table:table-cell table:style-name="ce65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6 in Plant Viruses section</text:p>
          </table:table-cell>
          <table:table-cell table:style-name="ce76" table:formula="of:=LOOKUP([.A437]; [$'Journal Lookup Tables'.$A$2:.$B$22])" office:value-type="float" office:value="1" calcext:value-type="float">
            <text:p>1</text:p>
          </table:table-cell>
          <table:table-cell table:style-name="ce83" table:formula="of:=LOOKUP([.A43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EGA, DNASta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716-6</text:p>
          </table:table-cell>
          <table:table-cell table:style-name="ce65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5th article to match 35 pages</text:p>
          </table:table-cell>
          <table:table-cell table:style-name="ce76" table:formula="of:=LOOKUP([.A438]; [$'Journal Lookup Tables'.$A$2:.$B$22])" office:value-type="float" office:value="1" calcext:value-type="float">
            <text:p>1</text:p>
          </table:table-cell>
          <table:table-cell table:style-name="ce83" table:formula="of:=LOOKUP([.A43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03-8</text:p>
          </table:table-cell>
          <table:table-cell table:style-name="ce65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10th article of the year</text:p>
          </table:table-cell>
          <table:table-cell table:style-name="ce76" table:formula="of:=LOOKUP([.A439]; [$'Journal Lookup Tables'.$A$2:.$B$22])" office:value-type="float" office:value="1" calcext:value-type="float">
            <text:p>1</text:p>
          </table:table-cell>
          <table:table-cell table:style-name="ce83" table:formula="of:=LOOKUP([.A4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ven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10-9</text:p>
          </table:table-cell>
          <table:table-cell table:style-name="ce65" table:formula="of:=concat(&quot;https://dx.doi.org/&quot;; [.F440])" office:value-type="string" office:string-value="" calcext:value-type="error">
            <text:p>#NAME?</text:p>
          </table:table-cell>
          <table:table-cell table:style-name="ce37" office:value-type="string" calcext:value-type="string">
            <text:p>11th article</text:p>
          </table:table-cell>
          <table:table-cell table:style-name="ce76" table:formula="of:=LOOKUP([.A440]; [$'Journal Lookup Tables'.$A$2:.$B$22])" office:value-type="float" office:value="1" calcext:value-type="float">
            <text:p>1</text:p>
          </table:table-cell>
          <table:table-cell table:style-name="ce83" table:formula="of:=LOOKUP([.A44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33-2</text:p>
          </table:table-cell>
          <table:table-cell table:style-name="ce65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41]; [$'Journal Lookup Tables'.$A$2:.$B$22])" office:value-type="float" office:value="1" calcext:value-type="float">
            <text:p>1</text:p>
          </table:table-cell>
          <table:table-cell table:style-name="ce83" table:formula="of:=LOOKUP([.A4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BioEdi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21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2" calcext:value-type="float">
            <text:p>2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86/s12985-018-0931-9</text:p>
          </table:table-cell>
          <table:table-cell table:style-name="ce65" table:formula="of:=concat(&quot;https://dx.doi.org/&quot;; [.F4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42]; [$'Journal Lookup Tables'.$A$2:.$B$22])" office:value-type="float" office:value="1" calcext:value-type="float">
            <text:p>1</text:p>
          </table:table-cell>
          <table:table-cell table:style-name="ce83" table:formula="of:=LOOKUP([.A44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JmodelTest, FigTree, PhyM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15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Virology Journal (Plant Viruses Section)</text:p>
          </table:table-cell>
          <table:table-cell table:style-name="ce48" office:value-type="string" calcext:value-type="string">
            <text:p>Virol J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86/s12985-018-1106-4</text:p>
          </table:table-cell>
          <table:table-cell table:style-name="ce68" table:formula="of:=concat(&quot;https://dx.doi.org/&quot;; [.F44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43]; [$'Journal Lookup Tables'.$A$2:.$B$22])" office:value-type="float" office:value="1" calcext:value-type="float">
            <text:p>1</text:p>
          </table:table-cell>
          <table:table-cell table:style-name="ce83" table:formula="of:=LOOKUP([.A443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office:annotation draw:style-name="gr5" draw:text-style-name="P2" svg:width="210.27pt" svg:height="61.68pt" svg:x="2446.33pt" svg:y="6971.53pt" draw:caption-point-x="-11.54pt" draw:caption-point-y="-13.52pt">
              <dc:date>2022-02-28T00:00:00</dc:date>
              <text:p text:style-name="P1">Likely others in here but the paper isn't written clearly enough for someone who's not familiar with this subject matter to discern what software packages were used.</text:p>
              <text:p text:style-name="P1"><text:tab/>-Adam H. Sparks</text:p>
            </office:annotation>
            <text:p>MEGA, Clustal W, DoBo, ROSETTA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6" office:value-type="string" calcext:value-type="string">
            <text:p>Virol J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54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66" table:formula="of:=concat(&quot;https://dx.doi.org/&quot;; [.F44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44]; [$'Journal Lookup Tables'.$A$2:.$B$22])" office:value-type="float" office:value="1" calcext:value-type="float">
            <text:p>1</text:p>
          </table:table-cell>
          <table:table-cell table:style-name="ce84" table:formula="of:=LOOKUP([.A44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FX Manager Software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13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69" table:formula="of:=concat(&quot;https://dx.doi.org/&quot;; [.F445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79" table:formula="of:=LOOKUP([.A445]; [$'Journal Lookup Tables'.$A$2:.$B$22])" office:value-type="float" office:value="1" calcext:value-type="float">
            <text:p>1</text:p>
          </table:table-cell>
          <table:table-cell table:style-name="ce86" table:formula="of:=LOOKUP([.A44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everal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69" table:formula="of:=concat(&quot;https://dx.doi.org/&quot;; [.F446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79" table:formula="of:=LOOKUP([.A446]; [$'Journal Lookup Tables'.$A$2:.$B$22])" office:value-type="float" office:value="1" calcext:value-type="float">
            <text:p>1</text:p>
          </table:table-cell>
          <table:table-cell table:style-name="ce86" table:formula="of:=LOOKUP([.A44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everal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69" table:formula="of:=concat(&quot;https://dx.doi.org/&quot;; [.F447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79" table:formula="of:=LOOKUP([.A447]; [$'Journal Lookup Tables'.$A$2:.$B$22])" office:value-type="float" office:value="1" calcext:value-type="float">
            <text:p>1</text:p>
          </table:table-cell>
          <table:table-cell table:style-name="ce86" table:formula="of:=LOOKUP([.A44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everal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8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67" table:formula="of:=concat(&quot;https://dx.doi.org/&quot;; [.F448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78" table:formula="of:=LOOKUP([.A448]; [$'Journal Lookup Tables'.$A$2:.$B$22])" office:value-type="float" office:value="1" calcext:value-type="float">
            <text:p>1</text:p>
          </table:table-cell>
          <table:table-cell table:style-name="ce85" table:formula="of:=LOOKUP([.A448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PSS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16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70" table:formula="of:=concat(&quot;https://dx.doi.org/&quot;; [.F449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80" table:formula="of:=LOOKUP([.A449]; [$'Journal Lookup Tables'.$A$2:.$B$22])" office:value-type="float" office:value="1" calcext:value-type="float">
            <text:p>1</text:p>
          </table:table-cell>
          <table:table-cell table:style-name="ce87" table:formula="of:=LOOKUP([.A449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Stylet+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70" table:formula="of:=concat(&quot;https://dx.doi.org/&quot;; [.F450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80" table:formula="of:=LOOKUP([.A450]; [$'Journal Lookup Tables'.$A$2:.$B$22])" office:value-type="float" office:value="1" calcext:value-type="float">
            <text:p>1</text:p>
          </table:table-cell>
          <table:table-cell table:style-name="ce87" table:formula="of:=LOOKUP([.A450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ltiplate RQ softwa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70" table:formula="of:=concat(&quot;https://dx.doi.org/&quot;; [.F451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01. No software mentioned, but there were plots.</text:p>
          </table:table-cell>
          <table:table-cell table:style-name="ce80" table:formula="of:=LOOKUP([.A451]; [$'Journal Lookup Tables'.$A$2:.$B$22])" office:value-type="float" office:value="1" calcext:value-type="float">
            <text:p>1</text:p>
          </table:table-cell>
          <table:table-cell table:style-name="ce87" table:formula="of:=LOOKUP([.A451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9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mplate.$A$1" table:cell-range-address="$article_evaluations.$A$1:.$AR$451"/>
        </table:named-expressions>
        <calcext:conditional-formats>
          <calcext:conditional-format calcext:target-range-address="article_evaluations.A1:article_evaluations.AR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43" table:default-cell-style-name="Default"/>
        <table:table-column table:style-name="co1" table:number-columns-repeated="1017" table:default-cell-style-name="Default"/>
        <table:table-row table:style-name="ro1">
          <table:table-cell table:style-name="ce124" office:value-type="string" calcext:value-type="string">
            <text:p>Journal</text:p>
          </table:table-cell>
          <table:table-cell table:style-name="ce126" office:value-type="string" calcext:value-type="string">
            <text:p>open</text:p>
          </table:table-cell>
          <table:table-cell table:style-name="ce126" table:number-columns-repeated="3"/>
          <table:table-cell table:style-name="ce124" office:value-type="string" calcext:value-type="string">
            <text:p>Journal</text:p>
          </table:table-cell>
          <table:table-cell table:style-name="ce129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Journal of General Plant Pathology</text:p>
          </table:table-cell>
          <table:table-cell table:style-name="ce128" office:value-type="string" calcext:value-type="string">
            <text:p>BOTH</text:p>
          </table:table-cell>
          <table:table-cell table:style-name="ce125" table:number-columns-repeated="3"/>
          <table:table-cell table:style-name="ce125" office:value-type="string" calcext:value-type="string">
            <text:p>Journal of General Plant Pathology</text:p>
          </table:table-cell>
          <table:table-cell table:style-name="ce131" office:value-type="float" office:value="2" calcext:value-type="float">
            <text:p>2</text:p>
          </table:table-cell>
          <table:table-cell table:style-name="ce125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2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30" office:value-type="float" office:value="2.5" calcext:value-type="float">
            <office:annotation draw:style-name="gr5" draw:text-style-name="P2" svg:width="320.6pt" svg:height="50.49pt" svg:x="773.94pt" svg:y="176.88pt" draw:caption-point-x="-11.54pt" draw:caption-point-y="-19.11pt">
              <dc:date>2022-02-28T00:00:00</dc:date>
              <text:p text:style-name="P1">I'd rate these as three, but the full code and data instructions only seem to apply to the resource announcements not to regular research articles.</text:p>
              <text:p text:style-name="P1"><text:tab/>-Adam H. Sparks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2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30" office:value-type="float" office:value="0" calcext:value-type="float">
            <office:annotation draw:style-name="gr5" draw:text-style-name="P2" svg:width="320.6pt" svg:height="50.49pt" svg:x="773.94pt" svg:y="239.9pt" draw:caption-point-x="-11.54pt" draw:caption-point-y="-19.13pt">
              <dc:date>2022-02-28T00:00:00</dc:date>
              <text:p text:style-name="P1">There is a page but it's "Under Construction", https://journals.fupress.net/research-integrity/research-data/</text:p>
              <text:p text:style-name="P1"><text:tab/>-Adam H. Sparks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3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3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3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2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2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2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27"/>
          <table:table-cell table:number-columns-repeated="4"/>
          <table:table-cell table:style-name="ce130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1" table:number-columns-repeated="1021" table:default-cell-style-name="Default"/>
        <table:table-row table:style-name="ro1">
          <table:table-cell table:style-name="ce124" office:value-type="string" calcext:value-type="string">
            <text:p>journal</text:p>
          </table:table-cell>
          <table:table-cell table:style-name="ce124" office:value-type="string" calcext:value-type="string">
            <text:p>IF_2year</text:p>
          </table:table-cell>
          <table:table-cell table:style-name="ce124" office:value-type="string" calcext:value-type="string">
            <text:p>IF_5year</text:p>
          </table:table-cell>
          <table:table-cell table:style-name="ce124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Revista Mexicana de Fitopatología</text:p>
          </table:table-cell>
          <table:table-cell table:number-columns-repeated="2" table:style-name="ce127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32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article_evaluations.A1:article_evaluations.AR4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Georgia" svg:font-family="Georgia"/>
    <style:font-face style:name="Roboto" svg:font-family="Roboto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356" meta:object-count="0"/>
    <meta:generator>LibreOfficeDev/6.0.5.2$Linux_X86_64 LibreOffice_project/</meta:generator>
  </office:meta>
</office:document-meta>
</file>